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24cm"/>
    </style:style>
    <style:style style:name="co2" style:family="table-column">
      <style:table-column-properties fo:break-before="auto" style:column-width="1.533cm"/>
    </style:style>
    <style:style style:name="co3" style:family="table-column">
      <style:table-column-properties fo:break-before="auto" style:column-width="1.207cm"/>
    </style:style>
    <style:style style:name="co4" style:family="table-column">
      <style:table-column-properties fo:break-before="auto" style:column-width="0.961cm"/>
    </style:style>
    <style:style style:name="co5" style:family="table-column">
      <style:table-column-properties fo:break-before="auto" style:column-width="16.157cm"/>
    </style:style>
    <style:style style:name="co6" style:family="table-column">
      <style:table-column-properties fo:break-before="auto" style:column-width="11.709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H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row table:style-name="ro1">
          <table:table-cell office:value-type="string" calcext:value-type="string">
            <text:p>PHP</text:p>
          </table:table-cell>
          <table:table-cell office:value-type="string" calcext:value-type="string">
            <text:p>front</text:p>
          </table:table-cell>
          <table:table-cell office:value-type="string" calcext:value-type="string">
            <text:p>intro</text:p>
          </table:table-cell>
          <table:table-cell office:value-type="string" calcext:value-type="string">
            <text:p>pv9j</text:p>
          </table:table-cell>
          <table:table-cell table:formula="of:=COM.MICROSOFT.CONCAT([.A1]; &quot;_&quot;;[.B1];&quot;_&quot;;[.C1];&quot;_&quot;;[.D1])" office:value-type="string" office:string-value="PHP_front_intro_pv9j" calcext:value-type="string">
            <text:p>PHP_front_intro_pv9j</text:p>
          </table:table-cell>
          <table:table-cell/>
          <table:table-cell office:value-type="string" calcext:value-type="string">
            <text:p># Introduction à Philippiens&lt;br&gt;&lt;br&gt;## Partie 1 : Introduction générale&lt;br&gt;&lt;br&gt;### Aperçu du Livre des Philippiens&lt;br&gt;&lt;br&gt;1. Salut, action de grâce et prière (1:1-11)&lt;br&gt;2. Rapport de Paul sur son ministère (1, 12-26)&lt;br&gt;3. Instructions&lt;br&gt; <text:s text:c="3"/>- Être inébranlable (1:27-30)&lt;br&gt; <text:s text:c="3"/>- Être uni (2:1-2)&lt;br&gt; <text:s text:c="3"/>- Être humble (2:3-11)&lt;br&gt; <text:s text:c="3"/>- Travailler à notre salut, Dieu agissant en vous (2:12-13)&lt;br&gt; <text:s text:c="3"/>- Être innocent et être une lumière (2:14-18)&lt;br&gt;1. Timothée et Épaphrodite (2:19-30)&lt;br&gt;1. Mise en garde contre les faux enseignants (3:1-4:1)&lt;br&gt;1. Instruction personnelle (4:2-5)&lt;br&gt;1. Réjouissez-vous et ne soyez pas anxieux (4:4-6)&lt;br&gt;1. Remarques finales&lt;br&gt; <text:s text:c="3"/>- Valeurs (4:8-9)&lt;br&gt; <text:s text:c="3"/>- Le contentement (4:10-20)&lt;br&gt; <text:s text:c="3"/>- Salutations finales (4:21-23)&lt;br&gt;&lt;br&gt;### Qui a écrit le livre aux Philippiens ?&lt;br&gt;&lt;br&gt;Paul a écrit le livre aux Philippiens. Paul était de la ville de Tarse. Il avait été connu sous le nom de Saul dans sa jeunesse. Avant de devenir chrétien, Paul était pharisien. Il a persécuté les chrétiens. Après être devenu chrétien, il a voyagé plusieurs fois à travers l’Empire romain pour parler de Jésus.&lt;br&gt;&lt;br&gt;Paul a écrit cette lettre alors qu’il était en prison à Rome.&lt;br&gt;&lt;br&gt;### De quoi parle le Livre des Philippiens ?&lt;br&gt;&lt;br&gt;Paul a écrit cette lettre aux croyants de Philippes, une ville de Macédoine. Il l’a écrite pour remercier les Philippiens du cadeau qu’ils lui avaient envoyé. Il voulait leur dire comment il allait en prison et les encourager à se réjouir même s’ils souffrent. Il leur a écrit aussi au sujet d’un homme nommé Épaphrodite. C’est lui qui a apporté le cadeau à Paul. Lors d’une visite à Paul, Épaphrodite est tombé malade. Alors, Paul a décidé de le renvoyer à Philippes. Paul a encouragé les croyants de Philippes à accueillir et à être gentils avec Épaphrodite à son retour.&lt;br&gt;&lt;br&gt;### Comment traduire le titre de ce livre ?&lt;br&gt;&lt;br&gt;Les traducteurs peuvent choisir d’appeler ce livre par son titre traditionnel, “Philippiens”. Ou ils peuvent choisir un titre plus clair, tel que “La lettre de Paul à l’Église de Philippes” ou “Une lettre aux chrétiens de Philippes”. (Pour plus d’information, voir : [[rc://fr/ta/man/translate/translate-names]])&lt;br&gt;&lt;br&gt;## Partie 2 : Concepts religieux et culturels importants&lt;br&gt;&lt;br&gt;### Comment était la ville de Philippes ?&lt;br&gt;&lt;br&gt;Philippe, le père d’Alexandre le Grand, a fondé Philippes dans la région de Macédoine. Cela signifiait que les citoyens de Philippes étaient également considérés comme des citoyens de Rome. Les habitants de Philippes étaient fiers d’être citoyens de Rome. Mais Paul a dit aux croyants qu’ils sont citoyens du ciel (3:20).&lt;br&gt;&lt;br&gt;## Partie 3 : Questions importantes relatives à la traduction&lt;br&gt;&lt;br&gt;### L’usage des pronoms “tu” et “vous”&lt;br&gt;&lt;br&gt;Dans ce livre, le mot, “je”, fait référence à Paul. Le mot, “vous”, est presque toujours au pluriel et désigne les croyants de Philippes. L’exception à cette règle est 4:3. (Pour plus d’information, voir : [[rc://fr/ta/man/translate/figs-exclusive]] et [[rc://fr/ta/man/translate/figs-you]])&lt;br&gt;&lt;br&gt;### Qui étaient les “ennemis de la croix du Christ” (3:18) dans cette lettre ?&lt;br&gt;&lt;br&gt;Les “ennemis de la croix du Christ” étaient probablement des personnes qui se disaient croyantes, mais qui n’obéissaient pas aux commandements de Dieu. Ils pensaient que la liberté en Christ signifiait que les croyants pouvaient faire ce qu’ils voulaient et que Dieu ne les punirait pas (3:19).&lt;br&gt;&lt;br&gt;### Pourquoi les mots “joie” et “se réjouir” sont-ils souvent utilisés dans cette lettre ?&lt;br&gt;&lt;br&gt;Paul était en prison lorsqu’il a écrit cette lettre (1:7). Même s’il souffrait, Paul a dit à plusieurs reprises qu’il était joyeux parce que Dieu avait été bon pour lui par Jésus-Christ. Il voulait encourager ses lecteurs à avoir la même confiance en Jésus-Christ. (Pour plus d’information, voir : [[rc://fr/ta/man/translate/figs-irony]])&lt;br&gt;&lt;br&gt;### Que veut dire Paul par les expressions « en Christ », « dans le Seigneur », etc. ?&lt;br&gt;&lt;br&gt;Ce genre d’expression se produit dans 1:1, 8, 13, 14, 26, 27 ; 2:1, 5, 19, 24, 29 ; 3:1, 3, 9, 14 ; 4:1, 2, 4, 7, 10, 13, 19, 21. Paul voulait exprimer l’idée d’une union très étroite avec Christ et les croyants. Voir l’introduction de l’épître aux Romains pour plus de détails sur ce type d’expression.&lt;br&gt;&lt;br&gt;### Quels sont les problèmes majeurs dans le texte du livre de Philippiens ?&lt;br&gt;&lt;br&gt;Certaines versions ont “Amen” à la fin du dernier verset de la lettre (4:23). De nombreuses versions modernes ne le font pas. Si “Amen” est inclus, il doit être mis entre crochets ([]) pour indiquer qu’il n’est probablement pas original dans le Livre de Philippiens.&lt;br&gt;&lt;br&gt;(Pour plus d’information, voir: [[rc://fr/ta/man/translate/translate-textvariant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string" calcext:value-type="string">
            <text:p>intro</text:p>
          </table:table-cell>
          <table:table-cell office:value-type="string" calcext:value-type="string">
            <text:p>kd3g</text:p>
          </table:table-cell>
          <table:table-cell table:formula="of:=COM.MICROSOFT.CONCAT([.A2]; &quot;_&quot;;[.B2];&quot;_&quot;;[.C2];&quot;_&quot;;[.D2])" office:value-type="string" office:string-value="PHP_1_intro_kd3g" calcext:value-type="string">
            <text:p>PHP_1_intro_kd3g</text:p>
          </table:table-cell>
          <table:table-cell/>
          <table:table-cell office:value-type="string" calcext:value-type="string">
            <text:p># Philippiens 1 : Notes générales&lt;br&gt;&lt;br&gt;## Structure et mise en forme&lt;br&gt;&lt;br&gt;Paul inclut une prière au début de cette lettre. À cette époque, les chefs religieux commençaient quelquefois les lettres informelles par une prière.&lt;br&gt;&lt;br&gt;## Concepts particuliers de ce chapitre&lt;br&gt;&lt;br&gt;### Le jour du Christ&lt;br&gt;&lt;br&gt;Cela fait probablement référence au jour du retour du Christ. Paul a souvent lié le retour du Christ à la motivation d’une vie pieuse. (Pour plus d’information, voir : [[rc://fr/tw/dict/bible/kt/godly]])&lt;br&gt;&lt;br&gt;## Autres difficultés de traduction possibles dans ce chapitre&lt;br&gt;&lt;br&gt;### Paradoxe&lt;br&gt;&lt;br&gt;Un paradoxe est une affirmation vraie qui semble décrire quelque chose d’impossible. Cette déclaration au verset 21 est un paradoxe : « mourir est un gain ». Au verset 23, Paul explique pourquoi cela est vrai. ([Philippiens 1:21](../../php/01/21.md))</text:p>
          </table:table-cell>
        </table:table-row>
        <table:table-row table:style-name="ro1">
          <table:table-cell office:value-type="string" calcext:value-type="string">
            <text:p>PHP</text:p>
          </table:table-cell>
          <table:table-cell table:number-columns-repeated="2" office:value-type="float" office:value="1" calcext:value-type="float">
            <text:p>1</text:p>
          </table:table-cell>
          <table:table-cell office:value-type="string" calcext:value-type="string">
            <text:p>xk9z</text:p>
          </table:table-cell>
          <table:table-cell table:formula="of:=COM.MICROSOFT.CONCAT([.A3]; &quot;_&quot;;[.B3];&quot;_&quot;;[.C3];&quot;_&quot;;[.D3])" office:value-type="string" office:string-value="PHP_1_1_xk9z" calcext:value-type="string">
            <text:p>PHP_1_1_xk9z</text:p>
          </table:table-cell>
          <table:table-cell office:value-type="string" calcext:value-type="string">
            <text:p>Παῦλος καὶ Τιμόθεος</text:p>
          </table:table-cell>
          <table:table-cell office:value-type="string" calcext:value-type="string">
            <text:p>Ce sont des noms d’hommes. (Pour plus d’information, voir : [[rc://fr/ta/man/translate/translate-name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uuep</text:p>
          </table:table-cell>
          <table:table-cell table:formula="of:=COM.MICROSOFT.CONCAT([.A4]; &quot;_&quot;;[.B4];&quot;_&quot;;[.C4];&quot;_&quot;;[.D4])" office:value-type="string" office:string-value="PHP_1_2_uuep" calcext:value-type="string">
            <text:p>PHP_1_2_uuep</text:p>
          </table:table-cell>
          <table:table-cell office:value-type="string" calcext:value-type="string">
            <text:p>χάρις ὑμῖν καὶ εἰρήνη</text:p>
          </table:table-cell>
          <table:table-cell office:value-type="string" calcext:value-type="string">
            <text:p>C’est une salutation et une bénédiction courantes que Paul utilise souvent au début de ses lettres. Utilisez une forme dans votre langue qui indique clairement qu’il s’agit d’une salutation et d’une bénédiction. (Pour plus d’information, voir : [[rc://fr/ta/man/translate/translate-blessing]])</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tp5</text:p>
          </table:table-cell>
          <table:table-cell table:formula="of:=COM.MICROSOFT.CONCAT([.A5]; &quot;_&quot;;[.B5];&quot;_&quot;;[.C5];&quot;_&quot;;[.D5])" office:value-type="string" office:string-value="PHP_1_3_ntp5" calcext:value-type="string">
            <text:p>PHP_1_3_ntp5</text:p>
          </table:table-cell>
          <table:table-cell office:value-type="string" calcext:value-type="string">
            <text:p>ἐπὶ πάσῃ τῇ μνείᾳ ὑμῶν</text:p>
          </table:table-cell>
          <table:table-cell office:value-type="string" calcext:value-type="string">
            <text:p>L’expression **dans tout mon souvenir de vous** pourrait signifier : (1) Paul remerciait Dieu chaque fois qu’il pensait aux chrétiens de Philippes. Traduction alternative : “chaque fois que je pense à vous” (2) Paul remerciait Dieu pour les bonnes choses dont il se souvenait à propos des chrétiens de Philippes. Traduction alternative : “à cause de tout ce que je me rappelle de vou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bca2</text:p>
          </table:table-cell>
          <table:table-cell table:formula="of:=COM.MICROSOFT.CONCAT([.A6]; &quot;_&quot;;[.B6];&quot;_&quot;;[.C6];&quot;_&quot;;[.D6])" office:value-type="string" office:string-value="PHP_1_5_bca2" calcext:value-type="string">
            <text:p>PHP_1_5_bca2</text:p>
          </table:table-cell>
          <table:table-cell office:value-type="string" calcext:value-type="string">
            <text:p>ἐπὶ τῇ κοινωνίᾳ ὑμῶν εἰς τὸ εὐαγγέλιον, ἀπὸ τῆς πρώτης ἡμέρας ἄχρι τοῦ νῦν</text:p>
          </table:table-cell>
          <table:table-cell office:value-type="string" calcext:value-type="string">
            <text:p>Ici, **parce que** pourrait se référer à : (1) la raison pour laquelle Paul rend grâce à Dieu. Traduction alternative : “Je rends grâce à Dieu à cause de votre association à l’Évangile du premier jour jusqu’à maintenant” (2), raison de la joie de Paul.</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yi9l</text:p>
          </table:table-cell>
          <table:table-cell table:formula="of:=COM.MICROSOFT.CONCAT([.A7]; &quot;_&quot;;[.B7];&quot;_&quot;;[.C7];&quot;_&quot;;[.D7])" office:value-type="string" office:string-value="PHP_1_5_yi9l" calcext:value-type="string">
            <text:p>PHP_1_5_yi9l</text:p>
          </table:table-cell>
          <table:table-cell office:value-type="string" calcext:value-type="string">
            <text:p>τῇ κοινωνίᾳ ὑμῶν εἰς τὸ εὐαγγέλιον</text:p>
          </table:table-cell>
          <table:table-cell office:value-type="string" calcext:value-type="string">
            <text:p>L’expression, **votre communion dans l’Évangile** fait référence au partenariat des chrétiens philippiens avec Paul dans les diverses choses impliquées dans la propagation de l’Évangile. Si c’est plus clair dans votre langue, vous pouvez l’indiquer plus explicitement. Traduction alternative : “votre participation avec moi à l’avancement de l’Évangile” ou “votre partenariat avec moi pour travailler à la propagation de la bonne nouvelle concernant Jésus”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vi1r</text:p>
          </table:table-cell>
          <table:table-cell table:formula="of:=COM.MICROSOFT.CONCAT([.A8]; &quot;_&quot;;[.B8];&quot;_&quot;;[.C8];&quot;_&quot;;[.D8])" office:value-type="string" office:string-value="PHP_1_5_vi1r" calcext:value-type="string">
            <text:p>PHP_1_5_vi1r</text:p>
          </table:table-cell>
          <table:table-cell office:value-type="string" calcext:value-type="string">
            <text:p>ἀπὸ τῆς πρώτης ἡμέρας ἄχρι τοῦ νῦν</text:p>
          </table:table-cell>
          <table:table-cell office:value-type="string" calcext:value-type="string">
            <text:p>L’expression **depuis le premier jour** pourrait signifier : (1) le moment où les chrétiens philippiens ont cru pour la première fois à l’évangile que Paul leur avait prêché. (2) L’époque à laquelle Paul a prêché l’évangile pour la première fois à Philippes. Traduction alternative : “depuis le moment où je vous ai prêché l’évangile pour la première fois jusqu’à maintenant”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s1l8</text:p>
          </table:table-cell>
          <table:table-cell table:formula="of:=COM.MICROSOFT.CONCAT([.A9]; &quot;_&quot;;[.B9];&quot;_&quot;;[.C9];&quot;_&quot;;[.D9])" office:value-type="string" office:string-value="PHP_1_6_s1l8" calcext:value-type="string">
            <text:p>PHP_1_6_s1l8</text:p>
          </table:table-cell>
          <table:table-cell office:value-type="string" calcext:value-type="string">
            <text:p>πεποιθὼς αὐτὸ τοῦτο</text:p>
          </table:table-cell>
          <table:table-cell office:value-type="string" calcext:value-type="string">
            <text:p>L’expression **ayant été persuadé** indique la raison pour laquelle Paul remercie Dieu. Si ce serait plus clair dans votre langue, vous pouvez le dire explicitement. Traduction alternative : “La raison pour laquelle je remercie Dieu est parce que je suis confiant de cette chose même”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jf4x</text:p>
          </table:table-cell>
          <table:table-cell table:formula="of:=COM.MICROSOFT.CONCAT([.A10]; &quot;_&quot;;[.B10];&quot;_&quot;;[.C10];&quot;_&quot;;[.D10])" office:value-type="string" office:string-value="PHP_1_6_jf4x" calcext:value-type="string">
            <text:p>PHP_1_6_jf4x</text:p>
          </table:table-cell>
          <table:table-cell office:value-type="string" calcext:value-type="string">
            <text:p>ὁ ἐναρξάμενος</text:p>
          </table:table-cell>
          <table:table-cell office:value-type="string" calcext:value-type="string">
            <text:p>Ici, **l’un** se réfère à Dieu. S’il était plus clair dans votre langue, vous pourriez le dire explicitement. Traduction alternative : « Dieu a commencé »</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u80a</text:p>
          </table:table-cell>
          <table:table-cell table:formula="of:=COM.MICROSOFT.CONCAT([.A11]; &quot;_&quot;;[.B11];&quot;_&quot;;[.C11];&quot;_&quot;;[.D11])" office:value-type="string" office:string-value="PHP_1_6_u80a" calcext:value-type="string">
            <text:p>PHP_1_6_u80a</text:p>
          </table:table-cell>
          <table:table-cell office:value-type="string" calcext:value-type="string">
            <text:p>ὅτι ὁ ἐναρξάμενος ἐν ὑμῖν ἔργον ἀγαθὸν</text:p>
          </table:table-cell>
          <table:table-cell office:value-type="string" calcext:value-type="string">
            <text:p>L’expression **bon travail en vous** se réfère à la fois à la conversion initiale des chrétiens philippiens et à l’œuvre continue de Dieu dans leur vie, à travers l’œuvre du Saint-Esprit, après qu’ils aient cru en Jésus pour la première fois. Si ce serait plus clair dans votre langue, vous pourriez le dire explicitement. Traduction alternative : “que Dieu, ayant commencé son bon travail en vous par votre conversion et le travail continu du Saint-Esprit”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p2a5</text:p>
          </table:table-cell>
          <table:table-cell table:formula="of:=COM.MICROSOFT.CONCAT([.A12]; &quot;_&quot;;[.B12];&quot;_&quot;;[.C12];&quot;_&quot;;[.D12])" office:value-type="string" office:string-value="PHP_1_6_p2a5" calcext:value-type="string">
            <text:p>PHP_1_6_p2a5</text:p>
          </table:table-cell>
          <table:table-cell office:value-type="string" calcext:value-type="string">
            <text:p>ἐπιτελέσει</text:p>
          </table:table-cell>
          <table:table-cell office:value-type="string" calcext:value-type="string">
            <text:p>Ici, **la rendra parfaite** signifie que Dieu mènera à son terme l’œuvre qu’il a commencée dans la vie des chrétiens philippiens lors de leur conversion et qu’il accomplissait actuellement par le Saint-Esprit. Si ce serait plus clair dans votre langue, vous pouvez le dire explicitement.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p5pu</text:p>
          </table:table-cell>
          <table:table-cell table:formula="of:=COM.MICROSOFT.CONCAT([.A13]; &quot;_&quot;;[.B13];&quot;_&quot;;[.C13];&quot;_&quot;;[.D13])" office:value-type="string" office:string-value="PHP_1_6_p5pu" calcext:value-type="string">
            <text:p>PHP_1_6_p5pu</text:p>
          </table:table-cell>
          <table:table-cell office:value-type="string" calcext:value-type="string">
            <text:p>ἡμέρας Χριστοῦ Ἰησοῦ</text:p>
          </table:table-cell>
          <table:table-cell office:value-type="string" calcext:value-type="string">
            <text:p>L’expression **le jour de Jésus-Christ** fait référence au temps futur où Jésus-Christ reviendra pour juger le monde et sauver ceux qui croient en lui. Si ce serait plus clair dans votre langue, vous pourriez le dire explicitement. Traduction alternative : “le temps où Jésus-Christ reviendra”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wf</text:p>
          </table:table-cell>
          <table:table-cell table:formula="of:=COM.MICROSOFT.CONCAT([.A14]; &quot;_&quot;;[.B14];&quot;_&quot;;[.C14];&quot;_&quot;;[.D14])" office:value-type="string" office:string-value="PHP_1_7_sowf" calcext:value-type="string">
            <text:p>PHP_1_7_sowf</text:p>
          </table:table-cell>
          <table:table-cell office:value-type="string" calcext:value-type="string">
            <text:p>τὸ ἔχειν με ἐν τῇ καρδίᾳ ὑμᾶς</text:p>
          </table:table-cell>
          <table:table-cell office:value-type="string" calcext:value-type="string">
            <text:p>La phrase, **Je vous ai dans mon cœur** est une expression qui exprime une forte affection. Si vous avez une expression équivalente qui communique correctement le sens, vous pouvez l’utiliser ici. Sinon, vous pouvez le dire en langage simple. Traduction alternative : “Je t’aime beaucoup” (Pour plus d’information, voir : [[rc://fr/ta/man/translate/figs-idiom]])</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jn2s</text:p>
          </table:table-cell>
          <table:table-cell table:formula="of:=COM.MICROSOFT.CONCAT([.A15]; &quot;_&quot;;[.B15];&quot;_&quot;;[.C15];&quot;_&quot;;[.D15])" office:value-type="string" office:string-value="PHP_1_7_jn2s" calcext:value-type="string">
            <text:p>PHP_1_7_jn2s</text:p>
          </table:table-cell>
          <table:table-cell office:value-type="string" calcext:value-type="string">
            <text:p>συνκοινωνούς μου τῆς χάριτος…ὄντας</text:p>
          </table:table-cell>
          <table:table-cell office:value-type="string" calcext:value-type="string">
            <text:p>Autre traduction : “partager en grâce avec moi”</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lrs1</text:p>
          </table:table-cell>
          <table:table-cell table:formula="of:=COM.MICROSOFT.CONCAT([.A16]; &quot;_&quot;;[.B16];&quot;_&quot;;[.C16];&quot;_&quot;;[.D16])" office:value-type="string" office:string-value="PHP_1_7_lrs1" calcext:value-type="string">
            <text:p>PHP_1_7_lrs1</text:p>
          </table:table-cell>
          <table:table-cell office:value-type="string" calcext:value-type="string">
            <text:p>δεσμοῖς</text:p>
          </table:table-cell>
          <table:table-cell office:value-type="string" calcext:value-type="string">
            <text:p>Paul se réfère à son emprisonnement à Rome en utilisant l’expression **mes chaînes**. Paul a été enchaîné à un gardien en prison et les chrétiens philippiens auraient compris que Paul faisait référence à son emprisonnement lorsqu’il a utilisé l’expression **mes chaînes** en raison de l’étroite association entre **chaînes** et être en prison. Si cette association n’est pas claire dans votre langue, vous pouvez utiliser une expression équivalente ou un langage simple. Traduction alternative : “mon emprisonnement”. (Pour plus d’information, voir : [[rc://fr/ta/man/translate/figs-metonymy]])</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f3a</text:p>
          </table:table-cell>
          <table:table-cell table:formula="of:=COM.MICROSOFT.CONCAT([.A17]; &quot;_&quot;;[.B17];&quot;_&quot;;[.C17];&quot;_&quot;;[.D17])" office:value-type="string" office:string-value="PHP_1_8_sf3a" calcext:value-type="string">
            <text:p>PHP_1_8_sf3a</text:p>
          </table:table-cell>
          <table:table-cell office:value-type="string" calcext:value-type="string">
            <text:p>μάρτυς…μου ὁ Θεός</text:p>
          </table:table-cell>
          <table:table-cell office:value-type="string" calcext:value-type="string">
            <text:p>“Dieu sait” ou “Dieu comprend”</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xun1</text:p>
          </table:table-cell>
          <table:table-cell table:formula="of:=COM.MICROSOFT.CONCAT([.A18]; &quot;_&quot;;[.B18];&quot;_&quot;;[.C18];&quot;_&quot;;[.D18])" office:value-type="string" office:string-value="PHP_1_8_xun1" calcext:value-type="string">
            <text:p>PHP_1_8_xun1</text:p>
          </table:table-cell>
          <table:table-cell office:value-type="string" calcext:value-type="string">
            <text:p>ἐν σπλάγχνοις Χριστοῦ Ἰησοῦ</text:p>
          </table:table-cell>
          <table:table-cell office:value-type="string" calcext:value-type="string">
            <text:p>Le mot grec traduit par **parties intérieures** est un terme qui fait référence aux organes du corps, en particulier aux intestins, au foie, aux poumons et au cœur. Paul utilise **parties intérieures** au sens figuré pour désigner l’amour ou l’affection. Vous pouvez utiliser la partie du corps qui représente le siège de l’affection dans votre langue, ou utiliser le sens ordinaire. Traduction alternative : “avec le cœur de Jésus-Christ” ou “avec l’affection de Jésus-Christ” (Pour plus d’information, voir : [[rc://fr/ta/man/translate/figs-idiom]])</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v2rw</text:p>
          </table:table-cell>
          <table:table-cell table:formula="of:=COM.MICROSOFT.CONCAT([.A19]; &quot;_&quot;;[.B19];&quot;_&quot;;[.C19];&quot;_&quot;;[.D19])" office:value-type="string" office:string-value="PHP_1_9_v2rw" calcext:value-type="string">
            <text:p>PHP_1_9_v2rw</text:p>
          </table:table-cell>
          <table:table-cell/>
          <table:table-cell office:value-type="string" calcext:value-type="string">
            <text:p>Paul prie pour les croyants de Philippes et parle de la joie qu’il y a à souffrir pour le Seigneu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l2jl</text:p>
          </table:table-cell>
          <table:table-cell table:formula="of:=COM.MICROSOFT.CONCAT([.A20]; &quot;_&quot;;[.B20];&quot;_&quot;;[.C20];&quot;_&quot;;[.D20])" office:value-type="string" office:string-value="PHP_1_9_l2jl" calcext:value-type="string">
            <text:p>PHP_1_9_l2jl</text:p>
          </table:table-cell>
          <table:table-cell office:value-type="string" calcext:value-type="string">
            <text:p>περισσεύῃ</text:p>
          </table:table-cell>
          <table:table-cell office:value-type="string" calcext:value-type="string">
            <text:p>Paul parle de l’amour comme s’il s’agissait d’objets que les gens pourraient obtenir en plus grande quantité. Traduction alternative : “peut augmenter” (pour plus d’information,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l1cy</text:p>
          </table:table-cell>
          <table:table-cell table:formula="of:=COM.MICROSOFT.CONCAT([.A21]; &quot;_&quot;;[.B21];&quot;_&quot;;[.C21];&quot;_&quot;;[.D21])" office:value-type="string" office:string-value="PHP_1_9_l1cy" calcext:value-type="string">
            <text:p>PHP_1_9_l1cy</text:p>
          </table:table-cell>
          <table:table-cell office:value-type="string" calcext:value-type="string">
            <text:p>ἐν ἐπιγνώσει καὶ πάσῃ αἰσθήσει</text:p>
          </table:table-cell>
          <table:table-cell office:value-type="string" calcext:value-type="string">
            <text:p>Ici, **compréhension** fait référence à la compréhension de Dieu. Vous pouvez l’énoncer clairement. Traduction alternative : “à mesure que vous apprenez et comprenez davantage ce qui plaît à Dieu”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e17g</text:p>
          </table:table-cell>
          <table:table-cell table:formula="of:=COM.MICROSOFT.CONCAT([.A22]; &quot;_&quot;;[.B22];&quot;_&quot;;[.C22];&quot;_&quot;;[.D22])" office:value-type="string" office:string-value="PHP_1_10_e17g" calcext:value-type="string">
            <text:p>PHP_1_10_e17g</text:p>
          </table:table-cell>
          <table:table-cell office:value-type="string" calcext:value-type="string">
            <text:p>δοκιμάζειν</text:p>
          </table:table-cell>
          <table:table-cell office:value-type="string" calcext:value-type="string">
            <text:p>Il s’agit d’examiner les choses et de ne prendre que celles qui sont bonnes. Traduction alternative : “peut tester et choisi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4ec</text:p>
          </table:table-cell>
          <table:table-cell table:formula="of:=COM.MICROSOFT.CONCAT([.A23]; &quot;_&quot;;[.B23];&quot;_&quot;;[.C23];&quot;_&quot;;[.D23])" office:value-type="string" office:string-value="PHP_1_10_s4ec" calcext:value-type="string">
            <text:p>PHP_1_10_s4ec</text:p>
          </table:table-cell>
          <table:table-cell office:value-type="string" calcext:value-type="string">
            <text:p>τὰ διαφέροντα</text:p>
          </table:table-cell>
          <table:table-cell office:value-type="string" calcext:value-type="string">
            <text:p>“ce qui plaît le plus à Dieu”</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iv8</text:p>
          </table:table-cell>
          <table:table-cell table:formula="of:=COM.MICROSOFT.CONCAT([.A24]; &quot;_&quot;;[.B24];&quot;_&quot;;[.C24];&quot;_&quot;;[.D24])" office:value-type="string" office:string-value="PHP_1_10_siv8" calcext:value-type="string">
            <text:p>PHP_1_10_siv8</text:p>
          </table:table-cell>
          <table:table-cell office:value-type="string" calcext:value-type="string">
            <text:p>εἰλικρινεῖς καὶ ἀπρόσκοποι</text:p>
          </table:table-cell>
          <table:table-cell office:value-type="string" calcext:value-type="string">
            <text:p>Les mots **pur** et **irréprochable** signifient fondamentalement la même chose. Paul les combine pour souligner la pureté morale. Traduction alternative : “complètement irréprochable” (Pour plus d’information voir : [[rc://fr/ta/man/translate/figs-double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lu5n</text:p>
          </table:table-cell>
          <table:table-cell table:formula="of:=COM.MICROSOFT.CONCAT([.A25]; &quot;_&quot;;[.B25];&quot;_&quot;;[.C25];&quot;_&quot;;[.D25])" office:value-type="string" office:string-value="PHP_1_11_lu5n" calcext:value-type="string">
            <text:p>PHP_1_11_lu5n</text:p>
          </table:table-cell>
          <table:table-cell office:value-type="string" calcext:value-type="string">
            <text:p>πεπληρωμένοι καρπὸν δικαιοσύνης τὸν διὰ Ἰησοῦ Χριστοῦ</text:p>
          </table:table-cell>
          <table:table-cell office:value-type="string" calcext:value-type="string">
            <text:p>Ici, l’expression **être rempli de** est une métaphore signifiant être occupé à faire quelque chose. L’expression **le fruit de la justice** est une métaphore qui fait référence au sens figuré à ce qui caractérise une personne, à savoir ce qu’une personne produit. Cette métaphore est une comparaison entre un bon arbre qui produit de bons fruits et une personne qui est remplie de justice et produit de bonnes actions en conséquence. Ainsi, avec ces deux métaphores, Paul dit aux Philippiens de s’occuper à faire de bonnes actions. Si cela n’est pas clair dans votre langue, vous pouvez le dire clairement. Traduction alternative : “remplir vos vies avec les bonnes actions qui sont” ou “faire habituellement les bonnes œuvres qui sont” (pour plus d’information,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wg1</text:p>
          </table:table-cell>
          <table:table-cell table:formula="of:=COM.MICROSOFT.CONCAT([.A26]; &quot;_&quot;;[.B26];&quot;_&quot;;[.C26];&quot;_&quot;;[.D26])" office:value-type="string" office:string-value="PHP_1_11_hwg1" calcext:value-type="string">
            <text:p>PHP_1_11_hwg1</text:p>
          </table:table-cell>
          <table:table-cell office:value-type="string" calcext:value-type="string">
            <text:p>εἰς δόξαν καὶ ἔπαινον Θεοῦ</text:p>
          </table:table-cell>
          <table:table-cell office:value-type="string" calcext:value-type="string">
            <text:p>Cela pourrait signifier : (1) D’autres personnes verront comment ils honorent Dieu. (2) Les gens **loueront** et honoreront Dieu à cause des bonnes choses qu’ils voient qu’ils font. Ces traductions alternatives nécessiteraient une nouvelle phras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uyc6</text:p>
          </table:table-cell>
          <table:table-cell table:formula="of:=COM.MICROSOFT.CONCAT([.A27]; &quot;_&quot;;[.B27];&quot;_&quot;;[.C27];&quot;_&quot;;[.D27])" office:value-type="string" office:string-value="PHP_1_12_uyc6" calcext:value-type="string">
            <text:p>PHP_1_12_uyc6</text:p>
          </table:table-cell>
          <table:table-cell/>
          <table:table-cell office:value-type="string" calcext:value-type="string">
            <text:p>Paul dit que deux choses se sont produites à cause de “l’avancement de l’Évangile”: de nombreuses personnes à l’intérieur et à l’extérieur du palais ont découvert pourquoi il est en prison, et d’autres chrétiens n’ont plus peur de proclamer la bonne nouvell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yrp2</text:p>
          </table:table-cell>
          <table:table-cell table:formula="of:=COM.MICROSOFT.CONCAT([.A28]; &quot;_&quot;;[.B28];&quot;_&quot;;[.C28];&quot;_&quot;;[.D28])" office:value-type="string" office:string-value="PHP_1_12_yrp2" calcext:value-type="string">
            <text:p>PHP_1_12_yrp2</text:p>
          </table:table-cell>
          <table:table-cell office:value-type="string" calcext:value-type="string">
            <text:p>δὲ</text:p>
          </table:table-cell>
          <table:table-cell office:value-type="string" calcext:value-type="string">
            <text:p>Ici, le mot **maintenant** marque une nouvelle partie de la lettr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tu2t</text:p>
          </table:table-cell>
          <table:table-cell table:formula="of:=COM.MICROSOFT.CONCAT([.A29]; &quot;_&quot;;[.B29];&quot;_&quot;;[.C29];&quot;_&quot;;[.D29])" office:value-type="string" office:string-value="PHP_1_12_tu2t" calcext:value-type="string">
            <text:p>PHP_1_12_tu2t</text:p>
          </table:table-cell>
          <table:table-cell office:value-type="string" calcext:value-type="string">
            <text:p>ἀδελφοί</text:p>
          </table:table-cell>
          <table:table-cell office:value-type="string" calcext:value-type="string">
            <text:p>Bien que le terme **frères** soit masculin, Paul utilise le mot ici dans un sens spirituel pour inclure à la fois les hommes et les femmes qui croient en Jésus, parce que tous les croyants en Christ sont membres d’une même famille spirituelle, avec Dieu comme Père céleste. . Traduction alternative : “frères et sœurs” (Pour plus d’information, voir : [[rc://fr/ta/man/translate/figs-gendernotatio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zy4g</text:p>
          </table:table-cell>
          <table:table-cell table:formula="of:=COM.MICROSOFT.CONCAT([.A30]; &quot;_&quot;;[.B30];&quot;_&quot;;[.C30];&quot;_&quot;;[.D30])" office:value-type="string" office:string-value="PHP_1_12_zy4g" calcext:value-type="string">
            <text:p>PHP_1_12_zy4g</text:p>
          </table:table-cell>
          <table:table-cell office:value-type="string" calcext:value-type="string">
            <text:p>ὅτι τὰ κατ’ ἐμὲ</text:p>
          </table:table-cell>
          <table:table-cell office:value-type="string" calcext:value-type="string">
            <text:p>La phrase **les choses qui me concernent** fait référence à l’emprisonnement de Paul. Si cela pouvait être plus clair dans votre langue, vous pourriez le dire explicitement. Traduction alternative : “que les choses que j’ai souffertes parce que j’ai été mis en prison pour avoir prêché au sujet de Jésus”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q288</text:p>
          </table:table-cell>
          <table:table-cell table:formula="of:=COM.MICROSOFT.CONCAT([.A31]; &quot;_&quot;;[.B31];&quot;_&quot;;[.C31];&quot;_&quot;;[.D31])" office:value-type="string" office:string-value="PHP_1_12_q288" calcext:value-type="string">
            <text:p>PHP_1_12_q288</text:p>
          </table:table-cell>
          <table:table-cell office:value-type="string" calcext:value-type="string">
            <text:p>μᾶλλον εἰς προκοπὴν τοῦ εὐαγγελίου ἐλήλυθεν</text:p>
          </table:table-cell>
          <table:table-cell office:value-type="string" calcext:value-type="string">
            <text:p>L’expression **avancement de l’Évangile** fait référence au sens figuré à un nombre croissant de personnes entendant et croyant l’Évangile. Traduction alternative : “ont en fait amené plus de gens à entendre l’évangile” (Pour plus d’information, voir: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wi6n</text:p>
          </table:table-cell>
          <table:table-cell table:formula="of:=COM.MICROSOFT.CONCAT([.A32]; &quot;_&quot;;[.B32];&quot;_&quot;;[.C32];&quot;_&quot;;[.D32])" office:value-type="string" office:string-value="PHP_1_13_wi6n" calcext:value-type="string">
            <text:p>PHP_1_13_wi6n</text:p>
          </table:table-cell>
          <table:table-cell office:value-type="string" calcext:value-type="string">
            <text:p>τοὺς δεσμούς μου φανεροὺς ἐν Χριστῷ γενέσθαι, ἐν ὅλῳ τῷ πραιτωρίῳ καὶ τοῖς λοιποῖς πᾶσιν</text:p>
          </table:table-cell>
          <table:table-cell office:value-type="string" calcext:value-type="string">
            <text:p>Ici, la phrase **En conséquence** montre que ce qui suit cette phrase est le résultat des circonstances de Paul dont il a commencé à parler au verset 12, à savoir son emprisonnement. Envisagez d’utiliser un mot ou une phrase de liaison qui montrera clairement que ce qui suit est le résultat de l’emprisonnement de Paul. (Pour plus d’information, voir : [[rc://fr/ta/man/translate/grammar-connect-logic-resul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1ly</text:p>
          </table:table-cell>
          <table:table-cell table:formula="of:=COM.MICROSOFT.CONCAT([.A33]; &quot;_&quot;;[.B33];&quot;_&quot;;[.C33];&quot;_&quot;;[.D33])" office:value-type="string" office:string-value="PHP_1_13_h1ly" calcext:value-type="string">
            <text:p>PHP_1_13_h1ly</text:p>
          </table:table-cell>
          <table:table-cell office:value-type="string" calcext:value-type="string">
            <text:p>τοὺς δεσμούς μου φανεροὺς ἐν Χριστῷ γενέσθαι</text:p>
          </table:table-cell>
          <table:table-cell office:value-type="string" calcext:value-type="string">
            <text:p>Paul se réfère à nouveau à son emprisonnement de manière figurative en utilisant l’expression **mes chaînes**. Voyez comment vous avez traduit cette phrase dans [1:7](../01/07.md). (Pour plus d’information, voir : [[rc://fr/ta/man/translate/figs-metonymy]])</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f8az</text:p>
          </table:table-cell>
          <table:table-cell table:formula="of:=COM.MICROSOFT.CONCAT([.A34]; &quot;_&quot;;[.B34];&quot;_&quot;;[.C34];&quot;_&quot;;[.D34])" office:value-type="string" office:string-value="PHP_1_13_f8az" calcext:value-type="string">
            <text:p>PHP_1_13_f8az</text:p>
          </table:table-cell>
          <table:table-cell office:value-type="string" calcext:value-type="string">
            <text:p>τοὺς δεσμούς μου…ἐν Χριστῷ</text:p>
          </table:table-cell>
          <table:table-cell office:value-type="string" calcext:value-type="string">
            <text:p>Ici, l’expression **mes chaînes en Christ** signifie que Paul est emprisonné à cause de son travail pour la cause de Christ. Si ce serait plus clair dans votre langue, vous pourriez le dire explicitement. Traduction alternative : “mes chaînes pour l’amour du Christ” ou “mes chaînes parce que j’enseigne le Christ aux gens” ou “mes chaînes pour la cause du Christ”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i46j</text:p>
          </table:table-cell>
          <table:table-cell table:formula="of:=COM.MICROSOFT.CONCAT([.A35]; &quot;_&quot;;[.B35];&quot;_&quot;;[.C35];&quot;_&quot;;[.D35])" office:value-type="string" office:string-value="PHP_1_13_i46j" calcext:value-type="string">
            <text:p>PHP_1_13_i46j</text:p>
          </table:table-cell>
          <table:table-cell office:value-type="string" calcext:value-type="string">
            <text:p>τοὺς δεσμούς μου</text:p>
          </table:table-cell>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dm1m</text:p>
          </table:table-cell>
          <table:table-cell table:formula="of:=COM.MICROSOFT.CONCAT([.A36]; &quot;_&quot;;[.B36];&quot;_&quot;;[.C36];&quot;_&quot;;[.D36])" office:value-type="string" office:string-value="PHP_1_13_dm1m" calcext:value-type="string">
            <text:p>PHP_1_13_dm1m</text:p>
          </table:table-cell>
          <table:table-cell office:value-type="string" calcext:value-type="string">
            <text:p>ὅλῳ τῷ πραιτωρίῳ</text:p>
          </table:table-cell>
          <table:table-cell office:value-type="string" calcext:value-type="string">
            <text:p>Il s’agit d’un groupe de soldats qui ont contribué à la protection de l’empereur romain.</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gy47</text:p>
          </table:table-cell>
          <table:table-cell table:formula="of:=COM.MICROSOFT.CONCAT([.A37]; &quot;_&quot;;[.B37];&quot;_&quot;;[.C37];&quot;_&quot;;[.D37])" office:value-type="string" office:string-value="PHP_1_14_gy47" calcext:value-type="string">
            <text:p>PHP_1_14_gy47</text:p>
          </table:table-cell>
          <table:table-cell office:value-type="string" calcext:value-type="string">
            <text:p>ἀφόβως τὸν λόγον λαλεῖν</text:p>
          </table:table-cell>
          <table:table-cell office:value-type="string" calcext:value-type="string">
            <text:p>“de parler sans crainte le message de Dieu”</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vw1s</text:p>
          </table:table-cell>
          <table:table-cell table:formula="of:=COM.MICROSOFT.CONCAT([.A38]; &quot;_&quot;;[.B38];&quot;_&quot;;[.C38];&quot;_&quot;;[.D38])" office:value-type="string" office:string-value="PHP_1_15_vw1s" calcext:value-type="string">
            <text:p>PHP_1_15_vw1s</text:p>
          </table:table-cell>
          <table:table-cell office:value-type="string" calcext:value-type="string">
            <text:p>τινὲς μὲν καὶ…τὸν Χριστὸν κηρύσσουσιν</text:p>
          </table:table-cell>
          <table:table-cell office:value-type="string" calcext:value-type="string">
            <text:p>Traduction alternative : “Certaines personnes prêchent la bonne nouvelle de Jésu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f32h</text:p>
          </table:table-cell>
          <table:table-cell table:formula="of:=COM.MICROSOFT.CONCAT([.A39]; &quot;_&quot;;[.B39];&quot;_&quot;;[.C39];&quot;_&quot;;[.D39])" office:value-type="string" office:string-value="PHP_1_15_f32h" calcext:value-type="string">
            <text:p>PHP_1_15_f32h</text:p>
          </table:table-cell>
          <table:table-cell office:value-type="string" calcext:value-type="string">
            <text:p>διὰ φθόνον καὶ ἔριν</text:p>
          </table:table-cell>
          <table:table-cell office:value-type="string" calcext:value-type="string">
            <text:p>“parce qu’ils ne veulent pas que les gens m’écoutent, et ils veulent causer des problème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v1sb</text:p>
          </table:table-cell>
          <table:table-cell table:formula="of:=COM.MICROSOFT.CONCAT([.A40]; &quot;_&quot;;[.B40];&quot;_&quot;;[.C40];&quot;_&quot;;[.D40])" office:value-type="string" office:string-value="PHP_1_15_v1sb" calcext:value-type="string">
            <text:p>PHP_1_15_v1sb</text:p>
          </table:table-cell>
          <table:table-cell office:value-type="string" calcext:value-type="string">
            <text:p>τινὲς δὲ καὶ δι’ εὐδοκίαν</text:p>
          </table:table-cell>
          <table:table-cell office:value-type="string" calcext:value-type="string">
            <text:p>“mais d’autres le font parce qu’ils sont gentils et qu’ils veulent aide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qf4p</text:p>
          </table:table-cell>
          <table:table-cell table:formula="of:=COM.MICROSOFT.CONCAT([.A41]; &quot;_&quot;;[.B41];&quot;_&quot;;[.C41];&quot;_&quot;;[.D41])" office:value-type="string" office:string-value="PHP_1_16_qf4p" calcext:value-type="string">
            <text:p>PHP_1_16_qf4p</text:p>
          </table:table-cell>
          <table:table-cell office:value-type="string" calcext:value-type="string">
            <text:p>οἱ</text:p>
          </table:table-cell>
          <table:table-cell office:value-type="string" calcext:value-type="string">
            <text:p>“ceux qui annoncent le Christ par bonne volonté”</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tr2</text:p>
          </table:table-cell>
          <table:table-cell table:formula="of:=COM.MICROSOFT.CONCAT([.A42]; &quot;_&quot;;[.B42];&quot;_&quot;;[.C42];&quot;_&quot;;[.D42])" office:value-type="string" office:string-value="PHP_1_16_ttr2" calcext:value-type="string">
            <text:p>PHP_1_16_ttr2</text:p>
          </table:table-cell>
          <table:table-cell office:value-type="string" calcext:value-type="string">
            <text:p>εἰς ἀπολογίαν τοῦ εὐαγγελίου κεῖμαι</text:p>
          </table:table-cell>
          <table:table-cell office:value-type="string" calcext:value-type="string">
            <text:p>Vous pourriez dire **Je suis nommé** sous forme active. Traduction alternative : “Dieu m’a nommé” (Pour plus d’information, voir : [rc://fr/ta/man/translate/figs-activepassiv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st7k</text:p>
          </table:table-cell>
          <table:table-cell table:formula="of:=COM.MICROSOFT.CONCAT([.A43]; &quot;_&quot;;[.B43];&quot;_&quot;;[.C43];&quot;_&quot;;[.D43])" office:value-type="string" office:string-value="PHP_1_16_st7k" calcext:value-type="string">
            <text:p>PHP_1_16_st7k</text:p>
          </table:table-cell>
          <table:table-cell office:value-type="string" calcext:value-type="string">
            <text:p>εἰς ἀπολογίαν τοῦ εὐαγγελίου</text:p>
          </table:table-cell>
          <table:table-cell office:value-type="string" calcext:value-type="string">
            <text:p>Paul parle de l’évangile comme s’il s’agissait d’un lieu ou d’une personne qui pourrait être attaqué. Si cela prête à confusion dans votre langue, vous pouvez utiliser un langage simple. Voyez comment vous avez traduit “défense et confirmation de l’évangile” dans [1:7](../01/07.md). Traduction alternative : “prouver que le message sur Jésus est vrai” (Pour plus d’information,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eq7s</text:p>
          </table:table-cell>
          <table:table-cell table:formula="of:=COM.MICROSOFT.CONCAT([.A44]; &quot;_&quot;;[.B44];&quot;_&quot;;[.C44];&quot;_&quot;;[.D44])" office:value-type="string" office:string-value="PHP_1_17_eq7s" calcext:value-type="string">
            <text:p>PHP_1_17_eq7s</text:p>
          </table:table-cell>
          <table:table-cell office:value-type="string" calcext:value-type="string">
            <text:p>οἱ δὲ</text:p>
          </table:table-cell>
          <table:table-cell office:value-type="string" calcext:value-type="string">
            <text:p>“mais les autres” ou “mais ceux qui annoncent le Christ par l’envie et les querelle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z8ty</text:p>
          </table:table-cell>
          <table:table-cell table:formula="of:=COM.MICROSOFT.CONCAT([.A45]; &quot;_&quot;;[.B45];&quot;_&quot;;[.C45];&quot;_&quot;;[.D45])" office:value-type="string" office:string-value="PHP_1_17_z8ty" calcext:value-type="string">
            <text:p>PHP_1_17_z8ty</text:p>
          </table:table-cell>
          <table:table-cell office:value-type="string" calcext:value-type="string">
            <text:p>τοῖς δεσμοῖς μου</text:p>
          </table:table-cell>
          <table:table-cell office:value-type="string" calcext:value-type="string">
            <text:p>Paul fait référence à son emprisonnement en mentionnant les chaînes qui liaient ses pieds et ses mains. Si cela n’est pas clair dans votre langue, vous pouvez mentionner directement l’emprisonnement. Voyez comment vous avez traduit l’expression **mes chaînes** dans [1:7](../01/07.md) et [1:13](../01/13.md). Traduction alternative : “à cause de mon emprisonnement” (Pour plus d’information, voir : [[rc://fr/ta/man/translate/figs-metonymy]])</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z5ia</text:p>
          </table:table-cell>
          <table:table-cell table:formula="of:=COM.MICROSOFT.CONCAT([.A46]; &quot;_&quot;;[.B46];&quot;_&quot;;[.C46];&quot;_&quot;;[.D46])" office:value-type="string" office:string-value="PHP_1_18_z5ia" calcext:value-type="string">
            <text:p>PHP_1_18_z5ia</text:p>
          </table:table-cell>
          <table:table-cell office:value-type="string" calcext:value-type="string">
            <text:p>τί γάρ?</text:p>
          </table:table-cell>
          <table:table-cell office:value-type="string" calcext:value-type="string">
            <text:p>Dans la question rhétorique **Et alors ?**, Paul omet quelques mots qui pourraient être nécessaires dans certaines langues. Si vous souhaitez utiliser une question rhétorique ici, vous pouvez ajouter les mots qui sont sous-entendus mais non énoncés. Cela pourrait être fait de deux façons : (1) comme une question rhétorique qui attend une réponse négative. Traduction alternative : “Qu’importent leurs motivations ?” ou “Alors, quelle différence cela fait-il ?” (2) comme une phrase qui se concentre sur le résultat. Traduction alternative : “Quel est donc le résultat de cela ?” (Voir : [[rc://fr/ta/man/translate/figs-ellipsi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gcfh</text:p>
          </table:table-cell>
          <table:table-cell table:formula="of:=COM.MICROSOFT.CONCAT([.A47]; &quot;_&quot;;[.B47];&quot;_&quot;;[.C47];&quot;_&quot;;[.D47])" office:value-type="string" office:string-value="PHP_1_18_gcfh" calcext:value-type="string">
            <text:p>PHP_1_18_gcfh</text:p>
          </table:table-cell>
          <table:table-cell office:value-type="string" calcext:value-type="string">
            <text:p>τί γάρ?</text:p>
          </table:table-cell>
          <table:table-cell office:value-type="string" calcext:value-type="string">
            <text:p>C’est peut-être une expression qui signifie « Cela n’a pas d’importance ». (Pour plus d’information : [[rc://fr/ta/man/translate/figs-idiom]])</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wnn0</text:p>
          </table:table-cell>
          <table:table-cell table:formula="of:=COM.MICROSOFT.CONCAT([.A48]; &quot;_&quot;;[.B48];&quot;_&quot;;[.C48];&quot;_&quot;;[.D48])" office:value-type="string" office:string-value="PHP_1_18_wnn0" calcext:value-type="string">
            <text:p>PHP_1_18_wnn0</text:p>
          </table:table-cell>
          <table:table-cell office:value-type="string" calcext:value-type="string">
            <text:p>τί γάρ?</text:p>
          </table:table-cell>
          <table:table-cell office:value-type="string" calcext:value-type="string">
            <text:p>Les mots “dois-je y réfléchir” sont compris comme faisant partie de la question. Traduction alternative : “Que dois-je penser de ceci ?” (Pour plus d’information: [[rc://fr/ta/man/translate/figs-ellipsi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ah9v</text:p>
          </table:table-cell>
          <table:table-cell table:formula="of:=COM.MICROSOFT.CONCAT([.A49]; &quot;_&quot;;[.B49];&quot;_&quot;;[.C49];&quot;_&quot;;[.D49])" office:value-type="string" office:string-value="PHP_1_18_ah9v" calcext:value-type="string">
            <text:p>PHP_1_18_ah9v</text:p>
          </table:table-cell>
          <table:table-cell office:value-type="string" calcext:value-type="string">
            <text:p>πλὴν ὅτι παντὶ τρόπῳ, εἴτε προφάσει εἴτε ἀληθείᾳ, Χριστὸς καταγγέλλεται</text:p>
          </table:table-cell>
          <table:table-cell office:value-type="string" calcext:value-type="string">
            <text:p>“Tant que les gens prêchent au sujet du Christ, peu importe qu’ils le fassent pour de bonnes ou de mauvaises raiso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c8tr</text:p>
          </table:table-cell>
          <table:table-cell table:formula="of:=COM.MICROSOFT.CONCAT([.A50]; &quot;_&quot;;[.B50];&quot;_&quot;;[.C50];&quot;_&quot;;[.D50])" office:value-type="string" office:string-value="PHP_1_18_c8tr" calcext:value-type="string">
            <text:p>PHP_1_18_c8tr</text:p>
          </table:table-cell>
          <table:table-cell office:value-type="string" calcext:value-type="string">
            <text:p>ἐν τούτῳ χαίρω</text:p>
          </table:table-cell>
          <table:table-cell office:value-type="string" calcext:value-type="string">
            <text:p>“Je suis heureux parce que les gens prêchent au sujet de Jésu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cf58</text:p>
          </table:table-cell>
          <table:table-cell table:formula="of:=COM.MICROSOFT.CONCAT([.A51]; &quot;_&quot;;[.B51];&quot;_&quot;;[.C51];&quot;_&quot;;[.D51])" office:value-type="string" office:string-value="PHP_1_18_cf58" calcext:value-type="string">
            <text:p>PHP_1_18_cf58</text:p>
          </table:table-cell>
          <table:table-cell office:value-type="string" calcext:value-type="string">
            <text:p>χαρήσομαι</text:p>
          </table:table-cell>
          <table:table-cell office:value-type="string" calcext:value-type="string">
            <text:p>“Je vais célébrer” ou “Je vais me réjoui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qp81</text:p>
          </table:table-cell>
          <table:table-cell table:formula="of:=COM.MICROSOFT.CONCAT([.A52]; &quot;_&quot;;[.B52];&quot;_&quot;;[.C52];&quot;_&quot;;[.D52])" office:value-type="string" office:string-value="PHP_1_19_qp81" calcext:value-type="string">
            <text:p>PHP_1_19_qp81</text:p>
          </table:table-cell>
          <table:table-cell office:value-type="string" calcext:value-type="string">
            <text:p>τοῦτό μοι ἀποβήσεται εἰς σωτηρίαν</text:p>
          </table:table-cell>
          <table:table-cell office:value-type="string" calcext:value-type="string">
            <text:p>“Je vais célébrer” ou “Je vais me réjoui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9hf</text:p>
          </table:table-cell>
          <table:table-cell table:formula="of:=COM.MICROSOFT.CONCAT([.A53]; &quot;_&quot;;[.B53];&quot;_&quot;;[.C53];&quot;_&quot;;[.D53])" office:value-type="string" office:string-value="PHP_1_19_h9hf" calcext:value-type="string">
            <text:p>PHP_1_19_h9hf</text:p>
          </table:table-cell>
          <table:table-cell office:value-type="string" calcext:value-type="string">
            <text:p>μοι…εἰς σωτηρίαν</text:p>
          </table:table-cell>
          <table:table-cell office:value-type="string" calcext:value-type="string">
            <text:p>The word **deliverance** is an abstract noun that refers to one person bringing another person to a safe place. You may have to specify that it is God whom Paul expects to deliver him. Alternate translation: “in my being brought to a safe place” or “in God bringing me to a safe place” (See: [[rc://fr/ta/man/translate/figs-abstract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x3fs</text:p>
          </table:table-cell>
          <table:table-cell table:formula="of:=COM.MICROSOFT.CONCAT([.A54]; &quot;_&quot;;[.B54];&quot;_&quot;;[.C54];&quot;_&quot;;[.D54])" office:value-type="string" office:string-value="PHP_1_19_x3fs" calcext:value-type="string">
            <text:p>PHP_1_19_x3fs</text:p>
          </table:table-cell>
          <table:table-cell office:value-type="string" calcext:value-type="string">
            <text:p>διὰ τῆς ὑμῶν δεήσεως, καὶ ἐπιχορηγίας τοῦ Πνεύματος Ἰησοῦ Χριστοῦ</text:p>
          </table:table-cell>
          <table:table-cell office:value-type="string" calcext:value-type="string">
            <text:p>“because you are praying and the Spirit of Jesus Christ is helping m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c48j</text:p>
          </table:table-cell>
          <table:table-cell table:formula="of:=COM.MICROSOFT.CONCAT([.A55]; &quot;_&quot;;[.B55];&quot;_&quot;;[.C55];&quot;_&quot;;[.D55])" office:value-type="string" office:string-value="PHP_1_19_c48j" calcext:value-type="string">
            <text:p>PHP_1_19_c48j</text:p>
          </table:table-cell>
          <table:table-cell office:value-type="string" calcext:value-type="string">
            <text:p>τοῦ Πνεύματος Ἰησοῦ Χριστοῦ</text:p>
          </table:table-cell>
          <table:table-cell office:value-type="string" calcext:value-type="string">
            <text:p>“du Saint-Espr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fh48</text:p>
          </table:table-cell>
          <table:table-cell table:formula="of:=COM.MICROSOFT.CONCAT([.A56]; &quot;_&quot;;[.B56];&quot;_&quot;;[.C56];&quot;_&quot;;[.D56])" office:value-type="string" office:string-value="PHP_1_20_fh48" calcext:value-type="string">
            <text:p>PHP_1_20_fh48</text:p>
          </table:table-cell>
          <table:table-cell office:value-type="string" calcext:value-type="string">
            <text:p>κατὰ τὴν ἀποκαραδοκίαν καὶ ἐλπίδα μου</text:p>
          </table:table-cell>
          <table:table-cell office:value-type="string" calcext:value-type="string">
            <text:p>Les expressions **Attente enthousiaste** et **espoir** ont des significations similaires et expriment ensemble une seule idée. Paul utilise ces deux mots ensemble pour souligner la force de son attente. Si vous avez un seul mot ou une seule phrase dans votre langue qui exprime le sens de ces deux mots, envisagez de l’utiliser pour exprimer la force de l’espoir d’une autre manière. Traduction alternative : « attente sincère » ou « espérance certaine » (Pour plus d’information, voir : [[rc://fr/ta/man/translate/figs-double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k7l</text:p>
          </table:table-cell>
          <table:table-cell table:formula="of:=COM.MICROSOFT.CONCAT([.A57]; &quot;_&quot;;[.B57];&quot;_&quot;;[.C57];&quot;_&quot;;[.D57])" office:value-type="string" office:string-value="PHP_1_20_tk7l" calcext:value-type="string">
            <text:p>PHP_1_20_tk7l</text:p>
          </table:table-cell>
          <table:table-cell office:value-type="string" calcext:value-type="string">
            <text:p>ἀλλ’ ἐν πάσῃ παρρησίᾳ</text:p>
          </table:table-cell>
          <table:table-cell office:value-type="string" calcext:value-type="string">
            <text:p>**L’attente** et **l’espoir** sont des noms abstraits. Si cela était plus clair dans votre langue, vous pourriez les exprimer ensemble dans une phrase verbale. Traduction alternative : “parce que je crois pleinement” (Pour plus d’information, voir : [[rc://fr/ta/man/translate/figs-abstract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jz1z</text:p>
          </table:table-cell>
          <table:table-cell table:formula="of:=COM.MICROSOFT.CONCAT([.A58]; &quot;_&quot;;[.B58];&quot;_&quot;;[.C58];&quot;_&quot;;[.D58])" office:value-type="string" office:string-value="PHP_1_20_jz1z" calcext:value-type="string">
            <text:p>PHP_1_20_jz1z</text:p>
          </table:table-cell>
          <table:table-cell office:value-type="string" calcext:value-type="string">
            <text:p>μεγαλυνθήσεται Χριστὸς ἐν τῷ σώματί μου</text:p>
          </table:table-cell>
          <table:table-cell office:value-type="string" calcext:value-type="string">
            <text:p>L’expression **dans mon corps** est utilisée au sens figuré pour désigner les activités que Paul fait avec son corps. Paul parle de son **corps** car c’est avec son corps terrestre qu’il servira Dieu sur la terre jusqu’à sa mort, comme il l’explique plus en détail dans [1:22-24](../01/22.md). Traduction alternative : “dans tout ce que je fais” (Pour plus d’information, voir : [[rc://fr/ta/man/translate/figs-metonymy]])</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8z9</text:p>
          </table:table-cell>
          <table:table-cell table:formula="of:=COM.MICROSOFT.CONCAT([.A59]; &quot;_&quot;;[.B59];&quot;_&quot;;[.C59];&quot;_&quot;;[.D59])" office:value-type="string" office:string-value="PHP_1_20_t8z9" calcext:value-type="string">
            <text:p>PHP_1_20_t8z9</text:p>
          </table:table-cell>
          <table:table-cell office:value-type="string" calcext:value-type="string">
            <text:p>μεγαλυνθήσεται Χριστὸς ἐν τῷ σώματί μου</text:p>
          </table:table-cell>
          <table:table-cell office:value-type="string" calcext:value-type="string">
            <text:p>Vous pouvez exprimer ce texte à la forme active. Cela pourrait signifier : (1) Paul honorera Christ par ce qu’il fait. (2) Les gens loueront Christ à cause de ce que Paul fait. (Pour plus d’information, voir : [[rc://fr/ta/man/translate/figs-activepassiv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y78k</text:p>
          </table:table-cell>
          <table:table-cell table:formula="of:=COM.MICROSOFT.CONCAT([.A60]; &quot;_&quot;;[.B60];&quot;_&quot;;[.C60];&quot;_&quot;;[.D60])" office:value-type="string" office:string-value="PHP_1_20_y78k" calcext:value-type="string">
            <text:p>PHP_1_20_y78k</text:p>
          </table:table-cell>
          <table:table-cell office:value-type="string" calcext:value-type="string">
            <text:p>εἴτε διὰ ζωῆς εἴτε διὰ θανάτου</text:p>
          </table:table-cell>
          <table:table-cell office:value-type="string" calcext:value-type="string">
            <text:p>Si cela était plus clair dans votre langue, vous pourriez exprimer les idées derrière les noms abstraits **vie** et **mort** avec leurs formes verbales. Traduction alternative : “que je vive ou que je meure” (Pour plus d’information, voir : [[rc://fr/ta/man/translate/figs-abstract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p9b7</text:p>
          </table:table-cell>
          <table:table-cell table:formula="of:=COM.MICROSOFT.CONCAT([.A61]; &quot;_&quot;;[.B61];&quot;_&quot;;[.C61];&quot;_&quot;;[.D61])" office:value-type="string" office:string-value="PHP_1_21_p9b7" calcext:value-type="string">
            <text:p>PHP_1_21_p9b7</text:p>
          </table:table-cell>
          <table:table-cell office:value-type="string" calcext:value-type="string">
            <text:p>ἐμοὶ γὰρ</text:p>
          </table:table-cell>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sxt5</text:p>
          </table:table-cell>
          <table:table-cell table:formula="of:=COM.MICROSOFT.CONCAT([.A62]; &quot;_&quot;;[.B62];&quot;_&quot;;[.C62];&quot;_&quot;;[.D62])" office:value-type="string" office:string-value="PHP_1_21_sxt5" calcext:value-type="string">
            <text:p>PHP_1_21_sxt5</text:p>
          </table:table-cell>
          <table:table-cell office:value-type="string" calcext:value-type="string">
            <text:p>τὸ ζῆν Χριστὸς</text:p>
          </table:table-cell>
          <table:table-cell office:value-type="string" calcext:value-type="string">
            <text:p>Ici, plaire et servir **Christ** est décrit comme le seul but de la vie de Paul. Traduction alternative : “continuer à vivre est une occasion de plaire au Christ” (Pour plus d’information,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3jd</text:p>
          </table:table-cell>
          <table:table-cell table:formula="of:=COM.MICROSOFT.CONCAT([.A63]; &quot;_&quot;;[.B63];&quot;_&quot;;[.C63];&quot;_&quot;;[.D63])" office:value-type="string" office:string-value="PHP_1_21_n3jd" calcext:value-type="string">
            <text:p>PHP_1_21_n3jd</text:p>
          </table:table-cell>
          <table:table-cell office:value-type="string" calcext:value-type="string">
            <text:p>τὸ ἀποθανεῖν κέρδος</text:p>
          </table:table-cell>
          <table:table-cell office:value-type="string" calcext:value-type="string">
            <text:p>Si le nom abstrait **gain** n’est pas clair dans votre langue, vous pouvez exprimer sa signification en utilisant une phrase verbale. Traduction alternative : “mourir, c’est aller à Christ” ou “mourir me donnerait plus de bénédictions” (Pour plus d’information, voir : [[rc://fr/ta/man/translate/figs-abstract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a21c</text:p>
          </table:table-cell>
          <table:table-cell table:formula="of:=COM.MICROSOFT.CONCAT([.A64]; &quot;_&quot;;[.B64];&quot;_&quot;;[.C64];&quot;_&quot;;[.D64])" office:value-type="string" office:string-value="PHP_1_22_a21c" calcext:value-type="string">
            <text:p>PHP_1_22_a21c</text:p>
          </table:table-cell>
          <table:table-cell office:value-type="string" calcext:value-type="string">
            <text:p>εἰ δὲ τὸ ζῆν ἐν σαρκί</text:p>
          </table:table-cell>
          <table:table-cell office:value-type="string" calcext:value-type="string">
            <text:p>Paul utilise le mot **chair** au sens figuré pour désigner son corps tout entier. L’expression **dans la chair** fait alors référence à la vie en tant qu’êtres physiques. Si cela peut prêter à confusion dans votre langue, envisagez d’utiliser un mot ou une expression différente qui fait référence à cette vie physique actuelle. Traduction alternative : “sur cette terre” ou “dans ce monde” (Pour plus d’information, voir : [[rc://fr/ta/man/translate/figs-synecdoche]])</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mwl6</text:p>
          </table:table-cell>
          <table:table-cell table:formula="of:=COM.MICROSOFT.CONCAT([.A65]; &quot;_&quot;;[.B65];&quot;_&quot;;[.C65];&quot;_&quot;;[.D65])" office:value-type="string" office:string-value="PHP_1_22_mwl6" calcext:value-type="string">
            <text:p>PHP_1_22_mwl6</text:p>
          </table:table-cell>
          <table:table-cell office:value-type="string" calcext:value-type="string">
            <text:p>τοῦτό μοι καρπὸς ἔργου</text:p>
          </table:table-cell>
          <table:table-cell office:value-type="string" calcext:value-type="string">
            <text:p>Ici, le mot **fructueux** fait référence aux bons résultats produits par le travail de Paul. Il s’agit d’une métaphore dans laquelle le travail productif anticipé de Paul est comparé à une plante ou à un arbre qui produit de bons fruits. Traduction alternative : “cela signifiera servir efficacement Dieu” ou “cela signifiera travailler de manière productive pour l’avancement de l’Évangile”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tq29</text:p>
          </table:table-cell>
          <table:table-cell table:formula="of:=COM.MICROSOFT.CONCAT([.A66]; &quot;_&quot;;[.B66];&quot;_&quot;;[.C66];&quot;_&quot;;[.D66])" office:value-type="string" office:string-value="PHP_1_23_tq29" calcext:value-type="string">
            <text:p>PHP_1_23_tq29</text:p>
          </table:table-cell>
          <table:table-cell office:value-type="string" calcext:value-type="string">
            <text:p>συνέχομαι δὲ ἐκ τῶν δύο</text:p>
          </table:table-cell>
          <table:table-cell office:value-type="string" calcext:value-type="string">
            <text:p>La phrase **Je suis pressé entre les deux** est une métaphore. Paul parle comme s’il subissait une pression littérale de deux côtés opposés en même temps. Paul utilise cette expression figurée pour montrer sa difficulté à décider quelle est la meilleure décision, si on lui donne le choix entre vivre ou mourir. Si cela prête à confusion dans votre langue, vous pouvez traduire cette expression en utilisant une métaphore qui aurait un sens dans votre langue, ou vous pouvez choisir d’utiliser un langage clair pour l’exprimer. Traduction alternative : “Les deux options ont leurs avantages, donc la décision n’est pas facile pour moi” (Pour plus d’information,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f7qg</text:p>
          </table:table-cell>
          <table:table-cell table:formula="of:=COM.MICROSOFT.CONCAT([.A67]; &quot;_&quot;;[.B67];&quot;_&quot;;[.C67];&quot;_&quot;;[.D67])" office:value-type="string" office:string-value="PHP_1_23_f7qg" calcext:value-type="string">
            <text:p>PHP_1_23_f7qg</text:p>
          </table:table-cell>
          <table:table-cell office:value-type="string" calcext:value-type="string">
            <text:p>τὴν ἐπιθυμίαν ἔχων εἰς τὸ ἀναλῦσαι καὶ σὺν Χριστῷ εἶναι</text:p>
          </table:table-cell>
          <table:table-cell office:value-type="string" calcext:value-type="string">
            <text:p>Paul utilise ici **partir** comme un euphémisme pour montrer qu’il n’a pas peur de mourir. Traduction alternative : “Je voudrais mourir parce que j’irai être avec le Christ” (Pour plus d’information, voir : [[rc://fr/ta/man/translate/figs-euphemism]])</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bu8d</text:p>
          </table:table-cell>
          <table:table-cell table:formula="of:=COM.MICROSOFT.CONCAT([.A68]; &quot;_&quot;;[.B68];&quot;_&quot;;[.C68];&quot;_&quot;;[.D68])" office:value-type="string" office:string-value="PHP_1_25_bu8d" calcext:value-type="string">
            <text:p>PHP_1_25_bu8d</text:p>
          </table:table-cell>
          <table:table-cell office:value-type="string" calcext:value-type="string">
            <text:p>τοῦτο πεποιθὼς</text:p>
          </table:table-cell>
          <table:table-cell office:value-type="string" calcext:value-type="string">
            <text:p>Le mot **cette** fait référence à [1:24](../01/24.md) où Paul a dit qu’il croyait qu’il était plus nécessaire qu’il reste en vie sur terre afin de pouvoir continuer à aider les chrétiens de Philippes à gagner en maturité dans leur foi. Si cela n’est pas clair dans votre langue, pensez à expliquer davantage le mot **cette** dans votre traduction. Traduction alternative : “Et étant sûr qu’il vaut mieux pour vous que je reste” ou “Et ayant été convaincu que je devais rester ici-bas”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kmp4</text:p>
          </table:table-cell>
          <table:table-cell table:formula="of:=COM.MICROSOFT.CONCAT([.A69]; &quot;_&quot;;[.B69];&quot;_&quot;;[.C69];&quot;_&quot;;[.D69])" office:value-type="string" office:string-value="PHP_1_25_kmp4" calcext:value-type="string">
            <text:p>PHP_1_25_kmp4</text:p>
          </table:table-cell>
          <table:table-cell office:value-type="string" calcext:value-type="string">
            <text:p>οἶδα ὅτι μενῶ</text:p>
          </table:table-cell>
          <table:table-cell office:value-type="string" calcext:value-type="string">
            <text:p>Ici, l’expression **rester vivant** fait référence au fait de rester sur la terre dans son corps contrairement à mourir et quitter la terre pour être avec Christ. Voyez comment vous avez traduit le mot **resterai** dans [1:24](../01/24.md) et faites en sorte que le sens soit le même ici. Traduction alternative : “Je continuerai à vivre sur cette terre” (Pour plus d’information, voir : [[rc://fr/ta/man/translate/figs-explicit]])</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i9cl</text:p>
          </table:table-cell>
          <table:table-cell table:formula="of:=COM.MICROSOFT.CONCAT([.A70]; &quot;_&quot;;[.B70];&quot;_&quot;;[.C70];&quot;_&quot;;[.D70])" office:value-type="string" office:string-value="PHP_1_26_i9cl" calcext:value-type="string">
            <text:p>PHP_1_26_i9cl</text:p>
          </table:table-cell>
          <table:table-cell office:value-type="string" calcext:value-type="string">
            <text:p>ἵνα…ἐν ἐμοὶ</text:p>
          </table:table-cell>
          <table:table-cell office:value-type="string" calcext:value-type="string">
            <text:p>“à cause de moi” ou “à cause de ce que je fai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cd3b</text:p>
          </table:table-cell>
          <table:table-cell table:formula="of:=COM.MICROSOFT.CONCAT([.A71]; &quot;_&quot;;[.B71];&quot;_&quot;;[.C71];&quot;_&quot;;[.D71])" office:value-type="string" office:string-value="PHP_1_27_cd3b" calcext:value-type="string">
            <text:p>PHP_1_27_cd3b</text:p>
          </table:table-cell>
          <table:table-cell office:value-type="string" calcext:value-type="string">
            <text:p>ὅτι στήκετε ἐν ἑνὶ πνεύματι, μιᾷ ψυχῇ συναθλοῦντες τῇ πίστει τοῦ εὐαγγελίου</text:p>
          </table:table-cell>
          <table:table-cell office:value-type="string" calcext:value-type="string">
            <text:p>Les expressions **tenir ferme dans un même esprit** et **avec une âme luttant ensemble** partagent des significations similaires et soulignent l’importance de l’unité. (Pour plus d’information, voir : [[rc://fr/ta/man/translate/figs-parallelism]])</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jey6</text:p>
          </table:table-cell>
          <table:table-cell table:formula="of:=COM.MICROSOFT.CONCAT([.A72]; &quot;_&quot;;[.B72];&quot;_&quot;;[.C72];&quot;_&quot;;[.D72])" office:value-type="string" office:string-value="PHP_1_27_jey6" calcext:value-type="string">
            <text:p>PHP_1_27_jey6</text:p>
          </table:table-cell>
          <table:table-cell office:value-type="string" calcext:value-type="string">
            <text:p>μιᾷ ψυχῇ συναθλοῦντες</text:p>
          </table:table-cell>
          <table:table-cell office:value-type="string" calcext:value-type="string">
            <text:p>S’entendre les uns avec les autres signifie avoir **une âme**. Autre traduction : “s’entendre les uns avec les autres et travailler ensemble” (Pour plus d’information, voir : [rc://fr/ta/man/translate/figs-metaphor])</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ej2s</text:p>
          </table:table-cell>
          <table:table-cell table:formula="of:=COM.MICROSOFT.CONCAT([.A73]; &quot;_&quot;;[.B73];&quot;_&quot;;[.C73];&quot;_&quot;;[.D73])" office:value-type="string" office:string-value="PHP_1_27_ej2s" calcext:value-type="string">
            <text:p>PHP_1_27_ej2s</text:p>
          </table:table-cell>
          <table:table-cell office:value-type="string" calcext:value-type="string">
            <text:p>συναθλοῦντες</text:p>
          </table:table-cell>
          <table:table-cell office:value-type="string" calcext:value-type="string">
            <text:p>Traduction alternative : “coopérer au travail”</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ya3h</text:p>
          </table:table-cell>
          <table:table-cell table:formula="of:=COM.MICROSOFT.CONCAT([.A74]; &quot;_&quot;;[.B74];&quot;_&quot;;[.C74];&quot;_&quot;;[.D74])" office:value-type="string" office:string-value="PHP_1_27_ya3h" calcext:value-type="string">
            <text:p>PHP_1_27_ya3h</text:p>
          </table:table-cell>
          <table:table-cell office:value-type="string" calcext:value-type="string">
            <text:p>τῇ πίστει τοῦ εὐαγγελίου</text:p>
          </table:table-cell>
          <table:table-cell office:value-type="string" calcext:value-type="string">
            <text:p>Ici, le nom abstrait **foi**, dans l’expression **la foi de l’Évangile,** fait référence à ce que les croyants comprennent et font après avoir cru à l’Évangile, qui est le message de Dieu au sujet de Jésus. (Pour plus d’information, voir : [[rc://fr/ta/man/translate/figs-abstract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i9yt</text:p>
          </table:table-cell>
          <table:table-cell table:formula="of:=COM.MICROSOFT.CONCAT([.A75]; &quot;_&quot;;[.B75];&quot;_&quot;;[.C75];&quot;_&quot;;[.D75])" office:value-type="string" office:string-value="PHP_1_28_i9yt" calcext:value-type="string">
            <text:p>PHP_1_28_i9yt</text:p>
          </table:table-cell>
          <table:table-cell office:value-type="string" calcext:value-type="string">
            <text:p>μὴ πτυρόμενοι ἐν μηδενὶ</text:p>
          </table:table-cell>
          <table:table-cell office:value-type="string" calcext:value-type="string">
            <text:p>C’est un commandement pour les croyants philippiens. Si votre langue a une forme de commande au pluriel, utilisez-la ici. (Pour plus d’information, voir : [[rc://fr/ta/man/translate/figs-you]])</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l495</text:p>
          </table:table-cell>
          <table:table-cell table:formula="of:=COM.MICROSOFT.CONCAT([.A76]; &quot;_&quot;;[.B76];&quot;_&quot;;[.C76];&quot;_&quot;;[.D76])" office:value-type="string" office:string-value="PHP_1_28_l495" calcext:value-type="string">
            <text:p>PHP_1_28_l495</text:p>
          </table:table-cell>
          <table:table-cell office:value-type="string" calcext:value-type="string">
            <text:p>ἥτις ἐστὶν αὐτοῖς ἔνδειξις ἀπωλείας, ὑμῶν δὲ σωτηρίας, καὶ τοῦτο ἀπὸ Θεοῦ</text:p>
          </table:table-cell>
          <table:table-cell office:value-type="string" calcext:value-type="string">
            <text:p>Le mot **ceci**, dans la phrase **ceci est un signe pour eux**, fait référence au manque de peur à cause de leur foi que les croyants philippiens auront quand ils seront opposés. (Pour plus d’information, voir : [[rc://fr/ta/man/translate/writing-pro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nb4b</text:p>
          </table:table-cell>
          <table:table-cell table:formula="of:=COM.MICROSOFT.CONCAT([.A77]; &quot;_&quot;;[.B77];&quot;_&quot;;[.C77];&quot;_&quot;;[.D77])" office:value-type="string" office:string-value="PHP_1_28_nb4b" calcext:value-type="string">
            <text:p>PHP_1_28_nb4b</text:p>
          </table:table-cell>
          <table:table-cell office:value-type="string" calcext:value-type="string">
            <text:p>καὶ τοῦτο ἀπὸ Θεοῦ</text:p>
          </table:table-cell>
          <table:table-cell office:value-type="string" calcext:value-type="string">
            <text:p>Le mot **ceci** dans l’expression **ceci de la part de Dieu** pourrait se référer à : (1) ce qui le précède dans ce verset, à la fois le courage que Dieu donne aux chrétiens de Philippes et le signe que leur courage donne à ceux qui s’opposent à eux. Traduction alternative : “votre absence de crainte et le signe qu’elle donne sont tous de Dieu”. (2) le signe donné à ceux qui s’opposent aux chrétiens de Philippes. Traduction alternative : “ce signe est de Dieu” (Pour plus d’information, voir : [[rc://fr/ta/man/translate/writing-pronouns]])</text:p>
          </table:table-cell>
        </table:table-row>
        <table:table-row table:style-name="ro1">
          <table:table-cell office:value-type="string" calcext:value-type="string">
            <text:p>PHP</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x4z3</text:p>
          </table:table-cell>
          <table:table-cell table:formula="of:=COM.MICROSOFT.CONCAT([.A78]; &quot;_&quot;;[.B78];&quot;_&quot;;[.C78];&quot;_&quot;;[.D78])" office:value-type="string" office:string-value="PHP_1_30_x4z3" calcext:value-type="string">
            <text:p>PHP_1_30_x4z3</text:p>
          </table:table-cell>
          <table:table-cell office:value-type="string" calcext:value-type="string">
            <text:p>τὸν αὐτὸν ἀγῶνα ἔχοντες, οἷον εἴδετε ἐν ἐμοὶ, καὶ νῦν ἀκούετε ἐν ἐμοί</text:p>
          </table:table-cell>
          <table:table-cell office:value-type="string" calcext:value-type="string">
            <text:p>Si le nom abstrait **lutte** est une source de confusion dans votre langue, vous pouvez l’exprimer avec une phrase verbale ou en exprimant l’idée derrière ce mot d’une autre manière qui serait claire dans votre langue. Traduction alternative : “affronter les mêmes conflits” ou “endurer les mêmes épreuves” (Pour plus d’information, voir : [[rc://fr/ta/man/translate/figs-abstract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string" calcext:value-type="string">
            <text:p>intro</text:p>
          </table:table-cell>
          <table:table-cell office:value-type="string" calcext:value-type="string">
            <text:p>ixw8</text:p>
          </table:table-cell>
          <table:table-cell table:formula="of:=COM.MICROSOFT.CONCAT([.A79]; &quot;_&quot;;[.B79];&quot;_&quot;;[.C79];&quot;_&quot;;[.D79])" office:value-type="string" office:string-value="PHP_2_intro_ixw8" calcext:value-type="string">
            <text:p>PHP_2_intro_ixw8</text:p>
          </table:table-cell>
          <table:table-cell/>
          <table:table-cell office:value-type="string" calcext:value-type="string">
            <text:p># Philippiens 2 Notes générales&lt;br&gt;&lt;br&gt;## Structure et mise en forme&lt;br&gt;&lt;br&gt;Certaines traductions mettent à part les lignes des versets 6-11. Ces versets décrivent l’exemple de Christ. Ils enseignent des vérités importantes sur la personne de Jésus.&lt;br&gt;&lt;br&gt;## Concepts particuliers de ce chapitre&lt;br&gt;&lt;br&gt;### Instructions pratiques&lt;br&gt;&lt;br&gt;Dans ce chapitre, Paul donne de nombreuses instructions pratiques à l’église de Philippes.&lt;br&gt;&lt;br&gt;## Autres difficultés de traduction possibles dans ce chapitre&lt;br&gt;&lt;br&gt;### “S’il y a quelque”&lt;br&gt;&lt;br&gt;Cette affirmation semble être un type d’affirmation hypothétique. Cependant, il ne s’agit pas d’une déclaration hypothétique, car elle exprime quelque chose qui est vrai. Le traducteur peut également traduire cette phrase par “puisqu’il y a quelque”.</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xye5</text:p>
          </table:table-cell>
          <table:table-cell table:formula="of:=COM.MICROSOFT.CONCAT([.A80]; &quot;_&quot;;[.B80];&quot;_&quot;;[.C80];&quot;_&quot;;[.D80])" office:value-type="string" office:string-value="PHP_2_1_xye5" calcext:value-type="string">
            <text:p>PHP_2_1_xye5</text:p>
          </table:table-cell>
          <table:table-cell/>
          <table:table-cell office:value-type="string" calcext:value-type="string">
            <text:p>Si cela était plus clair dans votre langue, vous pourriez exprimer l’idée derrière le nom abstrait **encouragement** en utilisant une forme verbale de ce mot. Traduction alternative : “si le Christ vous encourage” (Pour plus d’information, voir : [[rc://fr/ta/man/translate/figs-abstract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b1q7</text:p>
          </table:table-cell>
          <table:table-cell table:formula="of:=COM.MICROSOFT.CONCAT([.A81]; &quot;_&quot;;[.B81];&quot;_&quot;;[.C81];&quot;_&quot;;[.D81])" office:value-type="string" office:string-value="PHP_2_1_b1q7" calcext:value-type="string">
            <text:p>PHP_2_1_b1q7</text:p>
          </table:table-cell>
          <table:table-cell office:value-type="string" calcext:value-type="string">
            <text:p>εἴ τις…παράκλησις ἐν Χριστῷ</text:p>
          </table:table-cell>
          <table:table-cell office:value-type="string" calcext:value-type="string">
            <text:p>L’expression **si {il y a} quelque**, qui apparaît une fois dans ce verset, et l’expression **si quelque**, qui apparaît trois fois dans ce verset, semblent être des déclarations hypothétiques. Cependant, elles ne sont pas hypothétiques, car chacune d’elles exprime des choses qui sont vraies. Pour ajouter de la clarté dans votre langue, vous pourriez exprimer explicitement le sens de ces phrases. Traduction alternative : “puisque le Christ vous a encouragés, puisqu’il y a du réconfort dans son amour, puisqu’il y a communion dans l’Esprit, puisque vous avez des affections et des compassions” (Pour plus d’information, voir : [[rc://fr/ta/man/translate/figs-explici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k1b2</text:p>
          </table:table-cell>
          <table:table-cell table:formula="of:=COM.MICROSOFT.CONCAT([.A82]; &quot;_&quot;;[.B82];&quot;_&quot;;[.C82];&quot;_&quot;;[.D82])" office:value-type="string" office:string-value="PHP_2_1_k1b2" calcext:value-type="string">
            <text:p>PHP_2_1_k1b2</text:p>
          </table:table-cell>
          <table:table-cell office:value-type="string" calcext:value-type="string">
            <text:p>εἴ τι παραμύθιον ἀγάπης</text:p>
          </table:table-cell>
          <table:table-cell office:value-type="string" calcext:value-type="string">
            <text:p>Ici, **amour** fait probablement référence à l’amour du Christ pour les Philippiens. Traductions alternatives : “si son amour vous a réconfortés” ou “si son amour pour vous vous a réconfortés de quelque manière que ce soit” (Pour plus d’information, voir : [[rc://fr/ta/man/translate/figs-explici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m84k</text:p>
          </table:table-cell>
          <table:table-cell table:formula="of:=COM.MICROSOFT.CONCAT([.A83]; &quot;_&quot;;[.B83];&quot;_&quot;;[.C83];&quot;_&quot;;[.D83])" office:value-type="string" office:string-value="PHP_2_1_m84k" calcext:value-type="string">
            <text:p>PHP_2_1_m84k</text:p>
          </table:table-cell>
          <table:table-cell office:value-type="string" calcext:value-type="string">
            <text:p>εἴ τις κοινωνία Πνεύματος</text:p>
          </table:table-cell>
          <table:table-cell office:value-type="string" calcext:value-type="string">
            <text:p>L’expression **communion de l’Esprit** peut se référer à : (1) l’Esprit Saint donnant aux chrétiens de Philippes la communion entre eux. Traductions alternatives : “si l’Esprit a produit une communion parmi vous” ou “si l’Esprit vous a donné une communion entre vous”. (2) la communion des chrétiens de Philippes avec le Saint-Esprit. Traduction alternative : “Si vous êtes en communion avec l’Esprit”. (3) À la fois le Saint-Esprit donnant aux chrétiens de Philippes la communion entre eux et le fait qu’ils aient la communion avec le Saint-Esprit. Traduction alternative : “si vous êtes en communion avec l’Esprit et si l’Esprit a produit en vous une communion les uns avec les autre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l2px</text:p>
          </table:table-cell>
          <table:table-cell table:formula="of:=COM.MICROSOFT.CONCAT([.A84]; &quot;_&quot;;[.B84];&quot;_&quot;;[.C84];&quot;_&quot;;[.D84])" office:value-type="string" office:string-value="PHP_2_1_l2px" calcext:value-type="string">
            <text:p>PHP_2_1_l2px</text:p>
          </table:table-cell>
          <table:table-cell office:value-type="string" calcext:value-type="string">
            <text:p>εἴ τις σπλάγχνα καὶ οἰκτιρμοί</text:p>
          </table:table-cell>
          <table:table-cell office:value-type="string" calcext:value-type="string">
            <text:p>Si c’est plus clair dans votre langue, vous pouvez exprimer l’idée derrière les noms abstraits **affections** et **compassions** en les utilisant dans une phrase verbale. Traductions alternatives : “si vous ressentez de l’affection et de la compassion l’un pour l’autre” ou “si vous avez de l’affection et de la compassion l’un pour l’autre” (Pour plus d’information, voir : [[rc://fr/ta/man/translate/figs-abstractnouns]])</text:p>
          </table:table-cell>
        </table:table-row>
        <table:table-row table:style-name="ro1">
          <table:table-cell office:value-type="string" calcext:value-type="string">
            <text:p>PHP</text:p>
          </table:table-cell>
          <table:table-cell table:number-columns-repeated="2" office:value-type="float" office:value="2" calcext:value-type="float">
            <text:p>2</text:p>
          </table:table-cell>
          <table:table-cell office:value-type="string" calcext:value-type="string">
            <text:p>jxq2</text:p>
          </table:table-cell>
          <table:table-cell table:formula="of:=COM.MICROSOFT.CONCAT([.A85]; &quot;_&quot;;[.B85];&quot;_&quot;;[.C85];&quot;_&quot;;[.D85])" office:value-type="string" office:string-value="PHP_2_2_jxq2" calcext:value-type="string">
            <text:p>PHP_2_2_jxq2</text:p>
          </table:table-cell>
          <table:table-cell office:value-type="string" calcext:value-type="string">
            <text:p>πληρώσατέ μου τὴν χαρὰν</text:p>
          </table:table-cell>
          <table:table-cell office:value-type="string" calcext:value-type="string">
            <text:p>Paul parle ici de **joie** comme s’il s’agissait d’une tâche qui peut être accomplie. Traduction alternative : « me faire me réjouir grandement »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y1le</text:p>
          </table:table-cell>
          <table:table-cell table:formula="of:=COM.MICROSOFT.CONCAT([.A86]; &quot;_&quot;;[.B86];&quot;_&quot;;[.C86];&quot;_&quot;;[.D86])" office:value-type="string" office:string-value="PHP_2_3_y1le" calcext:value-type="string">
            <text:p>PHP_2_3_y1le</text:p>
          </table:table-cell>
          <table:table-cell office:value-type="string" calcext:value-type="string">
            <text:p>μηδὲν κατ’ ἐριθείαν μηδὲ κατὰ κενοδοξίαν</text:p>
          </table:table-cell>
          <table:table-cell office:value-type="string" calcext:value-type="string">
            <text:p>« Ne vous servez pas et ne vous considérez pas comme meilleurs que les autres. »</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ezk6</text:p>
          </table:table-cell>
          <table:table-cell table:formula="of:=COM.MICROSOFT.CONCAT([.A87]; &quot;_&quot;;[.B87];&quot;_&quot;;[.C87];&quot;_&quot;;[.D87])" office:value-type="string" office:string-value="PHP_2_4_ezk6" calcext:value-type="string">
            <text:p>PHP_2_4_ezk6</text:p>
          </table:table-cell>
          <table:table-cell office:value-type="string" calcext:value-type="string">
            <text:p>μὴ τὰ ἑαυτῶν ἕκαστος σκοποῦντες, ἀλλὰ καὶ τὰ ἑτέρων ἕκαστοι</text:p>
          </table:table-cell>
          <table:table-cell office:value-type="string" calcext:value-type="string">
            <text:p>“ne vous souciez pas seulement de ce dont vous avez besoin, mais aussi de ce dont les autres ont besoin”</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rh98</text:p>
          </table:table-cell>
          <table:table-cell table:formula="of:=COM.MICROSOFT.CONCAT([.A88]; &quot;_&quot;;[.B88];&quot;_&quot;;[.C88];&quot;_&quot;;[.D88])" office:value-type="string" office:string-value="PHP_2_5_rh98" calcext:value-type="string">
            <text:p>PHP_2_5_rh98</text:p>
          </table:table-cell>
          <table:table-cell office:value-type="string" calcext:value-type="string">
            <text:p>τοῦτο φρονεῖτε ἐν ὑμῖν, ὃ καὶ ἐν Χριστῷ Ἰησοῦ</text:p>
          </table:table-cell>
          <table:table-cell office:value-type="string" calcext:value-type="string">
            <text:p>Si votre langue n’utilise pas de nom abstrait pour l’idée de **sentiments**, vous pouvez exprimer l’idée derrière le nom abstrait **sentiments** avec un verbe tel que “penser”. Traduction alternative : “pensez envers les uns les autres les pensées que Jésus Christ avait pour les gens” (Pour plus d’information, voir : [[rc://fr/ta/man/translate/figs-abstract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s4q</text:p>
          </table:table-cell>
          <table:table-cell table:formula="of:=COM.MICROSOFT.CONCAT([.A89]; &quot;_&quot;;[.B89];&quot;_&quot;;[.C89];&quot;_&quot;;[.D89])" office:value-type="string" office:string-value="PHP_2_6_hs4q" calcext:value-type="string">
            <text:p>PHP_2_6_hs4q</text:p>
          </table:table-cell>
          <table:table-cell office:value-type="string" calcext:value-type="string">
            <text:p>ἐν μορφῇ Θεοῦ ὑπάρχων</text:p>
          </table:table-cell>
          <table:table-cell office:value-type="string" calcext:value-type="string">
            <text:p>“bien que tout ce qui est vrai de Dieu est vrai de lui”</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ls2</text:p>
          </table:table-cell>
          <table:table-cell table:formula="of:=COM.MICROSOFT.CONCAT([.A90]; &quot;_&quot;;[.B90];&quot;_&quot;;[.C90];&quot;_&quot;;[.D90])" office:value-type="string" office:string-value="PHP_2_6_els2" calcext:value-type="string">
            <text:p>PHP_2_6_els2</text:p>
          </table:table-cell>
          <table:table-cell office:value-type="string" calcext:value-type="string">
            <text:p>οὐχ ἁρπαγμὸν ἡγήσατο τὸ εἶναι ἴσα Θεῷ</text:p>
          </table:table-cell>
          <table:table-cell office:value-type="string" calcext:value-type="string">
            <text:p>Ici, être **égal** signifie “égalité de statut” ou “égalité d’honneur”. Saisir l’égalité avec Dieu signifie exiger qu’il continue d’être honoré comme Dieu est honoré. Le Christ n’a pas fait cela. Bien qu’il n’ait pas cessé d’être Dieu, il a cessé d’agir comme Dieu. Traduction alternative : “ne pensait pas avoir le même statut que Dieu”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yu25</text:p>
          </table:table-cell>
          <table:table-cell table:formula="of:=COM.MICROSOFT.CONCAT([.A91]; &quot;_&quot;;[.B91];&quot;_&quot;;[.C91];&quot;_&quot;;[.D91])" office:value-type="string" office:string-value="PHP_2_7_yu25" calcext:value-type="string">
            <text:p>PHP_2_7_yu25</text:p>
          </table:table-cell>
          <table:table-cell office:value-type="string" calcext:value-type="string">
            <text:p>ἑαυτὸν ἐκένωσεν</text:p>
          </table:table-cell>
          <table:table-cell office:value-type="string" calcext:value-type="string">
            <text:p>Ici, la déclaration de Paul selon laquelle Christ **s’est vidé** est figurative et pas littérale. En utilisant l’expression figurative **il s’est vidé**, Paul exprime de manière vivante que le Christ a choisi de renoncer à ses droits et privilèges divins lorsqu’il est devenu humain. Si vos lecteurs comprennent mal cette phrase, vous pouvez utiliser une métaphore équivalente de votre culture ou utiliser un langage simple. Traduction alternative : “il a renoncé aux droits et privilèges divins” ou “il a volontairement mis de côté les privilèges divins”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c8n</text:p>
          </table:table-cell>
          <table:table-cell table:formula="of:=COM.MICROSOFT.CONCAT([.A92]; &quot;_&quot;;[.B92];&quot;_&quot;;[.C92];&quot;_&quot;;[.D92])" office:value-type="string" office:string-value="PHP_2_7_tc8n" calcext:value-type="string">
            <text:p>PHP_2_7_tc8n</text:p>
          </table:table-cell>
          <table:table-cell office:value-type="string" calcext:value-type="string">
            <text:p>ἐν ὁμοιώματι ἀνθρώπων</text:p>
          </table:table-cell>
          <table:table-cell office:value-type="string" calcext:value-type="string">
            <text:p>Le mot **hommes** met l’accent sur l’idée de l’humanité de Jésus plutôt que sur son sexe. Il est au pluriel pour souligner l’idée que Jésus ressemblait à l’humanité en général. Considérez la meilleure façon d’exprimer dans votre langue cet accent sur l’humanité de Jésus. Traduction alternative : “à l’image des êtres humains” (Pour plus d’information, voir : [[rc://fr/ta/man/translate/figs-gendernotatio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8a6</text:p>
          </table:table-cell>
          <table:table-cell table:formula="of:=COM.MICROSOFT.CONCAT([.A93]; &quot;_&quot;;[.B93];&quot;_&quot;;[.C93];&quot;_&quot;;[.D93])" office:value-type="string" office:string-value="PHP_2_8_t8a6" calcext:value-type="string">
            <text:p>PHP_2_8_t8a6</text:p>
          </table:table-cell>
          <table:table-cell office:value-type="string" calcext:value-type="string">
            <text:p>γενόμενος ὑπήκοος μέχρι θανάτου</text:p>
          </table:table-cell>
          <table:table-cell office:value-type="string" calcext:value-type="string">
            <text:p>L’expression **étant devenue** clarifie ou introduit la façon dont Jésus **s’est humilié**. Choisissez la forme la plus naturelle dans votre langue pour exprimer ce sens. Traductions alternatives : “Jésus s’est humilié en devenant obéissant jusqu’à la mort” ou “Jésus s’est humilié de cette façon, en obéissant jusqu’à la mort” ou “Jésus s’est humilié, spécifiquement, en obéissant à Dieu jusqu’à la mor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i57</text:p>
          </table:table-cell>
          <table:table-cell table:formula="of:=COM.MICROSOFT.CONCAT([.A94]; &quot;_&quot;;[.B94];&quot;_&quot;;[.C94];&quot;_&quot;;[.D94])" office:value-type="string" office:string-value="PHP_2_8_hi57" calcext:value-type="string">
            <text:p>PHP_2_8_hi57</text:p>
          </table:table-cell>
          <table:table-cell office:value-type="string" calcext:value-type="string">
            <text:p>θανάτου δὲ σταυροῦ</text:p>
          </table:table-cell>
          <table:table-cell office:value-type="string" calcext:value-type="string">
            <text:p>“even to dying on a cros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mvb7</text:p>
          </table:table-cell>
          <table:table-cell table:formula="of:=COM.MICROSOFT.CONCAT([.A95]; &quot;_&quot;;[.B95];&quot;_&quot;;[.C95];&quot;_&quot;;[.D95])" office:value-type="string" office:string-value="PHP_2_9_mvb7" calcext:value-type="string">
            <text:p>PHP_2_9_mvb7</text:p>
          </table:table-cell>
          <table:table-cell office:value-type="string" calcext:value-type="string">
            <text:p>τὸ ὄνομα τὸ ὑπὲρ πᾶν ὄνομα</text:p>
          </table:table-cell>
          <table:table-cell office:value-type="string" calcext:value-type="string">
            <text:p>Ici, **nom** est une métonymie qui fait référence au statut ou à la position associée au nom de quelqu’un. Traduction alternative : “la position qui est au-dessus de toute autre position” ou “la position qui est plus élevée que toute autre position” ou “le rang qui est au-dessus de tout autre rang” (Pour plus d’information, voir : [[rc://fr/ta/man/translate/figs-metonymy]])</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qsy9</text:p>
          </table:table-cell>
          <table:table-cell table:formula="of:=COM.MICROSOFT.CONCAT([.A96]; &quot;_&quot;;[.B96];&quot;_&quot;;[.C96];&quot;_&quot;;[.D96])" office:value-type="string" office:string-value="PHP_2_9_qsy9" calcext:value-type="string">
            <text:p>PHP_2_9_qsy9</text:p>
          </table:table-cell>
          <table:table-cell office:value-type="string" calcext:value-type="string">
            <text:p>ὑπὲρ πᾶν ὄνομα</text:p>
          </table:table-cell>
          <table:table-cell office:value-type="string" calcext:value-type="string">
            <text:p>Son **nom** est plus important, plus à louer que tout autre nom.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k45</text:p>
          </table:table-cell>
          <table:table-cell table:formula="of:=COM.MICROSOFT.CONCAT([.A97]; &quot;_&quot;;[.B97];&quot;_&quot;;[.C97];&quot;_&quot;;[.D97])" office:value-type="string" office:string-value="PHP_2_10_tk45" calcext:value-type="string">
            <text:p>PHP_2_10_tk45</text:p>
          </table:table-cell>
          <table:table-cell office:value-type="string" calcext:value-type="string">
            <text:p>ἐν τῷ ὀνόματι Ἰησοῦ, πᾶν γόνυ κάμψῃ</text:p>
          </table:table-cell>
          <table:table-cell office:value-type="string" calcext:value-type="string">
            <text:p>Ici, **tous les genoux** fléchissent est une façon idiomatique de dire que Jésus sera adoré et honoré par tous. Si cela est clair dans ta langue, envisage d’utiliser cette expression, mais si tes lecteurs comprennent mal cette phrase, envisage d’utiliser une expression équivalente pour communiquer l’idée d’adoration. (Pour plus d’information, voir : [[rc://fr/ta/man/translate/figs-idiom]])</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xz1u</text:p>
          </table:table-cell>
          <table:table-cell table:formula="of:=COM.MICROSOFT.CONCAT([.A98]; &quot;_&quot;;[.B98];&quot;_&quot;;[.C98];&quot;_&quot;;[.D98])" office:value-type="string" office:string-value="PHP_2_10_xz1u" calcext:value-type="string">
            <text:p>PHP_2_10_xz1u</text:p>
          </table:table-cell>
          <table:table-cell office:value-type="string" calcext:value-type="string">
            <text:p>ἐν τῷ ὀνόματι Ἰησοῦ, πᾶν γόνυ κάμψῃ</text:p>
          </table:table-cell>
          <table:table-cell office:value-type="string" calcext:value-type="string">
            <text:p>Ici, **tous les genoux** fléchissent est une façon idiomatique de dire que Jésus sera adoré et honoré par tous. Si cela est clair dans ta langue, envisage d’utiliser cette expression, mais si tes lecteurs comprennent mal cette phrase, envisage d’utiliser une expression équivalente pour communiquer l’idée d’adoration. (Pour plus d’information, voir : [[rc://fr/ta/man/translate/figs-idiom]])</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kfb4</text:p>
          </table:table-cell>
          <table:table-cell table:formula="of:=COM.MICROSOFT.CONCAT([.A99]; &quot;_&quot;;[.B99];&quot;_&quot;;[.C99];&quot;_&quot;;[.D99])" office:value-type="string" office:string-value="PHP_2_10_kfb4" calcext:value-type="string">
            <text:p>PHP_2_10_kfb4</text:p>
          </table:table-cell>
          <table:table-cell office:value-type="string" calcext:value-type="string">
            <text:p>καταχθονίων</text:p>
          </table:table-cell>
          <table:table-cell office:value-type="string" calcext:value-type="string">
            <text:p>Cela fait référence à l’endroit où les gens vont quand ils meurent ou à l’endroit où habitent les démo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xy4f</text:p>
          </table:table-cell>
          <table:table-cell table:formula="of:=COM.MICROSOFT.CONCAT([.A100]; &quot;_&quot;;[.B100];&quot;_&quot;;[.C100];&quot;_&quot;;[.D100])" office:value-type="string" office:string-value="PHP_2_11_xy4f" calcext:value-type="string">
            <text:p>PHP_2_11_xy4f</text:p>
          </table:table-cell>
          <table:table-cell office:value-type="string" calcext:value-type="string">
            <text:p>πᾶσα γλῶσσα</text:p>
          </table:table-cell>
          <table:table-cell office:value-type="string" calcext:value-type="string">
            <text:p>Ici, Paul utilise le mot **langue** au sens figuré pour représenter la bouche et ce qui sort de la bouche. Paul décrit au sens figuré ce qui est dit en l’associant à la langue. Si ce n’est pas clair dans ta langue, tu peux utiliser une expression équivalente ou utiliser un langage simple. Traductions alternatives : “chaque bouche déclarera” ou “chaque être dira” ou “tout le monde dira” (Pour plus d’information, voir : [[rc://fr/ta/man/translate/figs-metonymy]])</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mr2i</text:p>
          </table:table-cell>
          <table:table-cell table:formula="of:=COM.MICROSOFT.CONCAT([.A101]; &quot;_&quot;;[.B101];&quot;_&quot;;[.C101];&quot;_&quot;;[.D101])" office:value-type="string" office:string-value="PHP_2_11_mr2i" calcext:value-type="string">
            <text:p>PHP_2_11_mr2i</text:p>
          </table:table-cell>
          <table:table-cell office:value-type="string" calcext:value-type="string">
            <text:p>εἰς δόξαν Θεοῦ Πατρὸς</text:p>
          </table:table-cell>
          <table:table-cell office:value-type="string" calcext:value-type="string">
            <text:p>Ici le mot **à** exprime le résultat. Traduction alternative : “avec le résultat qu’ils loueront Dieu le Père” (Pour plus d’information, voir : [[rc://fr/ta/man/translate/grammar-connect-logic-goal]])</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jnp3</text:p>
          </table:table-cell>
          <table:table-cell table:formula="of:=COM.MICROSOFT.CONCAT([.A102]; &quot;_&quot;;[.B102];&quot;_&quot;;[.C102];&quot;_&quot;;[.D102])" office:value-type="string" office:string-value="PHP_2_12_jnp3" calcext:value-type="string">
            <text:p>PHP_2_12_jnp3</text:p>
          </table:table-cell>
          <table:table-cell/>
          <table:table-cell office:value-type="string" calcext:value-type="string">
            <text:p>L’expression **alors** montre que ce qui la suit est le résultat souhaité de ce qui l’a précédée dans [2:5-11](../02/05.md). Utilisez la forme la plus naturelle de votre langue pour montrer cette relation. Traduction alternative : “Par conséquent” (Pour plus d’information, voir : [[rc://fr/ta/man/translate/grammar-connect-words-phrase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e359</text:p>
          </table:table-cell>
          <table:table-cell table:formula="of:=COM.MICROSOFT.CONCAT([.A103]; &quot;_&quot;;[.B103];&quot;_&quot;;[.C103];&quot;_&quot;;[.D103])" office:value-type="string" office:string-value="PHP_2_12_e359" calcext:value-type="string">
            <text:p>PHP_2_12_e359</text:p>
          </table:table-cell>
          <table:table-cell office:value-type="string" calcext:value-type="string">
            <text:p>ἀγαπητοί μου</text:p>
          </table:table-cell>
          <table:table-cell office:value-type="string" calcext:value-type="string">
            <text:p>Ici, le mot **bien-aimé** fait référence aux croyants de Philippes. Paul utilise ce mot pour exprimer à quel point il les aime. Si vos lecteurs comprennent mal cette expression, vous pouvez utiliser une phrase équivalente dans votre langue qui exprime l’amour et l’affection. Traduction alternative : “mes chers coreligionnaire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c1ix</text:p>
          </table:table-cell>
          <table:table-cell table:formula="of:=COM.MICROSOFT.CONCAT([.A104]; &quot;_&quot;;[.B104];&quot;_&quot;;[.C104];&quot;_&quot;;[.D104])" office:value-type="string" office:string-value="PHP_2_12_c1ix" calcext:value-type="string">
            <text:p>PHP_2_12_c1ix</text:p>
          </table:table-cell>
          <table:table-cell office:value-type="string" calcext:value-type="string">
            <text:p>ἐν τῇ παρουσίᾳ μου</text:p>
          </table:table-cell>
          <table:table-cell office:value-type="string" calcext:value-type="string">
            <text:p>“quand je suis là avec vou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u5ng</text:p>
          </table:table-cell>
          <table:table-cell table:formula="of:=COM.MICROSOFT.CONCAT([.A105]; &quot;_&quot;;[.B105];&quot;_&quot;;[.C105];&quot;_&quot;;[.D105])" office:value-type="string" office:string-value="PHP_2_12_u5ng" calcext:value-type="string">
            <text:p>PHP_2_12_u5ng</text:p>
          </table:table-cell>
          <table:table-cell office:value-type="string" calcext:value-type="string">
            <text:p>ἐν τῇ ἀπουσίᾳ μου</text:p>
          </table:table-cell>
          <table:table-cell office:value-type="string" calcext:value-type="string">
            <text:p>“quand je ne suis pas là avec vou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j897</text:p>
          </table:table-cell>
          <table:table-cell table:formula="of:=COM.MICROSOFT.CONCAT([.A106]; &quot;_&quot;;[.B106];&quot;_&quot;;[.C106];&quot;_&quot;;[.D106])" office:value-type="string" office:string-value="PHP_2_12_j897" calcext:value-type="string">
            <text:p>PHP_2_12_j897</text:p>
          </table:table-cell>
          <table:table-cell office:value-type="string" calcext:value-type="string">
            <text:p>μετὰ φόβου καὶ τρόμου τὴν ἑαυτῶν σωτηρίαν κατεργάζεσθε</text:p>
          </table:table-cell>
          <table:table-cell office:value-type="string" calcext:value-type="string">
            <text:p>Si votre langue n’utilise pas de nom abstrait pour l’idée du **salut**, vous pouvez exprimer l’idée derrière le nom abstrait **salut** en utilisant une forme verbale de ce mot ou en l’exprimant d’une autre manière qui décrit l’œuvre du Salut de Dieu. Traduction alternative : “avec crainte et tremblement, continuez à travailler dur pour faire ce qui convient à ceux que Dieu sauve” ou “avec crainte et respect pour Dieu, travaillez à faire de bonnes choses, comme ceux que Dieu a sauvés” (Voir : [[rc://fr/ta/man/translate/figs-abstract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cm1s</text:p>
          </table:table-cell>
          <table:table-cell table:formula="of:=COM.MICROSOFT.CONCAT([.A107]; &quot;_&quot;;[.B107];&quot;_&quot;;[.C107];&quot;_&quot;;[.D107])" office:value-type="string" office:string-value="PHP_2_12_cm1s" calcext:value-type="string">
            <text:p>PHP_2_12_cm1s</text:p>
          </table:table-cell>
          <table:table-cell office:value-type="string" calcext:value-type="string">
            <text:p>μετὰ φόβου καὶ τρόμου</text:p>
          </table:table-cell>
          <table:table-cell office:value-type="string" calcext:value-type="string">
            <text:p>Paul utilise les mots **crainte** et **tremblement** ensemble pour montrer l’attitude de révérence que les gens devraient avoir pour Dieu. Réfléchissez à la meilleure façon d’exprimer cette idée dans votre langue. Ces mots ont des significations très similaires, vous pouvez donc les exprimer comme une seule idée ou les traduire comme deux expressions distinctes. Traduction alternative : “avec crainte et révérence pour Dieu” ou “avec une profonde révérence” (Pour plus d’information, voir : [[rc://fr/ta/man/translate/figs-double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m6b8</text:p>
          </table:table-cell>
          <table:table-cell table:formula="of:=COM.MICROSOFT.CONCAT([.A108]; &quot;_&quot;;[.B108];&quot;_&quot;;[.C108];&quot;_&quot;;[.D108])" office:value-type="string" office:string-value="PHP_2_13_m6b8" calcext:value-type="string">
            <text:p>PHP_2_13_m6b8</text:p>
          </table:table-cell>
          <table:table-cell office:value-type="string" calcext:value-type="string">
            <text:p>καὶ τὸ θέλειν, καὶ τὸ ἐνεργεῖν, ὑπὲρ τῆς εὐδοκίας</text:p>
          </table:table-cell>
          <table:table-cell office:value-type="string" calcext:value-type="string">
            <text:p>Traduction alternative : “pour vous permettre de désirer faire et de faire en même temps les choses qui lui font plaisir” ou “pour que vous vouliez faire ce qui lui fait plaisir, et que vous soyez capables de faire ce qui lui fait plaisi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z2lz</text:p>
          </table:table-cell>
          <table:table-cell table:formula="of:=COM.MICROSOFT.CONCAT([.A109]; &quot;_&quot;;[.B109];&quot;_&quot;;[.C109];&quot;_&quot;;[.D109])" office:value-type="string" office:string-value="PHP_2_15_z2lz" calcext:value-type="string">
            <text:p>PHP_2_15_z2lz</text:p>
          </table:table-cell>
          <table:table-cell office:value-type="string" calcext:value-type="string">
            <text:p>ἄμεμπτοι καὶ ἀκέραιοι</text:p>
          </table:table-cell>
          <table:table-cell office:value-type="string" calcext:value-type="string">
            <text:p>Les mots **sans reproche** et **pur** ont un sens très similaire et sont utilisés ensemble pour souligner l’idée de vivre une vie moralement pure. Vous pouvez traduire ces mots individuellement ou les combiner en une seule idée et exprimer leur sens en une seule expression. Réfléchissez à ce qui serait le plus naturel dans votre langue. Traduction alternative : “complètement innocent” (Pour plus d’information, voir : [[rc://fr/ta/man/translate/figs-double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p71u</text:p>
          </table:table-cell>
          <table:table-cell table:formula="of:=COM.MICROSOFT.CONCAT([.A110]; &quot;_&quot;;[.B110];&quot;_&quot;;[.C110];&quot;_&quot;;[.D110])" office:value-type="string" office:string-value="PHP_2_15_p71u" calcext:value-type="string">
            <text:p>PHP_2_15_p71u</text:p>
          </table:table-cell>
          <table:table-cell office:value-type="string" calcext:value-type="string">
            <text:p>φαίνεσθε ὡς φωστῆρες ἐν κόσμῳ</text:p>
          </table:table-cell>
          <table:table-cell office:value-type="string" calcext:value-type="string">
            <text:p>Ici, le mot **lumière** représente les croyants vivant d’une manière juste qui montre aux autres personnes ce qui est vrai et bon. Le mot “Lumière” est souvent utilisé métaphoriquement dans la Bible pour représenter la vérité et la vie juste qui s’aligne sur la vérité. Dans la Bible, la lumière est souvent mise en contraste avec les ténèbres, qui représentent le mensonge et la vie en accord avec la fausseté. **Briller comme des lumières dans le monde** signifie vivre d’une manière qui aide les gens à voir la vérité et le caractère de Dieu. Vous pouvez conserver cette métaphore ou l’exprimer en utilisant un langage simple. Traduction alternative : “vous serez des exemples de la bonté et de la vérité de Dieu dans le monde”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jb7y</text:p>
          </table:table-cell>
          <table:table-cell table:formula="of:=COM.MICROSOFT.CONCAT([.A111]; &quot;_&quot;;[.B111];&quot;_&quot;;[.C111];&quot;_&quot;;[.D111])" office:value-type="string" office:string-value="PHP_2_15_jb7y" calcext:value-type="string">
            <text:p>PHP_2_15_jb7y</text:p>
          </table:table-cell>
          <table:table-cell office:value-type="string" calcext:value-type="string">
            <text:p>μέσον γενεᾶς σκολιᾶς καὶ διεστραμμένης…ἐν κόσμῳ</text:p>
          </table:table-cell>
          <table:table-cell office:value-type="string" calcext:value-type="string">
            <text:p>Les mots **pervers** et **corrompu** sont utilisés ensemble pour souligner l’idée d’un état de péché extrême. Ces deux mots ont un sens très similaire. Vous pouvez les traduire individuellement ou exprimer leur sens ensemble en une seule expression. Considérez ce qui serait le plus naturel dans votre langue. Traduction alternative : “parmi les gens qui sont très pécheurs” (Pour plus d’information, voir : [[rc://fr/ta/man/translate/figs-double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u3qb</text:p>
          </table:table-cell>
          <table:table-cell table:formula="of:=COM.MICROSOFT.CONCAT([.A112]; &quot;_&quot;;[.B112];&quot;_&quot;;[.C112];&quot;_&quot;;[.D112])" office:value-type="string" office:string-value="PHP_2_16_u3qb" calcext:value-type="string">
            <text:p>PHP_2_16_u3qb</text:p>
          </table:table-cell>
          <table:table-cell office:value-type="string" calcext:value-type="string">
            <text:p>λόγον ζωῆς ἐπέχοντες</text:p>
          </table:table-cell>
          <table:table-cell office:value-type="string" calcext:value-type="string">
            <text:p>Ici, **portant la parole de vie** pourrait signifier : apportant aux autres la parole de vie. Traduction alternative : “présentant la parole de vie” ou “offrant le message vie” ou “portant devant eux la parole de vie”.</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eq86</text:p>
          </table:table-cell>
          <table:table-cell table:formula="of:=COM.MICROSOFT.CONCAT([.A113]; &quot;_&quot;;[.B113];&quot;_&quot;;[.C113];&quot;_&quot;;[.D113])" office:value-type="string" office:string-value="PHP_2_16_eq86" calcext:value-type="string">
            <text:p>PHP_2_16_eq86</text:p>
          </table:table-cell>
          <table:table-cell office:value-type="string" calcext:value-type="string">
            <text:p>λόγον ζωῆς</text:p>
          </table:table-cell>
          <table:table-cell office:value-type="string" calcext:value-type="string">
            <text:p>L’expression **parole de vie** fait référence à la bonne nouvelle de Jésus. Si cela n’est pas clair dans votre langue, envisagez de traduire cette phrase en langage plus naturel. Traductions alternatives : “le message qui donne la vie” ou “l’Évangile qui donne la vie”. (Pour plus d’information, voir : [[rc://fr/ta/man/translate/figs-explici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q7y8</text:p>
          </table:table-cell>
          <table:table-cell table:formula="of:=COM.MICROSOFT.CONCAT([.A114]; &quot;_&quot;;[.B114];&quot;_&quot;;[.C114];&quot;_&quot;;[.D114])" office:value-type="string" office:string-value="PHP_2_16_q7y8" calcext:value-type="string">
            <text:p>PHP_2_16_q7y8</text:p>
          </table:table-cell>
          <table:table-cell office:value-type="string" calcext:value-type="string">
            <text:p>εἰς ἡμέραν Χριστοῦ</text:p>
          </table:table-cell>
          <table:table-cell office:value-type="string" calcext:value-type="string">
            <text:p>L’expression **le jour du Christ** fait référence au moment dans le futur où le Christ reviendra. Si cela est plus clair dans votre langue, vous pouvez l’indiquer explicitement. Traduction alternative : “lorsque le Christ reviendra” ou “au moment où le Christ reviendra” (Pour plus d’information, voir : [[rc://fr/ta/man/translate/figs-explici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5aq</text:p>
          </table:table-cell>
          <table:table-cell table:formula="of:=COM.MICROSOFT.CONCAT([.A115]; &quot;_&quot;;[.B115];&quot;_&quot;;[.C115];&quot;_&quot;;[.D115])" office:value-type="string" office:string-value="PHP_2_16_m5aq" calcext:value-type="string">
            <text:p>PHP_2_16_m5aq</text:p>
          </table:table-cell>
          <table:table-cell office:value-type="string" calcext:value-type="string">
            <text:p>οὐκ εἰς κενὸν ἔδραμον, οὐδὲ εἰς κενὸν ἐκοπίασα</text:p>
          </table:table-cell>
          <table:table-cell office:value-type="string" calcext:value-type="string">
            <text:p>Les expressions **courir en vain** et **travailler en vain** ont ici des significations très proches. Paul utilise ces deux phrases ensemble pour souligner combien il a travaillé dur pour aider les gens à croire en Christ, à mûrir dans leur obéissance et leur amour pour Christ. Vous pouvez traduire ces deux phrases séparément ou si cela est plus clair dans votre langue, vous pouvez les mettre ensemble en une seule phrase. Traduction alternative : “Je n’ai pas travaillé si dur pour rien” ou “Je n’ai pas travaillé dur sans résultats durables” (Pour plus d’information, voir : [[rc://fr/ta/man/translate/figs-parallelism]])</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1z7</text:p>
          </table:table-cell>
          <table:table-cell table:formula="of:=COM.MICROSOFT.CONCAT([.A116]; &quot;_&quot;;[.B116];&quot;_&quot;;[.C116];&quot;_&quot;;[.D116])" office:value-type="string" office:string-value="PHP_2_16_m1z7" calcext:value-type="string">
            <text:p>PHP_2_16_m1z7</text:p>
          </table:table-cell>
          <table:table-cell office:value-type="string" calcext:value-type="string">
            <text:p>ἔδραμον</text:p>
          </table:table-cell>
          <table:table-cell office:value-type="string" calcext:value-type="string">
            <text:p>Ici, Paul utilise le mot **courir** métaphoriquement pour signifier “travailler”, spécifiquement “travailler” pour l’avancement de l’Évangile parmi les Philippiens. Paul utilise le mot **course** pour amener à l’esprit des Philippiens l’image d’un coureur qui court vers une ligne d’arrivée afin de gagner un prix. Si cette image est familière aux personnes de votre culture, envisagez de l’utiliser. Mais si cette image n’est pas familière à vos lecteurs, envisagez d’énoncer cette idée en langage plus naturel. Traductions alternatives : “Je n’ai pas travaillé inutilement pour l’avancement de l’Évangile” ou “Je n’ai pas travaillé pour la diffusion de la bonne nouvelle pour rien” ou “Je n’ai pas couru la course inutilement”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bky1</text:p>
          </table:table-cell>
          <table:table-cell table:formula="of:=COM.MICROSOFT.CONCAT([.A117]; &quot;_&quot;;[.B117];&quot;_&quot;;[.C117];&quot;_&quot;;[.D117])" office:value-type="string" office:string-value="PHP_2_17_bky1" calcext:value-type="string">
            <text:p>PHP_2_17_bky1</text:p>
          </table:table-cell>
          <table:table-cell office:value-type="string" calcext:value-type="string">
            <text:p>ἀλλ’ εἰ καὶ σπένδομαι ἐπὶ τῇ θυσίᾳ καὶ λειτουργίᾳ τῆς πίστεως ὑμῶν, χαίρω καὶ συνχαίρω πᾶσιν ὑμῖν</text:p>
          </table:table-cell>
          <table:table-cell office:value-type="string" calcext:value-type="string">
            <text:p>Paul parle de sa mort comme s’il était une **offrande** à boire qui est **versée** comme un **sacrifice** animal pour honorer Dieu. Ce que Paul veut dire, c’est qu’il mourrait volontiers pour les Philippiens si cela pouvait les rendre plus agréables à Dieu. Traduction alternative : “Mais, même si les Romains me tuent et que c’est comme si mon sang est versé en offrande, je me réjouirai et me réjouirai avec vous tous si ma mort rend votre foi et votre obéissance plus agréables à Dieu”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dr9c</text:p>
          </table:table-cell>
          <table:table-cell table:formula="of:=COM.MICROSOFT.CONCAT([.A118]; &quot;_&quot;;[.B118];&quot;_&quot;;[.C118];&quot;_&quot;;[.D118])" office:value-type="string" office:string-value="PHP_2_19_dr9c" calcext:value-type="string">
            <text:p>PHP_2_19_dr9c</text:p>
          </table:table-cell>
          <table:table-cell table:number-columns-repeated="2"/>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gml9</text:p>
          </table:table-cell>
          <table:table-cell table:formula="of:=COM.MICROSOFT.CONCAT([.A119]; &quot;_&quot;;[.B119];&quot;_&quot;;[.C119];&quot;_&quot;;[.D119])" office:value-type="string" office:string-value="PHP_2_19_gml9" calcext:value-type="string">
            <text:p>PHP_2_19_gml9</text:p>
          </table:table-cell>
          <table:table-cell office:value-type="string" calcext:value-type="string">
            <text:p>ἐλπίζω δὲ ἐν Κυρίῳ Ἰησοῦ</text:p>
          </table:table-cell>
          <table:table-cell office:value-type="string" calcext:value-type="string">
            <text:p>“Maintenant, j’attends avec confiance que le Seigneur Jésus me permette”</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d9mw</text:p>
          </table:table-cell>
          <table:table-cell table:formula="of:=COM.MICROSOFT.CONCAT([.A120]; &quot;_&quot;;[.B120];&quot;_&quot;;[.C120];&quot;_&quot;;[.D120])" office:value-type="string" office:string-value="PHP_2_20_d9mw" calcext:value-type="string">
            <text:p>PHP_2_20_d9mw</text:p>
          </table:table-cell>
          <table:table-cell office:value-type="string" calcext:value-type="string">
            <text:p>οὐδένα γὰρ ἔχω ἰσόψυχον</text:p>
          </table:table-cell>
          <table:table-cell office:value-type="string" calcext:value-type="string">
            <text:p>“Car je n’ai personne d’autre qui t’aime comme je le fai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b922</text:p>
          </table:table-cell>
          <table:table-cell table:formula="of:=COM.MICROSOFT.CONCAT([.A121]; &quot;_&quot;;[.B121];&quot;_&quot;;[.C121];&quot;_&quot;;[.D121])" office:value-type="string" office:string-value="PHP_2_21_b922" calcext:value-type="string">
            <text:p>PHP_2_21_b922</text:p>
          </table:table-cell>
          <table:table-cell office:value-type="string" calcext:value-type="string">
            <text:p>οἱ πάντες γὰρ</text:p>
          </table:table-cell>
          <table:table-cell office:value-type="string" calcext:value-type="string">
            <text:p>Ici, les mots **ils** et **leur** font référence à un groupe de personnes auxquelles Paul ne pense pas avoir confiance pour aider les croyants de Philippes. Si vos lecteurs comprennent mal cela, pensez à le dire explicitement. Traduction alternative : “Toutes les autres personnes que je pourrais vous envoyer cherchent ce qu’elles veulent et non ce que Jésus-Christ veut” (Pour plus d’information, voir : [[rc://fr/ta/man/translate/figs-explici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gm8i</text:p>
          </table:table-cell>
          <table:table-cell table:formula="of:=COM.MICROSOFT.CONCAT([.A122]; &quot;_&quot;;[.B122];&quot;_&quot;;[.C122];&quot;_&quot;;[.D122])" office:value-type="string" office:string-value="PHP_2_22_gm8i" calcext:value-type="string">
            <text:p>PHP_2_22_gm8i</text:p>
          </table:table-cell>
          <table:table-cell office:value-type="string" calcext:value-type="string">
            <text:p>ὡς πατρὶ τέκνον, σὺν ἐμοὶ ἐδούλευσεν</text:p>
          </table:table-cell>
          <table:table-cell office:value-type="string" calcext:value-type="string">
            <text:p>L’intérêt de cette comparaison est que les enfants apprennent de leurs pères et essaient de les suivre et de les imiter lorsqu’ils travaillent à leurs côtés. Paul n’était pas le père biologique de Timothée, mais il utilise cette comparaison pour illustrer comment Timothée travaillait à ses côtés et apprenait de lui alors qu’ensemble, ils faisaient progresser l’Évangile. Si vos lecteurs comprennent mal cette phrase, vous pouvez utiliser une comparaison équivalente ou exprimer ce sens d’une manière non figurative. Traduction alternative : “il a appris de moi et a fait ce que j’ai fait alors qu’il servait avec moi pour la bonne nouvelle” (Pour plus d’information, voir : [[rc://fr/ta/man/translate/figs-simile]])</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xdn5</text:p>
          </table:table-cell>
          <table:table-cell table:formula="of:=COM.MICROSOFT.CONCAT([.A123]; &quot;_&quot;;[.B123];&quot;_&quot;;[.C123];&quot;_&quot;;[.D123])" office:value-type="string" office:string-value="PHP_2_22_xdn5" calcext:value-type="string">
            <text:p>PHP_2_22_xdn5</text:p>
          </table:table-cell>
          <table:table-cell office:value-type="string" calcext:value-type="string">
            <text:p>εἰς τὸ εὐαγγέλιον</text:p>
          </table:table-cell>
          <table:table-cell office:value-type="string" calcext:value-type="string">
            <text:p>Ici, **l’Évangile** signifie le travail d’avancement de l’Évangile. Si vos lecteurs comprennent mal cette phrase, envisagez de l’énoncer explicitement. Traduction alternative : “dans l’œuvre de l’Évangile” ou “dans le travail pour répandre l’Évangile” ou “dans le travail d’annoncer aux gens la bonne nouvelle de Jésus” (Pour plus d’information, voir : [[rc://fr/ta/man/translate/figs- metonymy]])</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yn62</text:p>
          </table:table-cell>
          <table:table-cell table:formula="of:=COM.MICROSOFT.CONCAT([.A124]; &quot;_&quot;;[.B124];&quot;_&quot;;[.C124];&quot;_&quot;;[.D124])" office:value-type="string" office:string-value="PHP_2_24_yn62" calcext:value-type="string">
            <text:p>PHP_2_24_yn62</text:p>
          </table:table-cell>
          <table:table-cell office:value-type="string" calcext:value-type="string">
            <text:p>πέποιθα…ἐν Κυρίῳ, ὅτι καὶ αὐτὸς ταχέως ἐλεύσομαι</text:p>
          </table:table-cell>
          <table:table-cell office:value-type="string" calcext:value-type="string">
            <text:p>“Je suis sûr, si c’est la volonté du Seigneur, que je viendrai aussi bientô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k4wz</text:p>
          </table:table-cell>
          <table:table-cell table:formula="of:=COM.MICROSOFT.CONCAT([.A125]; &quot;_&quot;;[.B125];&quot;_&quot;;[.C125];&quot;_&quot;;[.D125])" office:value-type="string" office:string-value="PHP_2_25_k4wz" calcext:value-type="string">
            <text:p>PHP_2_25_k4wz</text:p>
          </table:table-cell>
          <table:table-cell office:value-type="string" calcext:value-type="string">
            <text:p>Ἐπαφρόδιτον</text:p>
          </table:table-cell>
          <table:table-cell office:value-type="string" calcext:value-type="string">
            <text:p>**Épaphrodite** est le nom d’un homme envoyé par l’église de Philippes pour servir Paul en prison. (Pour plus d’information, voir : [[rc://fr/ta/man/translate/translate-name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c3ce</text:p>
          </table:table-cell>
          <table:table-cell table:formula="of:=COM.MICROSOFT.CONCAT([.A126]; &quot;_&quot;;[.B126];&quot;_&quot;;[.C126];&quot;_&quot;;[.D126])" office:value-type="string" office:string-value="PHP_2_25_c3ce" calcext:value-type="string">
            <text:p>PHP_2_25_c3ce</text:p>
          </table:table-cell>
          <table:table-cell office:value-type="string" calcext:value-type="string">
            <text:p>συνεργὸν καὶ συνστρατιώτην</text:p>
          </table:table-cell>
          <table:table-cell office:value-type="string" calcext:value-type="string">
            <text:p>Ici, l’expression **compagnon d’armes** ne signifie pas qu’Épaphrodite et Paul étaient de véritables soldats dans une armée. Ce que Paul veut dire, c’est que lui et Épaphrodite étaient des soldats spirituels combattant ensemble aux côtés de Dieu dans la bataille spirituelle contre Satan et le mal. Si vos lecteurs comprennent mal cette phrase, vous pouvez l’exprimer explicitement ou modifier la phrase **compagnon d’armes** pour expliquer davantage ce que Paul veut dire. Traduction alternative : “croyant qui travaille et lutte avec nous” ou “compagnon soldat de Dieu” ou “compagnon de combat pour Dieu” (Pour plus d’information, voir : [[rc://fr/ta/man/translate/figs-metapho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qsd6</text:p>
          </table:table-cell>
          <table:table-cell table:formula="of:=COM.MICROSOFT.CONCAT([.A127]; &quot;_&quot;;[.B127];&quot;_&quot;;[.C127];&quot;_&quot;;[.D127])" office:value-type="string" office:string-value="PHP_2_25_qsd6" calcext:value-type="string">
            <text:p>PHP_2_25_qsd6</text:p>
          </table:table-cell>
          <table:table-cell office:value-type="string" calcext:value-type="string">
            <text:p>ὑμῶν…ἀπόστολον καὶ λειτουργὸν τῆς χρείας μου</text:p>
          </table:table-cell>
          <table:table-cell office:value-type="string" calcext:value-type="string">
            <text:p>“celui qui m’apporte vos messages et m’aide quand je suis dans le besoin”</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gxn9</text:p>
          </table:table-cell>
          <table:table-cell table:formula="of:=COM.MICROSOFT.CONCAT([.A128]; &quot;_&quot;;[.B128];&quot;_&quot;;[.C128];&quot;_&quot;;[.D128])" office:value-type="string" office:string-value="PHP_2_26_gxn9" calcext:value-type="string">
            <text:p>PHP_2_26_gxn9</text:p>
          </table:table-cell>
          <table:table-cell office:value-type="string" calcext:value-type="string">
            <text:p>ἐπιποθῶν ἦν πάντας ὑμᾶς, καὶ ἀδημονῶν</text:p>
          </table:table-cell>
          <table:table-cell office:value-type="string" calcext:value-type="string">
            <text:p>Traduction alternative : “il a voulu être avec vous tous et il est très inquie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itx2</text:p>
          </table:table-cell>
          <table:table-cell table:formula="of:=COM.MICROSOFT.CONCAT([.A129]; &quot;_&quot;;[.B129];&quot;_&quot;;[.C129];&quot;_&quot;;[.D129])" office:value-type="string" office:string-value="PHP_2_27_itx2" calcext:value-type="string">
            <text:p>PHP_2_27_itx2</text:p>
          </table:table-cell>
          <table:table-cell office:value-type="string" calcext:value-type="string">
            <text:p>λύπην ἐπὶ λύπην</text:p>
          </table:table-cell>
          <table:table-cell office:value-type="string" calcext:value-type="string">
            <text:p>On peut rendre la cause du **chagrin** explicite. Traduction alternative : “le chagrin de le perdre s’est ajouté au chagrin que j’ai déjà d’être en prison” (Pour plus d’information, voir : [[rc://fr/ta/man/translate/figs-explicit]])</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y5gc</text:p>
          </table:table-cell>
          <table:table-cell table:formula="of:=COM.MICROSOFT.CONCAT([.A130]; &quot;_&quot;;[.B130];&quot;_&quot;;[.C130];&quot;_&quot;;[.D130])" office:value-type="string" office:string-value="PHP_2_28_y5gc" calcext:value-type="string">
            <text:p>PHP_2_28_y5gc</text:p>
          </table:table-cell>
          <table:table-cell office:value-type="string" calcext:value-type="string">
            <text:p>κἀγὼ ἀλυπότερος ὦ</text:p>
          </table:table-cell>
          <table:table-cell office:value-type="string" calcext:value-type="string">
            <text:p>Ici, lorsque Paul fait référence à la **douleur**, il se réfère à la douleur émotionnelle. Si votre langue n’utilise pas de nom abstrait pour l’idée de **douleur**, vous pouvez exprimer l’idée derrière le nom abstrait **douleur** avec un adjectif tel que “anxieux” ou “préoccupé”. Traduction alternative : “et je pourrais être moins anxieux” ou “et je pourrais être moins préoccupé par vous” (Pour plus d’information, voir : [[rc://fr/ta/man/translate/figs-abstract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y95x</text:p>
          </table:table-cell>
          <table:table-cell table:formula="of:=COM.MICROSOFT.CONCAT([.A131]; &quot;_&quot;;[.B131];&quot;_&quot;;[.C131];&quot;_&quot;;[.D131])" office:value-type="string" office:string-value="PHP_2_29_y95x" calcext:value-type="string">
            <text:p>PHP_2_29_y95x</text:p>
          </table:table-cell>
          <table:table-cell office:value-type="string" calcext:value-type="string">
            <text:p>προσδέχεσθε οὖν αὐτὸν</text:p>
          </table:table-cell>
          <table:table-cell office:value-type="string" calcext:value-type="string">
            <text:p>L’expression **accueillez-le** est un commandement ou une instruction au pluriel adressé à tous les chrétiens philippiens. Utilisez la forme la plus naturelle de votre langue pour donner une direction à un groupe de personnes. Traduction alternative : “Je vous exhorte tous à l’accueillir” ou “vous devez tous le recevoir” (Pour plus d’information, voir : [[rc://fr/ta/man/translate/figs-yousingular]])</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qx14</text:p>
          </table:table-cell>
          <table:table-cell table:formula="of:=COM.MICROSOFT.CONCAT([.A132]; &quot;_&quot;;[.B132];&quot;_&quot;;[.C132];&quot;_&quot;;[.D132])" office:value-type="string" office:string-value="PHP_2_29_qx14" calcext:value-type="string">
            <text:p>PHP_2_29_qx14</text:p>
          </table:table-cell>
          <table:table-cell office:value-type="string" calcext:value-type="string">
            <text:p>ἐν Κυρίῳ μετὰ πάσης χαρᾶς</text:p>
          </table:table-cell>
          <table:table-cell office:value-type="string" calcext:value-type="string">
            <text:p>Si votre langue n’utilise pas de nom abstrait pour l’idée de **joie**, vous pouvez exprimer l’idée derrière le nom abstrait **joie** avec un adverbe comme “joyeusement” ou vous pouvez utiliser une forme verbale de ce mot comme “se réjouir”. Traduction alternative : “Accueillez-le donc dans le Seigneur en vous réjouissant” (Pour plus d’information, voir : [[rc://fr/ta/man/translate/figs-abstract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ns1y</text:p>
          </table:table-cell>
          <table:table-cell table:formula="of:=COM.MICROSOFT.CONCAT([.A133]; &quot;_&quot;;[.B133];&quot;_&quot;;[.C133];&quot;_&quot;;[.D133])" office:value-type="string" office:string-value="PHP_2_30_ns1y" calcext:value-type="string">
            <text:p>PHP_2_30_ns1y</text:p>
          </table:table-cell>
          <table:table-cell office:value-type="string" calcext:value-type="string">
            <text:p>μέχρι θανάτου ἤγγισεν</text:p>
          </table:table-cell>
          <table:table-cell office:value-type="string" calcext:value-type="string">
            <text:p>Ici, les pronoms **il** fait référence à Épaphrodite. Si vos lecteurs comprennent mal cela, pensez à le clarifier d’une manière qui serait naturelle dans votre langue. Traduction alternative : “puisque, pour l’amour de l’œuvre du Christ, Épaphrodite s’est approché de la mort, risquant sa vie pour qu’il puisse suppléer à votre manque de service envers moi” (Pour plus d’information, voir : [[rc://fr/ta/man/translate/writing-pronouns]])</text:p>
          </table:table-cell>
        </table:table-row>
        <table:table-row table:style-name="ro1">
          <table:table-cell office:value-type="string" calcext:value-type="string">
            <text:p>PHP</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g98z</text:p>
          </table:table-cell>
          <table:table-cell table:formula="of:=COM.MICROSOFT.CONCAT([.A134]; &quot;_&quot;;[.B134];&quot;_&quot;;[.C134];&quot;_&quot;;[.D134])" office:value-type="string" office:string-value="PHP_2_30_g98z" calcext:value-type="string">
            <text:p>PHP_2_30_g98z</text:p>
          </table:table-cell>
          <table:table-cell office:value-type="string" calcext:value-type="string">
            <text:p>ἀναπληρώσῃ τὸ ὑμῶν ὑστέρημα, τῆς πρός με λειτουργίας</text:p>
          </table:table-cell>
          <table:table-cell office:value-type="string" calcext:value-type="string">
            <text:p>Le **manque de service** dont Paul parle ici est l’incapacité des croyants philippiens à être présents avec lui en prison. En envoyant Épaphrodite à Paul, les croyants philippiens ont répondu aux besoins de Paul, et donc Épaphrodite a fourni ce qu’ils ne pouvaient pas. Si cela peut être utile à vos lecteurs, vous pouvez l’indiquer explicitement. Traduction alternative : “afin qu’il puisse fournir ce que vous ne pouviez pas me donner” ou “afin qu’il puisse compenser ce que vous ne pouviez pas donner” (Pour plus d’information, voir :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string" calcext:value-type="string">
            <text:p>intro</text:p>
          </table:table-cell>
          <table:table-cell office:value-type="string" calcext:value-type="string">
            <text:p>btx3</text:p>
          </table:table-cell>
          <table:table-cell table:formula="of:=COM.MICROSOFT.CONCAT([.A135]; &quot;_&quot;;[.B135];&quot;_&quot;;[.C135];&quot;_&quot;;[.D135])" office:value-type="string" office:string-value="PHP_3_intro_btx3" calcext:value-type="string">
            <text:p>PHP_3_intro_btx3</text:p>
          </table:table-cell>
          <table:table-cell/>
          <table:table-cell office:value-type="string" calcext:value-type="string">
            <text:p># Philippiens 3 Notes générales&lt;br&gt;&lt;br&gt;## Structure et mise en forme&lt;br&gt;&lt;br&gt;Dans les versets 4-8, Paul énumère les critères qui lui permettent d’être considéré comme un Juif juste. À tous égards, Paul était un Juif exemplaire. Mais il contraste cela avec la grandeur de connaître Jésus. (Pour plus d’information, voir : [[rc://fr/tw/dict/bible/kt/righteous]])&lt;br&gt;&lt;br&gt;## Concepts particuliers dans ce chapitre&lt;br&gt;&lt;br&gt;### Les chiens&lt;br&gt;&lt;br&gt;Les peuples du Proche-Orient ancien utilisaient le mot “chien” au sens figuré pour parler des personnes de manière négative. Toutes les cultures n’utilisent pas le terme “chiens” de cette façon.&lt;br&gt;&lt;br&gt;### Les corps ressuscités&lt;br&gt;&lt;br&gt;Nous savons très peu de chose sur ce que nous, les chrétiens, deviendrons au ciel. Paul enseigne ici que les chrétiens auront une sorte de corps glorieux et seront libérés du péché (Pour plus d’information, voir : [[rc://fr/tw/dict/bible/kt/heaven]] et [[rc://fr/tw/dict/bible/kt/sin]]).&lt;br&gt;&lt;br&gt;## Figures du discours importantes dans ce chapitre&lt;br&gt;&lt;br&gt;### Le Prix&lt;br&gt;&lt;br&gt;Paul utilise une illustration étendue pour décrire la vie chrétienne. Le but de la vie chrétienne est d’essayer de progresser pour ressembler au Christ jusqu’à la mort. Nous ne pourrons jamais atteindre ce but parfaitement, mais nous devons nous efforcer de l’atteindr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79h</text:p>
          </table:table-cell>
          <table:table-cell table:formula="of:=COM.MICROSOFT.CONCAT([.A136]; &quot;_&quot;;[.B136];&quot;_&quot;;[.C136];&quot;_&quot;;[.D136])" office:value-type="string" office:string-value="PHP_3_1_e79h" calcext:value-type="string">
            <text:p>PHP_3_1_e79h</text:p>
          </table:table-cell>
          <table:table-cell/>
          <table:table-cell office:value-type="string" calcext:value-type="string">
            <text:p>Afin de mettre en garde ses frères croyants contre les Juifs qui tenteraient de les amener à suivre les anciennes lois, Paul donne son propre témoignage sur le temps où il persécutait les croyant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3bx</text:p>
          </table:table-cell>
          <table:table-cell table:formula="of:=COM.MICROSOFT.CONCAT([.A137]; &quot;_&quot;;[.B137];&quot;_&quot;;[.C137];&quot;_&quot;;[.D137])" office:value-type="string" office:string-value="PHP_3_1_s3bx" calcext:value-type="string">
            <text:p>PHP_3_1_s3bx</text:p>
          </table:table-cell>
          <table:table-cell office:value-type="string" calcext:value-type="string">
            <text:p>τὸ λοιπόν, ἀδελφοί μου</text:p>
          </table:table-cell>
          <table:table-cell office:value-type="string" calcext:value-type="string">
            <text:p>« Maintenant, allons-y, mes frères » ou « À propos d’autres choses, mes frères »</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zu9l</text:p>
          </table:table-cell>
          <table:table-cell table:formula="of:=COM.MICROSOFT.CONCAT([.A138]; &quot;_&quot;;[.B138];&quot;_&quot;;[.C138];&quot;_&quot;;[.D138])" office:value-type="string" office:string-value="PHP_3_1_zu9l" calcext:value-type="string">
            <text:p>PHP_3_1_zu9l</text:p>
          </table:table-cell>
          <table:table-cell office:value-type="string" calcext:value-type="string">
            <text:p>ἀδελφοί</text:p>
          </table:table-cell>
          <table:table-cell office:value-type="string" calcext:value-type="string">
            <text:p>Paul utilise ici le terme **frères** au sens figuré pour désigner toute personne qui est un compagnon croyant en Jésus. Si cela n’est pas clair dans votre langue, vous pouvez l’exprimer différemment. Voyez comment vous avez traduit ce mot dans [Philippiens 1:12](../01/12.md). (Pour plus d’information, voir : [[rc://fr/ta/man/translate/figs-gendernotation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mm2</text:p>
          </table:table-cell>
          <table:table-cell table:formula="of:=COM.MICROSOFT.CONCAT([.A139]; &quot;_&quot;;[.B139];&quot;_&quot;;[.C139];&quot;_&quot;;[.D139])" office:value-type="string" office:string-value="PHP_3_1_ymm2" calcext:value-type="string">
            <text:p>PHP_3_1_ymm2</text:p>
          </table:table-cell>
          <table:table-cell office:value-type="string" calcext:value-type="string">
            <text:p>χαίρετε ἐν Κυρίῳ</text:p>
          </table:table-cell>
          <table:table-cell office:value-type="string" calcext:value-type="string">
            <text:p>L’expression **réjouissez-vous** est un commandement ou une instruction à tous les chrétiens de Philippes. Utilisez la forme la plus naturelle de votre langue pour donner des instructions à un groupe de personnes. Traduction alternative : “J’exhorte chacun de vous à se réjouir dans le Seigneur” ou “que chacun de vous se réjouisse dans le Seigneur” ou “réjouissez-vous tous dans le Seigneur” (Pour plus d’information, voir : rc://fr/ta/man/translate/figs-yousingula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qb78</text:p>
          </table:table-cell>
          <table:table-cell table:formula="of:=COM.MICROSOFT.CONCAT([.A140]; &quot;_&quot;;[.B140];&quot;_&quot;;[.C140];&quot;_&quot;;[.D140])" office:value-type="string" office:string-value="PHP_3_1_qb78" calcext:value-type="string">
            <text:p>PHP_3_1_qb78</text:p>
          </table:table-cell>
          <table:table-cell office:value-type="string" calcext:value-type="string">
            <text:p>ὑμῖν δὲ ἀσφαλές</text:p>
          </table:table-cell>
          <table:table-cell office:value-type="string" calcext:value-type="string">
            <text:p>Si cela peut être utile dans votre langue, vous pourriez indiquer explicitement comment le fait d’écrire ces choses est une **protection** pour les Philippiens. Traduction alternative : “et ces enseignements vous protégeront de ceux qui enseignent ce qui est faux” (Pour plus d’information, voir :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y6y</text:p>
          </table:table-cell>
          <table:table-cell table:formula="of:=COM.MICROSOFT.CONCAT([.A141]; &quot;_&quot;;[.B141];&quot;_&quot;;[.C141];&quot;_&quot;;[.D141])" office:value-type="string" office:string-value="PHP_3_2_ny6y" calcext:value-type="string">
            <text:p>PHP_3_2_ny6y</text:p>
          </table:table-cell>
          <table:table-cell office:value-type="string" calcext:value-type="string">
            <text:p>βλέπετε</text:p>
          </table:table-cell>
          <table:table-cell office:value-type="string" calcext:value-type="string">
            <text:p>Traductions alternatives : “Prends garde” ou “Fais attention à” ou “Sois sur tes garde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zin8</text:p>
          </table:table-cell>
          <table:table-cell table:formula="of:=COM.MICROSOFT.CONCAT([.A142]; &quot;_&quot;;[.B142];&quot;_&quot;;[.C142];&quot;_&quot;;[.D142])" office:value-type="string" office:string-value="PHP_3_2_zin8" calcext:value-type="string">
            <text:p>PHP_3_2_zin8</text:p>
          </table:table-cell>
          <table:table-cell office:value-type="string" calcext:value-type="string">
            <text:p>τοὺς κύνας…τοὺς κακοὺς ἐργάτας…τὴν κατατομήν</text:p>
          </table:table-cell>
          <table:table-cell office:value-type="string" calcext:value-type="string">
            <text:p>Les expressions **les chiens**, **les mauvais ouvriers**, et **la mutilation** sont trois façons différentes de décrire le même groupe d’enseignants juifs qui corrompaient l’Évangile. Paul utilise des expressions fortes pour exprimer ses sentiments à l’égard de ces enseignants juif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r9n</text:p>
          </table:table-cell>
          <table:table-cell table:formula="of:=COM.MICROSOFT.CONCAT([.A143]; &quot;_&quot;;[.B143];&quot;_&quot;;[.C143];&quot;_&quot;;[.D143])" office:value-type="string" office:string-value="PHP_3_2_yr9n" calcext:value-type="string">
            <text:p>PHP_3_2_yr9n</text:p>
          </table:table-cell>
          <table:table-cell office:value-type="string" calcext:value-type="string">
            <text:p>τοὺς κύνας</text:p>
          </table:table-cell>
          <table:table-cell office:value-type="string" calcext:value-type="string">
            <text:p>Le mot **chien** était utilisé par les Juifs pour désigner quelqu’un qui n’était pas Juif. Paul reverse cela et appelle les Juifs des “chiens”. (Pour plus d’information, voir : [[rc://fr/ta/man/translate/figs-irony]])</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ax</text:p>
          </table:table-cell>
          <table:table-cell table:formula="of:=COM.MICROSOFT.CONCAT([.A144]; &quot;_&quot;;[.B144];&quot;_&quot;;[.C144];&quot;_&quot;;[.D144])" office:value-type="string" office:string-value="PHP_3_2_yeax" calcext:value-type="string">
            <text:p>PHP_3_2_yeax</text:p>
          </table:table-cell>
          <table:table-cell office:value-type="string" calcext:value-type="string">
            <text:p>τοὺς κύνας</text:p>
          </table:table-cell>
          <table:table-cell office:value-type="string" calcext:value-type="string">
            <text:p>Paul parle des enseignants juifs qui corrompaient l’Évangile comme s’il s’agissait de **chiens**, afin de montrer un fort mépris à leur égard. Un chien est un animal qui est commun dans de nombreuses régions du monde. Les chiens sont méprisés dans certaines cultures, mais pas dans d’autres, de sorte que l’utilisation du terme **chien** dans certaines cultures peut ne pas avoir le même sens péjoratif ou négatif que Paul voulait. Si, dans votre culture, un autre animal est méprisé ou son nom est utilisé comme une insulte, vous pouvez utiliser le nom de cet animal à la place, s’il convient bien dans le contexte. (Pour plus d’information, voir : [[rc://fr/ta/man/translate/translate-unknown]])</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cka6</text:p>
          </table:table-cell>
          <table:table-cell table:formula="of:=COM.MICROSOFT.CONCAT([.A145]; &quot;_&quot;;[.B145];&quot;_&quot;;[.C145];&quot;_&quot;;[.D145])" office:value-type="string" office:string-value="PHP_3_2_cka6" calcext:value-type="string">
            <text:p>PHP_3_2_cka6</text:p>
          </table:table-cell>
          <table:table-cell office:value-type="string" calcext:value-type="string">
            <text:p>τὴν κατατομήν</text:p>
          </table:table-cell>
          <table:table-cell office:value-type="string" calcext:value-type="string">
            <text:p>Paul exagère l’acte de la circoncision pour insulter les faux enseignants. (Pour plus d’information, voir : [[rc://fr/ta/man/translate/figs-hyperbol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8r2</text:p>
          </table:table-cell>
          <table:table-cell table:formula="of:=COM.MICROSOFT.CONCAT([.A146]; &quot;_&quot;;[.B146];&quot;_&quot;;[.C146];&quot;_&quot;;[.D146])" office:value-type="string" office:string-value="PHP_3_2_x8r2" calcext:value-type="string">
            <text:p>PHP_3_2_x8r2</text:p>
          </table:table-cell>
          <table:table-cell office:value-type="string" calcext:value-type="string">
            <text:p>τὴν κατατομήν</text:p>
          </table:table-cell>
          <table:table-cell office:value-type="string" calcext:value-type="string">
            <text:p>Ici, **mutilation** fait référence aux personnes qui étaient circoncises, et représente les Juifs qui étaient tous circoncis. Les faux enseignants ont dit que Dieu ne sauvera que la personne qui est circoncise, qui a coupé le prépuce. Cette action était requise par la loi de Moïse pour tous les Israélites de sexe masculin. (Pour plus d’information, voir : [[rc://fr/ta/man/translate/figs-metonymy]])</text:p>
          </table:table-cell>
        </table:table-row>
        <table:table-row table:style-name="ro1">
          <table:table-cell office:value-type="string" calcext:value-type="string">
            <text:p>PHP</text:p>
          </table:table-cell>
          <table:table-cell table:number-columns-repeated="2" office:value-type="float" office:value="3" calcext:value-type="float">
            <text:p>3</text:p>
          </table:table-cell>
          <table:table-cell office:value-type="string" calcext:value-type="string">
            <text:p>y8yt</text:p>
          </table:table-cell>
          <table:table-cell table:formula="of:=COM.MICROSOFT.CONCAT([.A147]; &quot;_&quot;;[.B147];&quot;_&quot;;[.C147];&quot;_&quot;;[.D147])" office:value-type="string" office:string-value="PHP_3_3_y8yt" calcext:value-type="string">
            <text:p>PHP_3_3_y8yt</text:p>
          </table:table-cell>
          <table:table-cell office:value-type="string" calcext:value-type="string">
            <text:p>ἡμεῖς γάρ ἐσμεν</text:p>
          </table:table-cell>
          <table:table-cell office:value-type="string" calcext:value-type="string">
            <text:p>Ici, Paul utilise **nous** pour se référer à lui-même et aux croyants de Philippes et à toute autre personne qui croit en Christ, donc le pronom **nous** est inclusif. Votre langue peut vous obliger à marquer cette forme. (Pour plus d’information, voir : [[rc://fr/ta/man/translate/figs-exclusive]])</text:p>
          </table:table-cell>
        </table:table-row>
        <table:table-row table:style-name="ro1">
          <table:table-cell office:value-type="string" calcext:value-type="string">
            <text:p>PHP</text:p>
          </table:table-cell>
          <table:table-cell table:number-columns-repeated="2" office:value-type="float" office:value="3" calcext:value-type="float">
            <text:p>3</text:p>
          </table:table-cell>
          <table:table-cell office:value-type="string" calcext:value-type="string">
            <text:p>xt5r</text:p>
          </table:table-cell>
          <table:table-cell table:formula="of:=COM.MICROSOFT.CONCAT([.A148]; &quot;_&quot;;[.B148];&quot;_&quot;;[.C148];&quot;_&quot;;[.D148])" office:value-type="string" office:string-value="PHP_3_3_xt5r" calcext:value-type="string">
            <text:p>PHP_3_3_xt5r</text:p>
          </table:table-cell>
          <table:table-cell office:value-type="string" calcext:value-type="string">
            <text:p>ἡ περιτομή</text:p>
          </table:table-cell>
          <table:table-cell office:value-type="string" calcext:value-type="string">
            <text:p>Contrairement à son usage normal dans la Bible, Paul utilise ici le terme **la circoncision** comme une métonymie pour se référer à tous les vrais chrétiens. Normalement, le terme **la circoncision** était utilisé pour désigner les hommes juifs, tous circoncis, mais ici Paul utilise intentionnellement ce terme dans un sens spirituel pour désigner tous les chrétiens, juifs et non-juifs. Cela aurait été surprenant pour ses lecteurs. L’utilisation par Paul de **la circoncision** ici fait référence à la circoncision intérieure, spirituelle, que le Saint-Esprit opère dans le cœur de tous les vrais chrétiens. Si vos lecteurs comprenaient mal ce terme, vous pouvez l’exprimer en utilisant un langage plus clair. (Pour plus d’information, voir : [[rc://fr/ta/man/translate/figs-metonymy]])</text:p>
          </table:table-cell>
        </table:table-row>
        <table:table-row table:style-name="ro1">
          <table:table-cell office:value-type="string" calcext:value-type="string">
            <text:p>PHP</text:p>
          </table:table-cell>
          <table:table-cell table:number-columns-repeated="2" office:value-type="float" office:value="3" calcext:value-type="float">
            <text:p>3</text:p>
          </table:table-cell>
          <table:table-cell office:value-type="string" calcext:value-type="string">
            <text:p>k8ph</text:p>
          </table:table-cell>
          <table:table-cell table:formula="of:=COM.MICROSOFT.CONCAT([.A149]; &quot;_&quot;;[.B149];&quot;_&quot;;[.C149];&quot;_&quot;;[.D149])" office:value-type="string" office:string-value="PHP_3_3_k8ph" calcext:value-type="string">
            <text:p>PHP_3_3_k8ph</text:p>
          </table:table-cell>
          <table:table-cell office:value-type="string" calcext:value-type="string">
            <text:p>οὐκ ἐν σαρκὶ πεποιθότες</text:p>
          </table:table-cell>
          <table:table-cell office:value-type="string" calcext:value-type="string">
            <text:p>Vous pouvez affirmer explicitement que Paul n’avait aucune **confiance** dans les “œuvres” de **la chair**. Traduction alternative : “n’ayant aucune confiance dans les œuvres de la chair” ou “n’ayant pas confiance que la circoncision plaira à Dieu” ou “n’ayant pas confiance qu’être circoncis gagnera la faveur de Dieu”. (Pour plus d’information, voir :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e346</text:p>
          </table:table-cell>
          <table:table-cell table:formula="of:=COM.MICROSOFT.CONCAT([.A150]; &quot;_&quot;;[.B150];&quot;_&quot;;[.C150];&quot;_&quot;;[.D150])" office:value-type="string" office:string-value="PHP_3_4_e346" calcext:value-type="string">
            <text:p>PHP_3_4_e346</text:p>
          </table:table-cell>
          <table:table-cell office:value-type="string" calcext:value-type="string">
            <text:p>καίπερ</text:p>
          </table:table-cell>
          <table:table-cell office:value-type="string" calcext:value-type="string">
            <text:p>Paul introduit une situation hypothétique qui ne pourrait pas exister. Autre traduction : “bien que si je le voulais” (Pour plus d’information, voir : [[rc://fr/ta/man/translate/figs-hypo]])</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upw5</text:p>
          </table:table-cell>
          <table:table-cell table:formula="of:=COM.MICROSOFT.CONCAT([.A151]; &quot;_&quot;;[.B151];&quot;_&quot;;[.C151];&quot;_&quot;;[.D151])" office:value-type="string" office:string-value="PHP_3_4_upw5" calcext:value-type="string">
            <text:p>PHP_3_4_upw5</text:p>
          </table:table-cell>
          <table:table-cell office:value-type="string" calcext:value-type="string">
            <text:p>ἐγὼ ἔχων πεποίθησιν καὶ ἐν σαρκί. εἴ τις δοκεῖ ἄλλος πεποιθέναι ἐν σαρκί, ἐγὼ μᾶλλον</text:p>
          </table:table-cell>
          <table:table-cell office:value-type="string" calcext:value-type="string">
            <text:p>En utilisant un type de situation hypothétique, Paul récite ses propres références pour illustrer que si l’observation de la loi pouvait gagner la faveur de Dieu, alors il avait plus de raisons de se vanter que quiconque. Son but est d’enseigner aux croyants philippiens qu’ils ne doivent faire confiance qu’en Christ pour gagner la faveur de Dieu. Paul explique dans [3:7–11](../03/07.md) que son espérance est en Christ et non dans les choses qu’il énumère dans les deux versets suivants. Traduction alternative : “Nous ne faisons pas confiance à ces rituels pour nous rendre acceptables à Dieu, même si je pouvais très bien le faire si cela m’était utile” (Pour plus d’information, voir : [[rc://fr/ta/man/translate/figs-hypo]])</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u4f1</text:p>
          </table:table-cell>
          <table:table-cell table:formula="of:=COM.MICROSOFT.CONCAT([.A152]; &quot;_&quot;;[.B152];&quot;_&quot;;[.C152];&quot;_&quot;;[.D152])" office:value-type="string" office:string-value="PHP_3_4_u4f1" calcext:value-type="string">
            <text:p>PHP_3_4_u4f1</text:p>
          </table:table-cell>
          <table:table-cell office:value-type="string" calcext:value-type="string">
            <text:p>ἐγὼ</text:p>
          </table:table-cell>
          <table:table-cell office:value-type="string" calcext:value-type="string">
            <text:p>Paul utilise **moi-même** pour accentuer sa déclaration. Traduction alternative : “certainement moi, je” (Pour plus d’information, voir : [[rc://fr/ta/man/translate/figs-rpronoun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yq98</text:p>
          </table:table-cell>
          <table:table-cell table:formula="of:=COM.MICROSOFT.CONCAT([.A153]; &quot;_&quot;;[.B153];&quot;_&quot;;[.C153];&quot;_&quot;;[.D153])" office:value-type="string" office:string-value="PHP_3_5_yq98" calcext:value-type="string">
            <text:p>PHP_3_5_yq98</text:p>
          </table:table-cell>
          <table:table-cell office:value-type="string" calcext:value-type="string">
            <text:p>περιτομῇ</text:p>
          </table:table-cell>
          <table:table-cell office:value-type="string" calcext:value-type="string">
            <text:p>« J’ai été circoncis » ou « un prêtre m’a circoncis »</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m85</text:p>
          </table:table-cell>
          <table:table-cell table:formula="of:=COM.MICROSOFT.CONCAT([.A154]; &quot;_&quot;;[.B154];&quot;_&quot;;[.C154];&quot;_&quot;;[.D154])" office:value-type="string" office:string-value="PHP_3_5_am85" calcext:value-type="string">
            <text:p>PHP_3_5_am85</text:p>
          </table:table-cell>
          <table:table-cell office:value-type="string" calcext:value-type="string">
            <text:p>ὀκταήμερος</text:p>
          </table:table-cell>
          <table:table-cell office:value-type="string" calcext:value-type="string">
            <text:p>“sept jours après ma naissanc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p4ik</text:p>
          </table:table-cell>
          <table:table-cell table:formula="of:=COM.MICROSOFT.CONCAT([.A155]; &quot;_&quot;;[.B155];&quot;_&quot;;[.C155];&quot;_&quot;;[.D155])" office:value-type="string" office:string-value="PHP_3_5_p4ik" calcext:value-type="string">
            <text:p>PHP_3_5_p4ik</text:p>
          </table:table-cell>
          <table:table-cell office:value-type="string" calcext:value-type="string">
            <text:p>Ἑβραῖος ἐξ Ἑβραίων</text:p>
          </table:table-cell>
          <table:table-cell office:value-type="string" calcext:value-type="string">
            <text:p>L’expression **un Hébreu des Hébreux** pourrait signifier : (1) que Paul avait conservé les coutumes hébraïques et parlait la langue du peuple hébreu, qui était l’araméen. (2) que Paul n’avait pas d’ancêtres Gentils, mais était plutôt un Hébreu de sang pur. Traduction alternative : “un Hébreu dont les parents et les ancêtres sont tous des Juifs de sang pur” (3) une combinaison des deux possibilités ci-dessus. Traduction alternative : “un Juif de sang pur qui a conservé la culture, les coutumes et la langue hébraïque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we4t</text:p>
          </table:table-cell>
          <table:table-cell table:formula="of:=COM.MICROSOFT.CONCAT([.A156]; &quot;_&quot;;[.B156];&quot;_&quot;;[.C156];&quot;_&quot;;[.D156])" office:value-type="string" office:string-value="PHP_3_5_we4t" calcext:value-type="string">
            <text:p>PHP_3_5_we4t</text:p>
          </table:table-cell>
          <table:table-cell office:value-type="string" calcext:value-type="string">
            <text:p>κατὰ νόμον Φαρισαῖος</text:p>
          </table:table-cell>
          <table:table-cell office:value-type="string" calcext:value-type="string">
            <text:p>La phrase **selon la loi, un pharisien** signifie qu’avant sa conversion, Paul avait été un pharisien. Il se rapportait à la loi de Moïse en tant que pharisien et, par conséquent, il obéissait strictement à cette loi ainsi qu’aux nombreuses règles que les scribes avaient ajoutées pour essayer de sauvegarder la loi de Moïse. Traduction alternative : “par rapport à la loi de Moïse, j’étais un pharisien” ou “par rapport à la façon dont j’observais la loi de Moïse, j’étais un pharisien, et par conséquent, j’obéissais strictement à tous ses détails, y compris aux enseignements des scribe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ksr3</text:p>
          </table:table-cell>
          <table:table-cell table:formula="of:=COM.MICROSOFT.CONCAT([.A157]; &quot;_&quot;;[.B157];&quot;_&quot;;[.C157];&quot;_&quot;;[.D157])" office:value-type="string" office:string-value="PHP_3_6_ksr3" calcext:value-type="string">
            <text:p>PHP_3_6_ksr3</text:p>
          </table:table-cell>
          <table:table-cell office:value-type="string" calcext:value-type="string">
            <text:p>κατὰ ζῆλος διώκων τὴν ἐκκλησίαν</text:p>
          </table:table-cell>
          <table:table-cell office:value-type="string" calcext:value-type="string">
            <text:p>Ici, l’expression **persécuter l’église** explique la mesure du **zèle** de Paul. Avant de croire en Jésus, Paul pensait qu’en **persécutant l’église**, il servait Dieu et s’assurait que la loi de Moïse était honorée et respectée. Si vos lecteurs ne comprennent pas le sens de l’expression **selon le zèle, en persécutant l’église**, pensez à le dire plus clairement. Traduction alternative : “ayant un tel désir de servir Dieu que j’ai persécuté l’église” ou “voulant tellement honorer Dieu, j’ai persécuté l’église”.(Pour plus d’information, voir :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n51b</text:p>
          </table:table-cell>
          <table:table-cell table:formula="of:=COM.MICROSOFT.CONCAT([.A158]; &quot;_&quot;;[.B158];&quot;_&quot;;[.C158];&quot;_&quot;;[.D158])" office:value-type="string" office:string-value="PHP_3_6_n51b" calcext:value-type="string">
            <text:p>PHP_3_6_n51b</text:p>
          </table:table-cell>
          <table:table-cell office:value-type="string" calcext:value-type="string">
            <text:p>διώκων τὴν ἐκκλησίαν</text:p>
          </table:table-cell>
          <table:table-cell office:value-type="string" calcext:value-type="string">
            <text:p>Ici, **l’église** est un nom collectif. L’expression **l’église** fait référence aux chrétiens dans leur ensemble et inclut toute personne appartenant au groupe de personnes qui suivent Jésus. Ce que Paul veut dire en disant qu’il avait persécuté **l’église**, c’est qu’auparavant il avait persécuté tous ceux qui étaient chrétiens. Traduction alternative : “persécuter les chrétiens” ou “persécuter toute personne qui était chrétienn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ln8</text:p>
          </table:table-cell>
          <table:table-cell table:formula="of:=COM.MICROSOFT.CONCAT([.A159]; &quot;_&quot;;[.B159];&quot;_&quot;;[.C159];&quot;_&quot;;[.D159])" office:value-type="string" office:string-value="PHP_3_6_hln8" calcext:value-type="string">
            <text:p>PHP_3_6_hln8</text:p>
          </table:table-cell>
          <table:table-cell office:value-type="string" calcext:value-type="string">
            <text:p>κατὰ δικαιοσύνην τὴν ἐν νόμῳ γενόμενος ἄμεμπτος</text:p>
          </table:table-cell>
          <table:table-cell office:value-type="string" calcext:value-type="string">
            <text:p>L’expression **la justice qui est dans la loi** fait référence à l’obéissance aux directives de vie juste que la loi de Moïse exigeait. Paul a obéi à la loi si soigneusement qu’il croyait que personne ne pourrait trouver une partie de la loi à laquelle il aurait désobéi. Si vos lecteurs comprennent mal cette phrase, pensez à l’énoncer plus simplement. Traduction alternative : “En ce qui concerne l’obéissance à la loi de Moïse, personne ne pourrait dire que j’ai jamais désobéi à la loi”. (Pour plus d’information, voir :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n4lg</text:p>
          </table:table-cell>
          <table:table-cell table:formula="of:=COM.MICROSOFT.CONCAT([.A160]; &quot;_&quot;;[.B160];&quot;_&quot;;[.C160];&quot;_&quot;;[.D160])" office:value-type="string" office:string-value="PHP_3_7_n4lg" calcext:value-type="string">
            <text:p>PHP_3_7_n4lg</text:p>
          </table:table-cell>
          <table:table-cell office:value-type="string" calcext:value-type="string">
            <text:p>ἅτινα ἦν μοι κέρδη</text:p>
          </table:table-cell>
          <table:table-cell office:value-type="string" calcext:value-type="string">
            <text:p>Ici, cette expression **Tout ce qui m’a été profitable** se réfère spécifiquement à la liste de sept choses que Paul vient d’énumérer dans [3:5-6](../03/05.md) et à toute autre chose en laquelle il aurait mis sa confiance avant de croire au Christ. Traduction alternative : “Tout ce que je considérais autrefois comme avantageux” (Pour plus d’information, voir :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lb8f</text:p>
          </table:table-cell>
          <table:table-cell table:formula="of:=COM.MICROSOFT.CONCAT([.A161]; &quot;_&quot;;[.B161];&quot;_&quot;;[.C161];&quot;_&quot;;[.D161])" office:value-type="string" office:string-value="PHP_3_7_lb8f" calcext:value-type="string">
            <text:p>PHP_3_7_lb8f</text:p>
          </table:table-cell>
          <table:table-cell office:value-type="string" calcext:value-type="string">
            <text:p>κέρδη…ζημίαν</text:p>
          </table:table-cell>
          <table:table-cell office:value-type="string" calcext:value-type="string">
            <text:p>Dans la langue originale dans laquelle Paul a écrit cette lettre, les mots **gains** et **pertes** étaient des termes commerciaux courants utilisés en comptabilité pour décrire les choses qu’un homme d’affaires déterminait comme étant profitables ou non profitables. Ici, Paul utilise ces deux termes de manière métaphorique pour décrire les choses qu’il considère spirituellement bénéficiaires ou pas bénéficiaires. Si votre langue possède des termes commerciaux ou comptables similaires qu’il serait naturel d’utiliser dans ce contexte, envisagez de les utiliser ici. Traduction alternative : “Tout ce que je considérais autrefois comme des avantages, je les considère maintenant comme une perte à cause de Christ” ou “Tout ce que je comptais autrefois comme des bénéfices, je les considère maintenant comme une perte à cause de Christ”. (Pour plus d’information, voir : [[rc://fr/ta/man/translate/figs-metapho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lrs0</text:p>
          </table:table-cell>
          <table:table-cell table:formula="of:=COM.MICROSOFT.CONCAT([.A162]; &quot;_&quot;;[.B162];&quot;_&quot;;[.C162];&quot;_&quot;;[.D162])" office:value-type="string" office:string-value="PHP_3_7_lrs0" calcext:value-type="string">
            <text:p>PHP_3_7_lrs0</text:p>
          </table:table-cell>
          <table:table-cell office:value-type="string" calcext:value-type="string">
            <text:p>ταῦτα ἥγημαι…ζημίαν</text:p>
          </table:table-cell>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e1fp</text:p>
          </table:table-cell>
          <table:table-cell table:formula="of:=COM.MICROSOFT.CONCAT([.A163]; &quot;_&quot;;[.B163];&quot;_&quot;;[.C163];&quot;_&quot;;[.D163])" office:value-type="string" office:string-value="PHP_3_8_e1fp" calcext:value-type="string">
            <text:p>PHP_3_8_e1fp</text:p>
          </table:table-cell>
          <table:table-cell office:value-type="string" calcext:value-type="string">
            <text:p>καὶ ἡγοῦμαι πάντα ζημίαν εἶναι</text:p>
          </table:table-cell>
          <table:table-cell office:value-type="string" calcext:value-type="string">
            <text:p>Paul continue la métaphore d’affaires de [Philippiens 3:7](../03/07.md), en disant qu’il est sans valeur de faire confiance à autre chose que Christ. Autre traduction : “Je considère que tout est sans valeur” (Pour plus d’information, voir : [rc://fr/ta/man/translate/figs-metapho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cv55</text:p>
          </table:table-cell>
          <table:table-cell table:formula="of:=COM.MICROSOFT.CONCAT([.A164]; &quot;_&quot;;[.B164];&quot;_&quot;;[.C164];&quot;_&quot;;[.D164])" office:value-type="string" office:string-value="PHP_3_8_cv55" calcext:value-type="string">
            <text:p>PHP_3_8_cv55</text:p>
          </table:table-cell>
          <table:table-cell office:value-type="string" calcext:value-type="string">
            <text:p>διὰ τὸ ὑπερέχον τῆς γνώσεως Χριστοῦ Ἰησοῦ τοῦ Κυρίου μου</text:p>
          </table:table-cell>
          <table:table-cell office:value-type="string" calcext:value-type="string">
            <text:p>“parce que connaître Jésus-Christ mon Seigneur vaut tellement plu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fs4</text:p>
          </table:table-cell>
          <table:table-cell table:formula="of:=COM.MICROSOFT.CONCAT([.A165]; &quot;_&quot;;[.B165];&quot;_&quot;;[.C165];&quot;_&quot;;[.D165])" office:value-type="string" office:string-value="PHP_3_8_afs4" calcext:value-type="string">
            <text:p>PHP_3_8_afs4</text:p>
          </table:table-cell>
          <table:table-cell office:value-type="string" calcext:value-type="string">
            <text:p>ἵνα Χριστὸν κερδήσω</text:p>
          </table:table-cell>
          <table:table-cell office:value-type="string" calcext:value-type="string">
            <text:p>“afin que je n’aie que le Chris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iy4k</text:p>
          </table:table-cell>
          <table:table-cell table:formula="of:=COM.MICROSOFT.CONCAT([.A166]; &quot;_&quot;;[.B166];&quot;_&quot;;[.C166];&quot;_&quot;;[.D166])" office:value-type="string" office:string-value="PHP_3_9_iy4k" calcext:value-type="string">
            <text:p>PHP_3_9_iy4k</text:p>
          </table:table-cell>
          <table:table-cell office:value-type="string" calcext:value-type="string">
            <text:p>εὑρεθῶ ἐν αὐτῷ</text:p>
          </table:table-cell>
          <table:table-cell office:value-type="string" calcext:value-type="string">
            <text:p>Si cela était plus clair dans votre langue, vous pourriez traduire la phrase verbale passive **être trouvé** par une forme active, et vous pourriez indiquer qui a fait l’action. Traduction alternative : “et Dieu pourrait me trouver lui appartenant” (Pour plus d’information, voir : [[rc://fr/ta/man/translate/figs-activepassiv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g9a9</text:p>
          </table:table-cell>
          <table:table-cell table:formula="of:=COM.MICROSOFT.CONCAT([.A167]; &quot;_&quot;;[.B167];&quot;_&quot;;[.C167];&quot;_&quot;;[.D167])" office:value-type="string" office:string-value="PHP_3_9_g9a9" calcext:value-type="string">
            <text:p>PHP_3_9_g9a9</text:p>
          </table:table-cell>
          <table:table-cell office:value-type="string" calcext:value-type="string">
            <text:p>μὴ ἔχων ἐμὴν δικαιοσύνην, τὴν ἐκ νόμου</text:p>
          </table:table-cell>
          <table:table-cell office:value-type="string" calcext:value-type="string">
            <text:p>Ici, le mot **que** fait référence à la “justice”. Paul suppose que ses lecteurs le savent d’après le contexte. Si cela n’est pas clair dans votre langue, pensez à l’indiquer explicitement. Autre traduction possible : “mais la justice qui vient par la foi en Christ” ou “mais la justice qui vient de la foi en Christ”. (See: [[rc://fr/ta/man/translate/figs-explici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qw6g</text:p>
          </table:table-cell>
          <table:table-cell table:formula="of:=COM.MICROSOFT.CONCAT([.A168]; &quot;_&quot;;[.B168];&quot;_&quot;;[.C168];&quot;_&quot;;[.D168])" office:value-type="string" office:string-value="PHP_3_9_qw6g" calcext:value-type="string">
            <text:p>PHP_3_9_qw6g</text:p>
          </table:table-cell>
          <table:table-cell office:value-type="string" calcext:value-type="string">
            <text:p>ἀλλὰ τὴν διὰ πίστεως Χριστοῦ</text:p>
          </table:table-cell>
          <table:table-cell office:value-type="string" calcext:value-type="string">
            <text:p>Le mot **que** fait référence à la justice. Paul sait qu’il peut devenir juste seulement en croyant en Christ. Traduction alternative : “mais ayant la justice qui vient par la foi en Chris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vj4s</text:p>
          </table:table-cell>
          <table:table-cell table:formula="of:=COM.MICROSOFT.CONCAT([.A169]; &quot;_&quot;;[.B169];&quot;_&quot;;[.C169];&quot;_&quot;;[.D169])" office:value-type="string" office:string-value="PHP_3_10_vj4s" calcext:value-type="string">
            <text:p>PHP_3_10_vj4s</text:p>
          </table:table-cell>
          <table:table-cell office:value-type="string" calcext:value-type="string">
            <text:p>τὴν δύναμιν τῆς ἀναστάσεως αὐτοῦ</text:p>
          </table:table-cell>
          <table:table-cell office:value-type="string" calcext:value-type="string">
            <text:p>La première occurrence du mot **et** indique que ce qui suit est l’explication de Paul sur la manière dont il veut spécifiquement connaître le Christ. (Pour plus d’information, voir : [[rc://fr/ta/man/translate/grammar-connect-words-phrase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xm68</text:p>
          </table:table-cell>
          <table:table-cell table:formula="of:=COM.MICROSOFT.CONCAT([.A170]; &quot;_&quot;;[.B170];&quot;_&quot;;[.C170];&quot;_&quot;;[.D170])" office:value-type="string" office:string-value="PHP_3_10_xm68" calcext:value-type="string">
            <text:p>PHP_3_10_xm68</text:p>
          </table:table-cell>
          <table:table-cell office:value-type="string" calcext:value-type="string">
            <text:p>κοινωνίαν παθημάτων αὐτοῦ</text:p>
          </table:table-cell>
          <table:table-cell office:value-type="string" calcext:value-type="string">
            <text:p>“ce que c’est que de souffrir comme il a souffert” ou “ce que c’est que de participer à la souffrance avec lui”.</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xw42</text:p>
          </table:table-cell>
          <table:table-cell table:formula="of:=COM.MICROSOFT.CONCAT([.A171]; &quot;_&quot;;[.B171];&quot;_&quot;;[.C171];&quot;_&quot;;[.D171])" office:value-type="string" office:string-value="PHP_3_10_xw42" calcext:value-type="string">
            <text:p>PHP_3_10_xw42</text:p>
          </table:table-cell>
          <table:table-cell office:value-type="string" calcext:value-type="string">
            <text:p>συμμορφιζόμενος τῷ θανάτῳ αὐτοῦ</text:p>
          </table:table-cell>
          <table:table-cell office:value-type="string" calcext:value-type="string">
            <text:p>Si cela était plus clair dans votre langue, vous pourriez exprimer la phrase **se conformer à** avec une forme active. Traduction alternative : “me rendre semblable à lui dans sa mort” (Pour plus d’information, voir : [[rc://fr/ta/man/translate/figs-activepassiv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l4rm</text:p>
          </table:table-cell>
          <table:table-cell table:formula="of:=COM.MICROSOFT.CONCAT([.A172]; &quot;_&quot;;[.B172];&quot;_&quot;;[.C172];&quot;_&quot;;[.D172])" office:value-type="string" office:string-value="PHP_3_11_l4rm" calcext:value-type="string">
            <text:p>PHP_3_11_l4rm</text:p>
          </table:table-cell>
          <table:table-cell office:value-type="string" calcext:value-type="string">
            <text:p>εἴ πως καταντήσω εἰς τὴν ἐξανάστασιν τὴν ἐκ νεκρῶν</text:p>
          </table:table-cell>
          <table:table-cell office:value-type="string" calcext:value-type="string">
            <text:p>L’expression **si d’une manière ou une autre** signifie que Paul ne sait pas ce qui va lui arriver dans cette vie, mais quoi qu’il arrive, il en résultera la vie éternelle. Traduction alternative : “de sorte que, peu importe ce qui m’arrive maintenant, je reviendrai à la vie après ma mor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xk5q</text:p>
          </table:table-cell>
          <table:table-cell table:formula="of:=COM.MICROSOFT.CONCAT([.A173]; &quot;_&quot;;[.B173];&quot;_&quot;;[.C173];&quot;_&quot;;[.D173])" office:value-type="string" office:string-value="PHP_3_12_xk5q" calcext:value-type="string">
            <text:p>PHP_3_12_xk5q</text:p>
          </table:table-cell>
          <table:table-cell/>
          <table:table-cell office:value-type="string" calcext:value-type="string">
            <text:p>Le mot **le** dans la phrase, **pas que je l’ai déjà reçu**, pourrait faire référence à : (1) la perfection et l’achèvement spirituels. Cette phrase signifierait alors que Paul dit qu’il n’est pas encore spirituellement parfait ou complet. Traductions alternatives : “Je n’ai pas encore atteint la perfection spirituelle” ou “Je ne suis pas encore spirituellement complet” ou “l’œuvre de Dieu en moi n’est pas encore complète” ou “l’œuvre de Dieu en moi nést pas encore parfaite” (2) que Paul n’a pas encore atteint les objectifs qu’il s’est fixés et n’a donc pas reçu sa récompense. Traduction alternative : “Je n’ai pas encore atteint mes objectifs et reçu ma récompense de Dieu” (3) Paul n’a pas encore terminé le travail que Dieu lui a donné à faire de sa vie, puis est mort et a reçu sa récompense de Dieu. Traduction alternative : « Je n’ai pas encore terminé mon travail et reçu ma récompense de Dieu » (Pour plus d’information, voir : [[rc://fr/ta/man/translate/figs-extrainfo]])</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ms3v</text:p>
          </table:table-cell>
          <table:table-cell table:formula="of:=COM.MICROSOFT.CONCAT([.A174]; &quot;_&quot;;[.B174];&quot;_&quot;;[.C174];&quot;_&quot;;[.D174])" office:value-type="string" office:string-value="PHP_3_12_ms3v" calcext:value-type="string">
            <text:p>PHP_3_12_ms3v</text:p>
          </table:table-cell>
          <table:table-cell office:value-type="string" calcext:value-type="string">
            <text:p>ἤδη ἔλαβον</text:p>
          </table:table-cell>
          <table:table-cell office:value-type="string" calcext:value-type="string">
            <text:p>Si c’est plus naturel dans votre langue, vous pouvez exprimer la phrase **ayant été rendu parfait** avec une forme active. Traduction alternative : “pensant que Dieu m’a déjà rendu parfait” ou “pensant que Dieu a déjà achevé son œuvre en moi” (Pour plus d’information, voir : [[rc://fr/ta/man/translate/figs-activepassiv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h8p7</text:p>
          </table:table-cell>
          <table:table-cell table:formula="of:=COM.MICROSOFT.CONCAT([.A175]; &quot;_&quot;;[.B175];&quot;_&quot;;[.C175];&quot;_&quot;;[.D175])" office:value-type="string" office:string-value="PHP_3_12_h8p7" calcext:value-type="string">
            <text:p>PHP_3_12_h8p7</text:p>
          </table:table-cell>
          <table:table-cell office:value-type="string" calcext:value-type="string">
            <text:p>ἢ ἤδη τετελείωμαι</text:p>
          </table:table-cell>
          <table:table-cell office:value-type="string" calcext:value-type="string">
            <text:p>Dans la langue originale dans laquelle Paul a écrit cette lettre, le mot **parfait** signifie que quelqu’un ou quelque chose a atteint son plein épanouissement et a donc atteint son but ou son objectif. Il peut également désigner quelqu’un qui atteint la pleine maturité et est utilisé dans le Nouveau Testament pour désigner les chrétiens qui atteignent la plénitude du caractère du Christ. Autre traduction : “ont été amenés à la perfection” ou “ont déjà été rendus complets” ou “ont déjà atteint la pleine maturité” ou “ont déjà atteint la complète conformité au Christ”.</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i5ld</text:p>
          </table:table-cell>
          <table:table-cell table:formula="of:=COM.MICROSOFT.CONCAT([.A176]; &quot;_&quot;;[.B176];&quot;_&quot;;[.C176];&quot;_&quot;;[.D176])" office:value-type="string" office:string-value="PHP_3_12_i5ld" calcext:value-type="string">
            <text:p>PHP_3_12_i5ld</text:p>
          </table:table-cell>
          <table:table-cell office:value-type="string" calcext:value-type="string">
            <text:p>διώκω δὲ</text:p>
          </table:table-cell>
          <table:table-cell office:value-type="string" calcext:value-type="string">
            <text:p>“mais je continue à essaye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m52v</text:p>
          </table:table-cell>
          <table:table-cell table:formula="of:=COM.MICROSOFT.CONCAT([.A177]; &quot;_&quot;;[.B177];&quot;_&quot;;[.C177];&quot;_&quot;;[.D177])" office:value-type="string" office:string-value="PHP_3_12_m52v" calcext:value-type="string">
            <text:p>PHP_3_12_m52v</text:p>
          </table:table-cell>
          <table:table-cell office:value-type="string" calcext:value-type="string">
            <text:p>καταλάβω, ἐφ’ ᾧ καὶ κατελήμφθην ὑπὸ Χριστοῦ Ἰησοῦ</text:p>
          </table:table-cell>
          <table:table-cell office:value-type="string" calcext:value-type="string">
            <text:p>Si c’est plus naturel dans votre langue, vous pouvez traduire la phrase **J’ai aussi été saisi par le Christ Jésus** par une forme active. Traduction alternative : “Je pourrais saisir les choses pour lesquelles le Christ Jésus m’a saisi”. (Pour plus d’information, voir : [[rc://fr/ta/man/translate/figs-activepassiv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fr9q</text:p>
          </table:table-cell>
          <table:table-cell table:formula="of:=COM.MICROSOFT.CONCAT([.A178]; &quot;_&quot;;[.B178];&quot;_&quot;;[.C178];&quot;_&quot;;[.D178])" office:value-type="string" office:string-value="PHP_3_12_fr9q" calcext:value-type="string">
            <text:p>PHP_3_12_fr9q</text:p>
          </table:table-cell>
          <table:table-cell office:value-type="string" calcext:value-type="string">
            <text:p>καταλάβω, ἐφ’ ᾧ καὶ κατελήμφθην ὑπὸ Χριστοῦ Ἰησοῦ</text:p>
          </table:table-cell>
          <table:table-cell office:value-type="string" calcext:value-type="string">
            <text:p>le texte parle de recevoir des choses spirituelles de **Christ** comme si Paul pouvait les saisir avec ses mains. Et **Jésus** choisissant Paul pour lui appartenir est décrit comme si Jésus **saisissait** Paul avec ses mains. Traduction alternative : “Je peux recevoir ces choses parce que c’est pourquoi Jésus m’a réclamé comme sien” (Pour plus d’information, voir : [[rc://fr/ta/man/translate/figs-metapho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tzg8</text:p>
          </table:table-cell>
          <table:table-cell table:formula="of:=COM.MICROSOFT.CONCAT([.A179]; &quot;_&quot;;[.B179];&quot;_&quot;;[.C179];&quot;_&quot;;[.D179])" office:value-type="string" office:string-value="PHP_3_13_tzg8" calcext:value-type="string">
            <text:p>PHP_3_13_tzg8</text:p>
          </table:table-cell>
          <table:table-cell office:value-type="string" calcext:value-type="string">
            <text:p>ἀδελφοί</text:p>
          </table:table-cell>
          <table:table-cell office:value-type="string" calcext:value-type="string">
            <text:p>Voyez comment vous avez traduit le mot **frères** en [Philippiens 1:12](../01/12.md) et [3:1](../03/01.md)</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kqk7</text:p>
          </table:table-cell>
          <table:table-cell table:formula="of:=COM.MICROSOFT.CONCAT([.A180]; &quot;_&quot;;[.B180];&quot;_&quot;;[.C180];&quot;_&quot;;[.D180])" office:value-type="string" office:string-value="PHP_3_13_kqk7" calcext:value-type="string">
            <text:p>PHP_3_13_kqk7</text:p>
          </table:table-cell>
          <table:table-cell office:value-type="string" calcext:value-type="string">
            <text:p>ἐγὼ ἐμαυτὸν οὐ λογίζομαι κατειληφέναι</text:p>
          </table:table-cell>
          <table:table-cell office:value-type="string" calcext:value-type="string">
            <text:p>Paul ne dit pas explicitement ce que **c’est** qu’il n’a pas encore **saisi**. Il fait probablement référence au fait de devenir parfaitement semblable à Jésus et de connaître pleinement Jésus. Traduction alternative : “Je ne considère pas encore que toutes ces choses m’appartiennent” (Pour plus d’information, voir : [[rc://fr/ta/man/translate/figs-metapho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ia2b</text:p>
          </table:table-cell>
          <table:table-cell table:formula="of:=COM.MICROSOFT.CONCAT([.A181]; &quot;_&quot;;[.B181];&quot;_&quot;;[.C181];&quot;_&quot;;[.D181])" office:value-type="string" office:string-value="PHP_3_13_ia2b" calcext:value-type="string">
            <text:p>PHP_3_13_ia2b</text:p>
          </table:table-cell>
          <table:table-cell office:value-type="string" calcext:value-type="string">
            <text:p>τὰ μὲν ὀπίσω ἐπιλανθανόμενος, τοῖς δὲ ἔμπροσθεν ἐπεκτεινόμενος</text:p>
          </table:table-cell>
          <table:table-cell office:value-type="string" calcext:value-type="string">
            <text:p>Dans la phrase **oubliant ce qui est derrière et cherchant ce qui est devant**, Paul utilise l’image d’une personne qui participe à une course pour gagner un prix. Paul se dépeint comme un coureur dans cette métaphore, et il continue à utiliser cette métaphore jusqu’à la fin de [Philippiens 3:14](../03/14.md). Si cette métaphore n’est pas familière à votre culture, envisagez d’utiliser une autre métaphore qui serait familière à vos lecteurs, ou vous pouvez présenter l’image en langage clair. Traduction : “comme un coureur, j’oublie ce qui est derrière moi et je mets tous mes efforts à courir vers la ligne d’arrivée devant moi” ou “Comme un coureur, j’ai un objectif, et par conséquent je ne regarde pas en arrière pendant que je cours, mais je regarde seulement en avant alors que je m’étire de toutes mes forces pour atteindre la ligne d’arrivée” (Pour plus d’information, voir : [rc://fr/ta/man/translate/figs-metapho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z39s</text:p>
          </table:table-cell>
          <table:table-cell table:formula="of:=COM.MICROSOFT.CONCAT([.A182]; &quot;_&quot;;[.B182];&quot;_&quot;;[.C182];&quot;_&quot;;[.D182])" office:value-type="string" office:string-value="PHP_3_14_z39s" calcext:value-type="string">
            <text:p>PHP_3_14_z39s</text:p>
          </table:table-cell>
          <table:table-cell office:value-type="string" calcext:value-type="string">
            <text:p>κατὰ σκοπὸν διώκω εἰς τὸ βραβεῖον τῆς ἄνω κλήσεως τοῦ Θεοῦ ἐν Χριστῷ Ἰησοῦ</text:p>
          </table:table-cell>
          <table:table-cell office:value-type="string" calcext:value-type="string">
            <text:p>Dans ce verset, Paul continue à utiliser la métaphore d’un coureur qui participe à une course à pied afin de gagner un prix. Paul dit que son **but**, pour lequel il travaille dur, est de gagner le **prix** que Dieu promet de donner à toute personne qui suit le Christ avec obéissance. Si cette métaphore n’est pas familière dans votre culture, envisagez d’utiliser une autre métaphore, ou utilisez un langage simple pour traduire l’idée derrière cette métaphore. Autre traduction : “Je fais tout ce que je peux pour poursuivre le but de gagner le prix de l’appel céleste de Dieu en Jésus-Christ” ou “Je travaille dur pour pouvoir atteindre mon but” (Pour plus d’information, voir : [[rc://fr/ta/man/translate/figs-metaphor]])</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lmr6</text:p>
          </table:table-cell>
          <table:table-cell table:formula="of:=COM.MICROSOFT.CONCAT([.A183]; &quot;_&quot;;[.B183];&quot;_&quot;;[.C183];&quot;_&quot;;[.D183])" office:value-type="string" office:string-value="PHP_3_14_lmr6" calcext:value-type="string">
            <text:p>PHP_3_14_lmr6</text:p>
          </table:table-cell>
          <table:table-cell office:value-type="string" calcext:value-type="string">
            <text:p>τῆς ἄνω κλήσεως</text:p>
          </table:table-cell>
          <table:table-cell office:value-type="string" calcext:value-type="string">
            <text:p>L’expression **le prix de l’appel céleste de Dieu** pourrait signifier : (1) que **le prix** est **l’appel venant de Dieu**. Traduction alternative : “recevoir le prix de la vocation venant de Dieu” ou “recevoir le prix de l’invitation céleste de Dieu” (2) que le **appel céleste de Dieu** est un appel à venir et à recevoir le **prix** de Dieu. Traduction alternative : “répondre à l’appel venant de Dieu pour recevoir son prix” ou “répondre à l’invitation de Dieu pour recevoir son prix” (Pour plus d’information, voir : [[rc://fr/ta/man/translate/figs-extrainfo]])</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de4y</text:p>
          </table:table-cell>
          <table:table-cell table:formula="of:=COM.MICROSOFT.CONCAT([.A184]; &quot;_&quot;;[.B184];&quot;_&quot;;[.C184];&quot;_&quot;;[.D184])" office:value-type="string" office:string-value="PHP_3_15_de4y" calcext:value-type="string">
            <text:p>PHP_3_15_de4y</text:p>
          </table:table-cell>
          <table:table-cell office:value-type="string" calcext:value-type="string">
            <text:p>ὅσοι…τέλειοι, τοῦτο φρονῶμεν</text:p>
          </table:table-cell>
          <table:table-cell office:value-type="string" calcext:value-type="string">
            <text:p>L’expression **c’est pourquoi** indique que Paul est en train de passer de l’enseignement des Philippiens basé sur son expérience personnelle ([Philippiens 3 :4-14](../03/04.md)) à l’exhortation ([Philippiens 3 :15-17](../03/15.md)). Utilisez la forme qui exprimerait le mieux ce sens dans votre langue. (Pour plus d’information, voir : [[rc://fr/ta/man/translate/grammar-connect-words-phrase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yy22</text:p>
          </table:table-cell>
          <table:table-cell table:formula="of:=COM.MICROSOFT.CONCAT([.A185]; &quot;_&quot;;[.B185];&quot;_&quot;;[.C185];&quot;_&quot;;[.D185])" office:value-type="string" office:string-value="PHP_3_15_yy22" calcext:value-type="string">
            <text:p>PHP_3_15_yy22</text:p>
          </table:table-cell>
          <table:table-cell office:value-type="string" calcext:value-type="string">
            <text:p>καὶ τοῦτο ὁ Θεὸς ὑμῖν ἀποκαλύψει</text:p>
          </table:table-cell>
          <table:table-cell office:value-type="string" calcext:value-type="string">
            <text:p>Traduction alternative : “Dieu vous le fera aussi comprendre” ou “Dieu permettra que vous le sachiez”.</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pxn9</text:p>
          </table:table-cell>
          <table:table-cell table:formula="of:=COM.MICROSOFT.CONCAT([.A186]; &quot;_&quot;;[.B186];&quot;_&quot;;[.C186];&quot;_&quot;;[.D186])" office:value-type="string" office:string-value="PHP_3_16_pxn9" calcext:value-type="string">
            <text:p>PHP_3_16_pxn9</text:p>
          </table:table-cell>
          <table:table-cell office:value-type="string" calcext:value-type="string">
            <text:p>εἰς ὃ ἐφθάσαμεν, τῷ αὐτῷ στοιχεῖν</text:p>
          </table:table-cell>
          <table:table-cell office:value-type="string" calcext:value-type="string">
            <text:p>Lorsque Paul dit **nous** dans ce verset, il parle de lui-même et des chrétiens de Philippes, donc **nous** est inclusif ici. Votre langue peut vous demander de marquer ces deux utilisations de **nous** comme des formes inclusives. Traduction alternative : “continuons tous à obéir aux mêmes vérités que nous avons déjà reçues” (Pour plus d’information, voir : [[rc://fr/ta/man/translate/figs-exclusiv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jed4</text:p>
          </table:table-cell>
          <table:table-cell table:formula="of:=COM.MICROSOFT.CONCAT([.A187]; &quot;_&quot;;[.B187];&quot;_&quot;;[.C187];&quot;_&quot;;[.D187])" office:value-type="string" office:string-value="PHP_3_17_jed4" calcext:value-type="string">
            <text:p>PHP_3_17_jed4</text:p>
          </table:table-cell>
          <table:table-cell office:value-type="string" calcext:value-type="string">
            <text:p>συνμιμηταί μου γίνεσθε</text:p>
          </table:table-cell>
          <table:table-cell office:value-type="string" calcext:value-type="string">
            <text:p>“Faites ce que je fais” ou “Vivez comme je vi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uxc5</text:p>
          </table:table-cell>
          <table:table-cell table:formula="of:=COM.MICROSOFT.CONCAT([.A188]; &quot;_&quot;;[.B188];&quot;_&quot;;[.C188];&quot;_&quot;;[.D188])" office:value-type="string" office:string-value="PHP_3_17_uxc5" calcext:value-type="string">
            <text:p>PHP_3_17_uxc5</text:p>
          </table:table-cell>
          <table:table-cell office:value-type="string" calcext:value-type="string">
            <text:p>ἀδελφοί</text:p>
          </table:table-cell>
          <table:table-cell office:value-type="string" calcext:value-type="string">
            <text:p>Voyez comment vous avez traduit le mot **frères** dans [Philippiens 1:12](../01/12.md).</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4tv</text:p>
          </table:table-cell>
          <table:table-cell table:formula="of:=COM.MICROSOFT.CONCAT([.A189]; &quot;_&quot;;[.B189];&quot;_&quot;;[.C189];&quot;_&quot;;[.D189])" office:value-type="string" office:string-value="PHP_3_17_h4tv" calcext:value-type="string">
            <text:p>PHP_3_17_h4tv</text:p>
          </table:table-cell>
          <table:table-cell office:value-type="string" calcext:value-type="string">
            <text:p>τοὺς οὕτω περιπατοῦντας, καθὼς ἔχετε τύπον ἡμᾶς</text:p>
          </table:table-cell>
          <table:table-cell office:value-type="string" calcext:value-type="string">
            <text:p>Autre traduction : « les gens qui vivent déjà comme je vis et qui suivent notre exemple » ou « les gens qui font déjà ce que je fais et qui nous imitent »</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b61</text:p>
          </table:table-cell>
          <table:table-cell table:formula="of:=COM.MICROSOFT.CONCAT([.A190]; &quot;_&quot;;[.B190];&quot;_&quot;;[.C190];&quot;_&quot;;[.D190])" office:value-type="string" office:string-value="PHP_3_18_ab61" calcext:value-type="string">
            <text:p>PHP_3_18_ab61</text:p>
          </table:table-cell>
          <table:table-cell office:value-type="string" calcext:value-type="string">
            <text:p>πολλοὶ…περιπατοῦσιν…τοὺς ἐχθροὺς τοῦ σταυροῦ τοῦ Χριστοῦ</text:p>
          </table:table-cell>
          <table:table-cell office:value-type="string" calcext:value-type="string">
            <text:p>Ici, le mot **marcher** est une figure de style juive qui signifie “vivre” ou “mener sa vie”. Dans la culture juive, le comportement d’une personne était décrit comme si cette personne marchait le long d’un chemin. Si vos lecteurs comprennent mal ce terme, envisagez de l’énoncer en langage clair. Traduction alternative : “Car beaucoup vivent” ou “Car beaucoup de gens conduisent leur vie” (Pour plus d’information, voir : [[rc://fr/ta/man/translate/figs-metonymy]])</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kr19</text:p>
          </table:table-cell>
          <table:table-cell table:formula="of:=COM.MICROSOFT.CONCAT([.A191]; &quot;_&quot;;[.B191];&quot;_&quot;;[.C191];&quot;_&quot;;[.D191])" office:value-type="string" office:string-value="PHP_3_18_kr19" calcext:value-type="string">
            <text:p>PHP_3_18_kr19</text:p>
          </table:table-cell>
          <table:table-cell office:value-type="string" calcext:value-type="string">
            <text:p>πολλοὶ…περιπατοῦσιν</text:p>
          </table:table-cell>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x2lu</text:p>
          </table:table-cell>
          <table:table-cell table:formula="of:=COM.MICROSOFT.CONCAT([.A192]; &quot;_&quot;;[.B192];&quot;_&quot;;[.C192];&quot;_&quot;;[.D192])" office:value-type="string" office:string-value="PHP_3_18_x2lu" calcext:value-type="string">
            <text:p>PHP_3_18_x2lu</text:p>
          </table:table-cell>
          <table:table-cell office:value-type="string" calcext:value-type="string">
            <text:p>οὓς πολλάκις ἔλεγον ὑμῖν, νῦν δὲ καὶ κλαίων, λέγω</text:p>
          </table:table-cell>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zwp3</text:p>
          </table:table-cell>
          <table:table-cell table:formula="of:=COM.MICROSOFT.CONCAT([.A193]; &quot;_&quot;;[.B193];&quot;_&quot;;[.C193];&quot;_&quot;;[.D193])" office:value-type="string" office:string-value="PHP_3_18_zwp3" calcext:value-type="string">
            <text:p>PHP_3_18_zwp3</text:p>
          </table:table-cell>
          <table:table-cell office:value-type="string" calcext:value-type="string">
            <text:p>πολλάκις ἔλεγον ὑμῖν</text:p>
          </table:table-cell>
          <table:table-cell office:value-type="string" calcext:value-type="string">
            <text:p>L’expression **car beaucoup** omet un mot qui serait nécessaire dans certaines langues pour être tout à fait clair. Si c’était plus clair dans votre langue, vous pourriez fournir le mot manquant à partir du contexte. Traduction alternative : “Car beaucoup de gens marchent” (Pour plus d’information, voir : [[rc://fr/ta/man/translate/figs-ellipsi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6pc</text:p>
          </table:table-cell>
          <table:table-cell table:formula="of:=COM.MICROSOFT.CONCAT([.A194]; &quot;_&quot;;[.B194];&quot;_&quot;;[.C194];&quot;_&quot;;[.D194])" office:value-type="string" office:string-value="PHP_3_18_h6pc" calcext:value-type="string">
            <text:p>PHP_3_18_h6pc</text:p>
          </table:table-cell>
          <table:table-cell office:value-type="string" calcext:value-type="string">
            <text:p>κλαίων, λέγω</text:p>
          </table:table-cell>
          <table:table-cell office:value-type="string" calcext:value-type="string">
            <text:p>“Je vous le dis avec beaucoup de tristess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n8q2</text:p>
          </table:table-cell>
          <table:table-cell table:formula="of:=COM.MICROSOFT.CONCAT([.A195]; &quot;_&quot;;[.B195];&quot;_&quot;;[.C195];&quot;_&quot;;[.D195])" office:value-type="string" office:string-value="PHP_3_18_n8q2" calcext:value-type="string">
            <text:p>PHP_3_18_n8q2</text:p>
          </table:table-cell>
          <table:table-cell office:value-type="string" calcext:value-type="string">
            <text:p>τοὺς ἐχθροὺς τοῦ σταυροῦ τοῦ Χριστοῦ</text:p>
          </table:table-cell>
          <table:table-cell office:value-type="string" calcext:value-type="string">
            <text:p>Paul décrit de manière figurative la bonne nouvelle de la mort et de la résurrection de Jésus et le travail de partager cette bonne nouvelle en associant ces choses à **la croix du Christ**. Ici, l’expression **la croix du Christ** est synonyme du message évangélique et de l’œuvre de diffusion du message évangélique. L’expression **ennemis de la croix du Christ** désigne les personnes qui s’opposent au message de l’Évangile et qui s’opposent aux personnes qui partagent l’Évangile avec des autres personnes. Si cela n’est pas clair dans votre langue, vous pouvez l’exprimer en langage simple. Alternative de traduction : “en tant qu’ennemis de la bonne nouvelle de Jésus” ou “en tant qu’ennemis du message de Jésus et ennemis de ceux qui le proclament” ou “en tant qu’ennemis du message de Jésus et ennemis de ceux qui le partagent avec les autres” (Pour plus d’information, voir : [[rc://fr/ta/man/translate/figs-metonymy]])</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v8gv</text:p>
          </table:table-cell>
          <table:table-cell table:formula="of:=COM.MICROSOFT.CONCAT([.A196]; &quot;_&quot;;[.B196];&quot;_&quot;;[.C196];&quot;_&quot;;[.D196])" office:value-type="string" office:string-value="PHP_3_19_v8gv" calcext:value-type="string">
            <text:p>PHP_3_19_v8gv</text:p>
          </table:table-cell>
          <table:table-cell office:value-type="string" calcext:value-type="string">
            <text:p>ὧν τὸ τέλος ἀπώλεια</text:p>
          </table:table-cell>
          <table:table-cell office:value-type="string" calcext:value-type="string">
            <text:p>Si votre langue n’utilise pas un nom abstrait pour l’idée de **fin**, vous pourriez exprimer l’idée derrière le nom abstrait **fin** d’une autre façon. Traduction alternative : “que Dieu détruira” (Pour plus d’information, voir : [rc://fr/ta/man/translate/figs-abstractnouns])</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hn9i</text:p>
          </table:table-cell>
          <table:table-cell table:formula="of:=COM.MICROSOFT.CONCAT([.A197]; &quot;_&quot;;[.B197];&quot;_&quot;;[.C197];&quot;_&quot;;[.D197])" office:value-type="string" office:string-value="PHP_3_19_hn9i" calcext:value-type="string">
            <text:p>PHP_3_19_hn9i</text:p>
          </table:table-cell>
          <table:table-cell office:value-type="string" calcext:value-type="string">
            <text:p>ὧν ὁ Θεὸς ἡ κοιλία</text:p>
          </table:table-cell>
          <table:table-cell office:value-type="string" calcext:value-type="string">
            <text:p>Ici, Paul utilise **le ventre** au sens figuré pour représenter tous les désirs physiques de plaisir. En appelant leur **ventre** leur **dieu**, Paul signifie que ces personnes aiment et servent leur désir physique pour le plaisir plutôt que d’aimer et de servir Dieu. Si vos lecteurs comprennent mal ce terme, vous pouvez utiliser une expression équivalente de votre culture, ou utiliser un langage simple. Traduction alternative : “qui servent leur désir pour la nourriture et les autres plaisirs plutôt que de servir Dieu” ou “qui obéissent à leurs appétits physiques au lieu d’obéir à Dieu” ou “qui aiment le plaisir plus qu’ils n’aiment Dieu” (Pour plus d’information, voir : [[rc://fr/ta/man/translate/figs-synecdoch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u9cl</text:p>
          </table:table-cell>
          <table:table-cell table:formula="of:=COM.MICROSOFT.CONCAT([.A198]; &quot;_&quot;;[.B198];&quot;_&quot;;[.C198];&quot;_&quot;;[.D198])" office:value-type="string" office:string-value="PHP_3_19_u9cl" calcext:value-type="string">
            <text:p>PHP_3_19_u9cl</text:p>
          </table:table-cell>
          <table:table-cell office:value-type="string" calcext:value-type="string">
            <text:p>ἡ δόξα ἐν τῇ αἰσχύνῃ αὐτῶν</text:p>
          </table:table-cell>
          <table:table-cell office:value-type="string" calcext:value-type="string">
            <text:p>Ici, **honte** désigne les actions dont les gens devraient avoir honte mais ne l’ont pas. Traduction alternative : “ils sont fiers des choses qui devraient leur causer de la honte” (Pour plus d’information, voir : [[rc://fr/ta/man/translate/figs-metonymy]])</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sv5z</text:p>
          </table:table-cell>
          <table:table-cell table:formula="of:=COM.MICROSOFT.CONCAT([.A199]; &quot;_&quot;;[.B199];&quot;_&quot;;[.C199];&quot;_&quot;;[.D199])" office:value-type="string" office:string-value="PHP_3_19_sv5z" calcext:value-type="string">
            <text:p>PHP_3_19_sv5z</text:p>
          </table:table-cell>
          <table:table-cell office:value-type="string" calcext:value-type="string">
            <text:p>οἱ τὰ ἐπίγεια φρονοῦντες</text:p>
          </table:table-cell>
          <table:table-cell office:value-type="string" calcext:value-type="string">
            <text:p>Ici, le terme **terrestre** désigne tout ce qui se rapporte à la vie quotidienne sur la terre. Traduction alternative : “qui ne pensent qu’aux choses d’ici-bas” ou “qui ne pensent qu’aux choses de cette vie”.(See: [[rc://fr/ta/man/translate/figs-metonymy]])</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q1cc</text:p>
          </table:table-cell>
          <table:table-cell table:formula="of:=COM.MICROSOFT.CONCAT([.A200]; &quot;_&quot;;[.B200];&quot;_&quot;;[.C200];&quot;_&quot;;[.D200])" office:value-type="string" office:string-value="PHP_3_20_q1cc" calcext:value-type="string">
            <text:p>PHP_3_20_q1cc</text:p>
          </table:table-cell>
          <table:table-cell/>
          <table:table-cell office:value-type="string" calcext:value-type="string">
            <text:p>Ici, lorsque Paul utilise **notre** et **nous**, il se réfère à lui-même et aux croyants de Philippes, donc **notre** et **nous** sont inclusifs. Votre langue peut exiger que vous utilisiez ces formes. (Pour plus d’information, voir : [[rc://fr/ta/man/translate/figs-exclusiv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n2lh</text:p>
          </table:table-cell>
          <table:table-cell table:formula="of:=COM.MICROSOFT.CONCAT([.A201]; &quot;_&quot;;[.B201];&quot;_&quot;;[.C201];&quot;_&quot;;[.D201])" office:value-type="string" office:string-value="PHP_3_20_n2lh" calcext:value-type="string">
            <text:p>PHP_3_20_n2lh</text:p>
          </table:table-cell>
          <table:table-cell office:value-type="string" calcext:value-type="string">
            <text:p>ἡμῶν…τὸ πολίτευμα ἐν οὐρανοῖς ὑπάρχει</text:p>
          </table:table-cell>
          <table:table-cell office:value-type="string" calcext:value-type="string">
            <text:p>Cela pourrait signifier : (1) Nous sommes des citoyens du ciel. (2) Notre patrie est le ciel. (3) Notre vraie maison est le ciel.</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eye2</text:p>
          </table:table-cell>
          <table:table-cell table:formula="of:=COM.MICROSOFT.CONCAT([.A202]; &quot;_&quot;;[.B202];&quot;_&quot;;[.C202];&quot;_&quot;;[.D202])" office:value-type="string" office:string-value="PHP_3_21_eye2" calcext:value-type="string">
            <text:p>PHP_3_21_eye2</text:p>
          </table:table-cell>
          <table:table-cell office:value-type="string" calcext:value-type="string">
            <text:p>ὃς μετασχηματίσει τὸ σῶμα τῆς ταπεινώσεως ἡμῶν</text:p>
          </table:table-cell>
          <table:table-cell office:value-type="string" calcext:value-type="string">
            <text:p>“qui changera notre faible corps terrestre”</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b2bc</text:p>
          </table:table-cell>
          <table:table-cell table:formula="of:=COM.MICROSOFT.CONCAT([.A203]; &quot;_&quot;;[.B203];&quot;_&quot;;[.C203];&quot;_&quot;;[.D203])" office:value-type="string" office:string-value="PHP_3_21_b2bc" calcext:value-type="string">
            <text:p>PHP_3_21_b2bc</text:p>
          </table:table-cell>
          <table:table-cell office:value-type="string" calcext:value-type="string">
            <text:p>σύμμορφον τῷ σώματι τῆς δόξης αὐτοῦ</text:p>
          </table:table-cell>
          <table:table-cell office:value-type="string" calcext:value-type="string">
            <text:p>“dans un corps semblable à son corps glorieux”</text:p>
          </table:table-cell>
        </table:table-row>
        <table:table-row table:style-name="ro1">
          <table:table-cell office:value-type="string" calcext:value-type="string">
            <text:p>PHP</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qz6p</text:p>
          </table:table-cell>
          <table:table-cell table:formula="of:=COM.MICROSOFT.CONCAT([.A204]; &quot;_&quot;;[.B204];&quot;_&quot;;[.C204];&quot;_&quot;;[.D204])" office:value-type="string" office:string-value="PHP_3_21_qz6p" calcext:value-type="string">
            <text:p>PHP_3_21_qz6p</text:p>
          </table:table-cell>
          <table:table-cell office:value-type="string" calcext:value-type="string">
            <text:p>τῷ σώματι τῆς δόξης αὐτοῦ, κατὰ τὴν ἐνέργειαν τοῦ δύνασθαι αὐτὸν, καὶ ὑποτάξαι αὑτῷ τὰ πάντα</text:p>
          </table:table-cell>
          <table:table-cell/>
        </table:table-row>
        <table:table-row table:style-name="ro1">
          <table:table-cell office:value-type="string" calcext:value-type="string">
            <text:p>PHP</text:p>
          </table:table-cell>
          <table:table-cell office:value-type="float" office:value="4" calcext:value-type="float">
            <text:p>4</text:p>
          </table:table-cell>
          <table:table-cell office:value-type="string" calcext:value-type="string">
            <text:p>intro</text:p>
          </table:table-cell>
          <table:table-cell office:value-type="string" calcext:value-type="string">
            <text:p>rp5c</text:p>
          </table:table-cell>
          <table:table-cell table:formula="of:=COM.MICROSOFT.CONCAT([.A205]; &quot;_&quot;;[.B205];&quot;_&quot;;[.C205];&quot;_&quot;;[.D205])" office:value-type="string" office:string-value="PHP_4_intro_rp5c" calcext:value-type="string">
            <text:p>PHP_4_intro_rp5c</text:p>
          </table:table-cell>
          <table:table-cell/>
          <table:table-cell office:value-type="string" calcext:value-type="string">
            <text:p># Philippiens 4 Notes générales&lt;br&gt;&lt;br&gt;&lt;br&gt;## Concepts particuliers de ce chapitre&lt;br&gt;&lt;br&gt;### “Ma joie et ma couronne”&lt;br&gt;&lt;br&gt;Paul avait aidé les Philippiens à devenir spirituellement matures. En conséquence, Paul s’est réjoui et Dieu l’a honoré, lui et son travail. Il considérait que discipliner d’autres chrétiens et les encourager à croître spirituellement était important pour la vie chrétienne. (Pour plus d’information : [[rc://fr/tw/dict/bible/kt/spirit]] and [[rc://fr/tw/dict/bible/kt/disciple]])&lt;br&gt;&lt;br&gt;## Autres difficultés de traduction possibles dans ce chapitre&lt;br&gt;&lt;br&gt;### Évodie et Syntyche&lt;br&gt;&lt;br&gt;Apparemment, ces deux femmes étaient en désaccord l’une avec l’autre. Paul les encourageait à se mettre d’accord.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zk6q</text:p>
          </table:table-cell>
          <table:table-cell table:formula="of:=COM.MICROSOFT.CONCAT([.A206]; &quot;_&quot;;[.B206];&quot;_&quot;;[.C206];&quot;_&quot;;[.D206])" office:value-type="string" office:string-value="PHP_4_1_zk6q" calcext:value-type="string">
            <text:p>PHP_4_1_zk6q</text:p>
          </table:table-cell>
          <table:table-cell office:value-type="string" calcext:value-type="string">
            <text:p>figs-you</text:p>
          </table:table-cell>
          <table:table-cell office:value-type="string" calcext:value-type="string">
            <text:p>When Paul says, “my true companion,” The word **you** is singular. Paul does not say the name of the person. He calls him that to show he worked with Paul to spread the gospel. (See: [[rc://fr/ta/man/translate/figs-you]])</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xmc4</text:p>
          </table:table-cell>
          <table:table-cell table:formula="of:=COM.MICROSOFT.CONCAT([.A207]; &quot;_&quot;;[.B207];&quot;_&quot;;[.C207];&quot;_&quot;;[.D207])" office:value-type="string" office:string-value="PHP_4_1_xmc4" calcext:value-type="string">
            <text:p>PHP_4_1_xmc4</text:p>
          </table:table-cell>
          <table:table-cell/>
          <table:table-cell office:value-type="string" calcext:value-type="string">
            <text:p>Paul continue avec des instructions spécifiques aux croyants de Philippes sur l’unité et donne ensuite des instructions pour les aider à vivre pour le Seigneu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e2y</text:p>
          </table:table-cell>
          <table:table-cell table:formula="of:=COM.MICROSOFT.CONCAT([.A208]; &quot;_&quot;;[.B208];&quot;_&quot;;[.C208];&quot;_&quot;;[.D208])" office:value-type="string" office:string-value="PHP_4_1_fe2y" calcext:value-type="string">
            <text:p>PHP_4_1_fe2y</text:p>
          </table:table-cell>
          <table:table-cell office:value-type="string" calcext:value-type="string">
            <text:p>ἀδελφοί μου ἀγαπητοὶ καὶ ἐπιπόθητοι</text:p>
          </table:table-cell>
          <table:table-cell office:value-type="string" calcext:value-type="string">
            <text:p>Traduction alternative : “mes collaborateurs, que j’aime et que je désire ardemment voi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gs7</text:p>
          </table:table-cell>
          <table:table-cell table:formula="of:=COM.MICROSOFT.CONCAT([.A209]; &quot;_&quot;;[.B209];&quot;_&quot;;[.C209];&quot;_&quot;;[.D209])" office:value-type="string" office:string-value="PHP_4_1_ngs7" calcext:value-type="string">
            <text:p>PHP_4_1_ngs7</text:p>
          </table:table-cell>
          <table:table-cell office:value-type="string" calcext:value-type="string">
            <text:p>ἀδελφοί</text:p>
          </table:table-cell>
          <table:table-cell office:value-type="string" calcext:value-type="string">
            <text:p>Voyez comment vous avez traduit ceci dans [Philippiens 1:12](../01/12.md). (Pour plus d’information, voir : [[rc://fr/ta/man/translate/figs-gendernotation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wx5w</text:p>
          </table:table-cell>
          <table:table-cell table:formula="of:=COM.MICROSOFT.CONCAT([.A210]; &quot;_&quot;;[.B210];&quot;_&quot;;[.C210];&quot;_&quot;;[.D210])" office:value-type="string" office:string-value="PHP_4_1_wx5w" calcext:value-type="string">
            <text:p>PHP_4_1_wx5w</text:p>
          </table:table-cell>
          <table:table-cell office:value-type="string" calcext:value-type="string">
            <text:p>χαρὰ καὶ στέφανός μου</text:p>
          </table:table-cell>
          <table:table-cell office:value-type="string" calcext:value-type="string">
            <text:p>Si votre langue ne possède pas de nom abstrait pour l’idée de **joie**, vous pouvez exprimer cette idée en utilisant une forme verbale telle que “se réjouir” ou en utilisant un adjectif tel qu’“heureux”. Traduction alternative : “qui me rendent très heureux et sont ma couronne” (Pour plus d’information, voir : [[rc://fr/ta/man/translate/figs-abstractnoun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z44</text:p>
          </table:table-cell>
          <table:table-cell table:formula="of:=COM.MICROSOFT.CONCAT([.A211]; &quot;_&quot;;[.B211];&quot;_&quot;;[.C211];&quot;_&quot;;[.D211])" office:value-type="string" office:string-value="PHP_4_1_dz44" calcext:value-type="string">
            <text:p>PHP_4_1_dz44</text:p>
          </table:table-cell>
          <table:table-cell office:value-type="string" calcext:value-type="string">
            <text:p>οὕτως στήκετε ἐν Κυρίῳ, ἀγαπητοί</text:p>
          </table:table-cell>
          <table:table-cell office:value-type="string" calcext:value-type="string">
            <text:p>L’expression **de cette façon** pourrait faire référence à : (1) ce qui précède. Dans ce cas l’expression signifierait : “de la manière que je viens de vous expliquer” (2) ce que Paul ordonne aux chrétiens de Philippes de faire dans [Philippians 4:2-9](../04/02.md). Traduction alternative : “Demeurez fermement dans le Seigneur, bien-aimés, de cette façon”</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x5qf</text:p>
          </table:table-cell>
          <table:table-cell table:formula="of:=COM.MICROSOFT.CONCAT([.A212]; &quot;_&quot;;[.B212];&quot;_&quot;;[.C212];&quot;_&quot;;[.D212])" office:value-type="string" office:string-value="PHP_4_2_x5qf" calcext:value-type="string">
            <text:p>PHP_4_2_x5qf</text:p>
          </table:table-cell>
          <table:table-cell office:value-type="string" calcext:value-type="string">
            <text:p>Εὐοδίαν παρακαλῶ, καὶ Συντύχην παρακαλῶ</text:p>
          </table:table-cell>
          <table:table-cell office:value-type="string" calcext:value-type="string">
            <text:p>**Évodie** et **Syntyche** sont des noms de femmes. (Pour plus d’information, voir : [[rc://fr/ta/man/translate/translate-name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yq7</text:p>
          </table:table-cell>
          <table:table-cell table:formula="of:=COM.MICROSOFT.CONCAT([.A213]; &quot;_&quot;;[.B213];&quot;_&quot;;[.C213];&quot;_&quot;;[.D213])" office:value-type="string" office:string-value="PHP_4_2_iyq7" calcext:value-type="string">
            <text:p>PHP_4_2_iyq7</text:p>
          </table:table-cell>
          <table:table-cell office:value-type="string" calcext:value-type="string">
            <text:p>τὸ αὐτὸ φρονεῖν ἐν Κυρίῳ</text:p>
          </table:table-cell>
          <table:table-cell office:value-type="string" calcext:value-type="string">
            <text:p>L’expression **penser la même chose** signifie avoir la même attitude ou opinion. Autre traduction : “être d’accord avec l’autre personne parce que vous croyez tous deux au même Seigneur” (Pour plus d’information, voir : [[rc://fr/ta/man/translate/figs-metonymy]])</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yb3f</text:p>
          </table:table-cell>
          <table:table-cell table:formula="of:=COM.MICROSOFT.CONCAT([.A214]; &quot;_&quot;;[.B214];&quot;_&quot;;[.C214];&quot;_&quot;;[.D214])" office:value-type="string" office:string-value="PHP_4_3_yb3f" calcext:value-type="string">
            <text:p>PHP_4_3_yb3f</text:p>
          </table:table-cell>
          <table:table-cell office:value-type="string" calcext:value-type="string">
            <text:p>ἐρωτῶ καὶ σέ</text:p>
          </table:table-cell>
          <table:table-cell office:value-type="string" calcext:value-type="string">
            <text:p>Ici, le mot **vous** fait référence au **vrai compagnon** et il est au singulier. C’est la seule occurrence du mot **vous** dans Philippiens qui est au singulier. (Pour plus d’information, voir : [[rc://fr/ta/man/translate/figs-yousingula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dz7</text:p>
          </table:table-cell>
          <table:table-cell table:formula="of:=COM.MICROSOFT.CONCAT([.A215]; &quot;_&quot;;[.B215];&quot;_&quot;;[.C215];&quot;_&quot;;[.D215])" office:value-type="string" office:string-value="PHP_4_3_hdz7" calcext:value-type="string">
            <text:p>PHP_4_3_hdz7</text:p>
          </table:table-cell>
          <table:table-cell office:value-type="string" calcext:value-type="string">
            <text:p>γνήσιε σύνζυγε</text:p>
          </table:table-cell>
          <table:table-cell office:value-type="string" calcext:value-type="string">
            <text:p>L’expression **vrai compagnon** fait référence à une personne que les croyants de Philippes connaissaient à l’époque, mais dont l’identité n’est plus connue. Autre traduction : “mon fidèle compagnon dans l’œuvre de l’Évangile”.</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cm3u</text:p>
          </table:table-cell>
          <table:table-cell table:formula="of:=COM.MICROSOFT.CONCAT([.A216]; &quot;_&quot;;[.B216];&quot;_&quot;;[.C216];&quot;_&quot;;[.D216])" office:value-type="string" office:string-value="PHP_4_3_cm3u" calcext:value-type="string">
            <text:p>PHP_4_3_cm3u</text:p>
          </table:table-cell>
          <table:table-cell office:value-type="string" calcext:value-type="string">
            <text:p>μετὰ καὶ Κλήμεντος</text:p>
          </table:table-cell>
          <table:table-cell office:value-type="string" calcext:value-type="string">
            <text:p>**Clément** est le nom d’un homme. (Pour plus d’information, voir : [[rc://fr/ta/man/translate/translate-name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9h9</text:p>
          </table:table-cell>
          <table:table-cell table:formula="of:=COM.MICROSOFT.CONCAT([.A217]; &quot;_&quot;;[.B217];&quot;_&quot;;[.C217];&quot;_&quot;;[.D217])" office:value-type="string" office:string-value="PHP_4_3_s9h9" calcext:value-type="string">
            <text:p>PHP_4_3_s9h9</text:p>
          </table:table-cell>
          <table:table-cell office:value-type="string" calcext:value-type="string">
            <text:p>ὧν τὰ ὀνόματα ἐν βίβλῳ ζωῆς</text:p>
          </table:table-cell>
          <table:table-cell office:value-type="string" calcext:value-type="string">
            <text:p>Traduction alternative : “dont Dieu a écrit le nom dans le livre de vie”.</text:p>
          </table:table-cell>
        </table:table-row>
        <table:table-row table:style-name="ro1">
          <table:table-cell office:value-type="string" calcext:value-type="string">
            <text:p>PHP</text:p>
          </table:table-cell>
          <table:table-cell table:number-columns-repeated="2" office:value-type="float" office:value="4" calcext:value-type="float">
            <text:p>4</text:p>
          </table:table-cell>
          <table:table-cell office:value-type="string" calcext:value-type="string">
            <text:p>elt7</text:p>
          </table:table-cell>
          <table:table-cell table:formula="of:=COM.MICROSOFT.CONCAT([.A218]; &quot;_&quot;;[.B218];&quot;_&quot;;[.C218];&quot;_&quot;;[.D218])" office:value-type="string" office:string-value="PHP_4_4_elt7" calcext:value-type="string">
            <text:p>PHP_4_4_elt7</text:p>
          </table:table-cell>
          <table:table-cell office:value-type="string" calcext:value-type="string">
            <text:p>χαίρετε ἐν Κυρίῳ</text:p>
          </table:table-cell>
          <table:table-cell office:value-type="string" calcext:value-type="string">
            <text:p>Voyez comment vous avez traduit la phrase **Réjouissez-vous dans le Seigneur** dans [Philippians 3:1](../03/01.md).</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nk5</text:p>
          </table:table-cell>
          <table:table-cell table:formula="of:=COM.MICROSOFT.CONCAT([.A219]; &quot;_&quot;;[.B219];&quot;_&quot;;[.C219];&quot;_&quot;;[.D219])" office:value-type="string" office:string-value="PHP_4_5_snk5" calcext:value-type="string">
            <text:p>PHP_4_5_snk5</text:p>
          </table:table-cell>
          <table:table-cell office:value-type="string" calcext:value-type="string">
            <text:p>ὁ Κύριος ἐγγύς</text:p>
          </table:table-cell>
          <table:table-cell office:value-type="string" calcext:value-type="string">
            <text:p>La phrase, **Le Seigneur est proche**, peut signifier : (1) que le jour où Jésus reviendra est proche. Traductions alternatives : “Le Seigneur reviendra bientôt” ou “La venue du Seigneur est proche” ou “La seconde venue du Seigneur est proche” (2) le Seigneur était tout près des croyants de Philippes. Autre traduction : “Le Seigneur est tout près de vou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63g</text:p>
          </table:table-cell>
          <table:table-cell table:formula="of:=COM.MICROSOFT.CONCAT([.A220]; &quot;_&quot;;[.B220];&quot;_&quot;;[.C220];&quot;_&quot;;[.D220])" office:value-type="string" office:string-value="PHP_4_6_h63g" calcext:value-type="string">
            <text:p>PHP_4_6_h63g</text:p>
          </table:table-cell>
          <table:table-cell office:value-type="string" calcext:value-type="string">
            <text:p>ἐν παντὶ, τῇ προσευχῇ καὶ τῇ δεήσει μετὰ εὐχαριστίας, τὰ αἰτήματα ὑμῶν γνωριζέσθω πρὸς τὸν Θεόν</text:p>
          </table:table-cell>
          <table:table-cell office:value-type="string" calcext:value-type="string">
            <text:p>Ici, le mot **mais** établit un contraste entre la phrase **Ne vous inquiétez de rien** et la phrase **Par la prière et la demande avec des remerciements, faites connaître vos demandes à Dieu**. Réfléchissez à la meilleure façon de montrer ce contraste dans votre langue. (Pour plus d’information, voir : [[rc://fr/ta/man/translate/grammar-connect-logic-contras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u1sz</text:p>
          </table:table-cell>
          <table:table-cell table:formula="of:=COM.MICROSOFT.CONCAT([.A221]; &quot;_&quot;;[.B221];&quot;_&quot;;[.C221];&quot;_&quot;;[.D221])" office:value-type="string" office:string-value="PHP_4_7_u1sz" calcext:value-type="string">
            <text:p>PHP_4_7_u1sz</text:p>
          </table:table-cell>
          <table:table-cell office:value-type="string" calcext:value-type="string">
            <text:p>ἡ εἰρήνη τοῦ Θεοῦ</text:p>
          </table:table-cell>
          <table:table-cell office:value-type="string" calcext:value-type="string">
            <text:p>L’expression **la paix de Dieu** fait référence à la paix que Dieu donne. Traduction alternative : “la paix que Dieu donne” (Pour plus d’information, voir : [[rc://fr/ta/man/translate/figs-extrainfo]])</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zr4x</text:p>
          </table:table-cell>
          <table:table-cell table:formula="of:=COM.MICROSOFT.CONCAT([.A222]; &quot;_&quot;;[.B222];&quot;_&quot;;[.C222];&quot;_&quot;;[.D222])" office:value-type="string" office:string-value="PHP_4_7_zr4x" calcext:value-type="string">
            <text:p>PHP_4_7_zr4x</text:p>
          </table:table-cell>
          <table:table-cell office:value-type="string" calcext:value-type="string">
            <text:p>ἡ ὑπερέχουσα πάντα νοῦν</text:p>
          </table:table-cell>
          <table:table-cell office:value-type="string" calcext:value-type="string">
            <text:p>L’expression **qui surpasse toute compréhension** pourrait signifier : (1) que la paix que Dieu donne est si grande que les esprits humains ne sont pas capables de la comprendre. Traduction alternative : “qui est plus grande que ce que nous pouvons comprendre” (2) que la paix que Dieu donne est supérieure à tout ce que les humains peuvent inventer par leurs propres efforts. Traduction alternative : “que les humains ne peuvent accomplir ou atteindre par leurs propres effort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sb6s</text:p>
          </table:table-cell>
          <table:table-cell table:formula="of:=COM.MICROSOFT.CONCAT([.A223]; &quot;_&quot;;[.B223];&quot;_&quot;;[.C223];&quot;_&quot;;[.D223])" office:value-type="string" office:string-value="PHP_4_7_sb6s" calcext:value-type="string">
            <text:p>PHP_4_7_sb6s</text:p>
          </table:table-cell>
          <table:table-cell office:value-type="string" calcext:value-type="string">
            <text:p>φρουρήσει τὰς καρδίας ὑμῶν καὶ τὰ νοήματα ὑμῶν ἐν Χριστῷ</text:p>
          </table:table-cell>
          <table:table-cell office:value-type="string" calcext:value-type="string">
            <text:p>Le mot **garde** est un terme militaire qui fait référence à un soldat qui garde une ville ou une forteresse afin de la protéger des attaques ennemies. Ici, Paul présente la paix de Dieu comme s’il s’agissait d’un soldat qui protège les **cœurs** et les **esprits** des inquiétudes. Cette phrase signifie donc littéralement “sera comme un soldat et gardera vos cœurs et vos esprits” ou “sera comme un soldat montant la garde pour protéger vos cœurs et vos esprits.” Si vos lecteurs ne comprendraient pas cette métaphore dans ce contexte, vous pourriez utiliser une métaphore équivalente provenant de votre culture. Sinon, vous pourriez exprimer le sens de Paul d’une manière qui ne serait pas figurative. Traduction alternative : “gardera vos cœurs et vos esprits à l’abri des attaques de l’inquiétude et de la peur” ou “gardera vos cœurs et vos esprits en sécurité” ou “protégera vos cœurs et vos esprits”. (Pour plus d’information, voir : [[rc://fr/ta/man/translate/figs-metapho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sz6</text:p>
          </table:table-cell>
          <table:table-cell table:formula="of:=COM.MICROSOFT.CONCAT([.A224]; &quot;_&quot;;[.B224];&quot;_&quot;;[.C224];&quot;_&quot;;[.D224])" office:value-type="string" office:string-value="PHP_4_7_tsz6" calcext:value-type="string">
            <text:p>PHP_4_7_tsz6</text:p>
          </table:table-cell>
          <table:table-cell office:value-type="string" calcext:value-type="string">
            <text:p>φρουρήσει τὰς καρδίας ὑμῶν καὶ τὰ νοήματα ὑμῶν ἐν Χριστῷ</text:p>
          </table:table-cell>
          <table:table-cell office:value-type="string" calcext:value-type="string">
            <text:p>Voyez comment vous avez traduit l’expression **en Jésus-Christ** dans [Philippiens:1](../01/01.md).</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b8ig</text:p>
          </table:table-cell>
          <table:table-cell table:formula="of:=COM.MICROSOFT.CONCAT([.A225]; &quot;_&quot;;[.B225];&quot;_&quot;;[.C225];&quot;_&quot;;[.D225])" office:value-type="string" office:string-value="PHP_4_8_b8ig" calcext:value-type="string">
            <text:p>PHP_4_8_b8ig</text:p>
          </table:table-cell>
          <table:table-cell office:value-type="string" calcext:value-type="string">
            <text:p>τὸ λοιπόν</text:p>
          </table:table-cell>
          <table:table-cell office:value-type="string" calcext:value-type="string">
            <text:p>Ici, alors que Paul approche de la fin de sa lettre, il donne quelques instructions finales sur la manière dont les croyants doivent vivre. Traduction alternative : “En ce qui concerne ce qui me reste à dire”.</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fxn5</text:p>
          </table:table-cell>
          <table:table-cell table:formula="of:=COM.MICROSOFT.CONCAT([.A226]; &quot;_&quot;;[.B226];&quot;_&quot;;[.C226];&quot;_&quot;;[.D226])" office:value-type="string" office:string-value="PHP_4_8_fxn5" calcext:value-type="string">
            <text:p>PHP_4_8_fxn5</text:p>
          </table:table-cell>
          <table:table-cell office:value-type="string" calcext:value-type="string">
            <text:p>ἀδελφοί</text:p>
          </table:table-cell>
          <table:table-cell office:value-type="string" calcext:value-type="string">
            <text:p>Voyez comment vous avez traduit le mot **frères** dans [Philippians 1:12](../01/12.md). (Pour plus d’information, voir : [[rc://fr/ta/man/translate/figs-gendernotation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r275</text:p>
          </table:table-cell>
          <table:table-cell table:formula="of:=COM.MICROSOFT.CONCAT([.A227]; &quot;_&quot;;[.B227];&quot;_&quot;;[.C227];&quot;_&quot;;[.D227])" office:value-type="string" office:string-value="PHP_4_8_r275" calcext:value-type="string">
            <text:p>PHP_4_8_r275</text:p>
          </table:table-cell>
          <table:table-cell office:value-type="string" calcext:value-type="string">
            <text:p>ὅσα προσφιλῆ</text:p>
          </table:table-cell>
          <table:table-cell office:value-type="string" calcext:value-type="string">
            <text:p>Traduction alternative : “tout ce qui est agréable”</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pv1i</text:p>
          </table:table-cell>
          <table:table-cell table:formula="of:=COM.MICROSOFT.CONCAT([.A228]; &quot;_&quot;;[.B228];&quot;_&quot;;[.C228];&quot;_&quot;;[.D228])" office:value-type="string" office:string-value="PHP_4_8_pv1i" calcext:value-type="string">
            <text:p>PHP_4_8_pv1i</text:p>
          </table:table-cell>
          <table:table-cell office:value-type="string" calcext:value-type="string">
            <text:p>ὅσα εὔφημα</text:p>
          </table:table-cell>
          <table:table-cell office:value-type="string" calcext:value-type="string">
            <text:p>Traduction alternative : “les choses que les gens admirent” ou “les choses que les gens respecten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i5gl</text:p>
          </table:table-cell>
          <table:table-cell table:formula="of:=COM.MICROSOFT.CONCAT([.A229]; &quot;_&quot;;[.B229];&quot;_&quot;;[.C229];&quot;_&quot;;[.D229])" office:value-type="string" office:string-value="PHP_4_8_i5gl" calcext:value-type="string">
            <text:p>PHP_4_8_i5gl</text:p>
          </table:table-cell>
          <table:table-cell office:value-type="string" calcext:value-type="string">
            <text:p>εἴ τις ἀρετὴ</text:p>
          </table:table-cell>
          <table:table-cell office:value-type="string" calcext:value-type="string">
            <text:p>Traduction alternative : “si quelque chose est bien du point de vue moral”</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9eb</text:p>
          </table:table-cell>
          <table:table-cell table:formula="of:=COM.MICROSOFT.CONCAT([.A230]; &quot;_&quot;;[.B230];&quot;_&quot;;[.C230];&quot;_&quot;;[.D230])" office:value-type="string" office:string-value="PHP_4_8_e9eb" calcext:value-type="string">
            <text:p>PHP_4_8_e9eb</text:p>
          </table:table-cell>
          <table:table-cell office:value-type="string" calcext:value-type="string">
            <text:p>εἴ τις ἔπαινος</text:p>
          </table:table-cell>
          <table:table-cell office:value-type="string" calcext:value-type="string">
            <text:p>Traduction alternative : “si quelque chose mérite d’être loué”</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m145</text:p>
          </table:table-cell>
          <table:table-cell table:formula="of:=COM.MICROSOFT.CONCAT([.A231]; &quot;_&quot;;[.B231];&quot;_&quot;;[.C231];&quot;_&quot;;[.D231])" office:value-type="string" office:string-value="PHP_4_9_m145" calcext:value-type="string">
            <text:p>PHP_4_9_m145</text:p>
          </table:table-cell>
          <table:table-cell office:value-type="string" calcext:value-type="string">
            <text:p>ἃ καὶ ἐμάθετε καὶ παρελάβετε, καὶ ἠκούσατε καὶ εἴδετε, ἐν ἐμοί</text:p>
          </table:table-cell>
          <table:table-cell office:value-type="string" calcext:value-type="string">
            <text:p>Traduction alternative : “Et tout ce que je vous ai enseigné et montré”</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pwh9</text:p>
          </table:table-cell>
          <table:table-cell table:formula="of:=COM.MICROSOFT.CONCAT([.A232]; &quot;_&quot;;[.B232];&quot;_&quot;;[.C232];&quot;_&quot;;[.D232])" office:value-type="string" office:string-value="PHP_4_10_pwh9" calcext:value-type="string">
            <text:p>PHP_4_10_pwh9</text:p>
          </table:table-cell>
          <table:table-cell/>
          <table:table-cell office:value-type="string" calcext:value-type="string">
            <text:p>Voyez comment vous avez traduit l’expression **dans le Seigneur** dans [Philippiens 3:12](../03/12.md).</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ts2k</text:p>
          </table:table-cell>
          <table:table-cell table:formula="of:=COM.MICROSOFT.CONCAT([.A233]; &quot;_&quot;;[.B233];&quot;_&quot;;[.C233];&quot;_&quot;;[.D233])" office:value-type="string" office:string-value="PHP_4_11_ts2k" calcext:value-type="string">
            <text:p>PHP_4_11_ts2k</text:p>
          </table:table-cell>
          <table:table-cell office:value-type="string" calcext:value-type="string">
            <text:p>αὐτάρκης εἶναι</text:p>
          </table:table-cell>
          <table:table-cell office:value-type="string" calcext:value-type="string">
            <text:p>Traduction alternative : “être satisfait” ou “être heureux”.</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ew5e</text:p>
          </table:table-cell>
          <table:table-cell table:formula="of:=COM.MICROSOFT.CONCAT([.A234]; &quot;_&quot;;[.B234];&quot;_&quot;;[.C234];&quot;_&quot;;[.D234])" office:value-type="string" office:string-value="PHP_4_11_ew5e" calcext:value-type="string">
            <text:p>PHP_4_11_ew5e</text:p>
          </table:table-cell>
          <table:table-cell office:value-type="string" calcext:value-type="string">
            <text:p>ἐν οἷς εἰμι</text:p>
          </table:table-cell>
          <table:table-cell office:value-type="string" calcext:value-type="string">
            <text:p>Traduction alternative : “Je ne dis pas cela par nécessité”</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lgp9</text:p>
          </table:table-cell>
          <table:table-cell table:formula="of:=COM.MICROSOFT.CONCAT([.A235]; &quot;_&quot;;[.B235];&quot;_&quot;;[.C235];&quot;_&quot;;[.D235])" office:value-type="string" office:string-value="PHP_4_12_lgp9" calcext:value-type="string">
            <text:p>PHP_4_12_lgp9</text:p>
          </table:table-cell>
          <table:table-cell office:value-type="string" calcext:value-type="string">
            <text:p>οἶδα καὶ ταπεινοῦσθαι, οἶδα καὶ περισσεύειν</text:p>
          </table:table-cell>
          <table:table-cell office:value-type="string" calcext:value-type="string">
            <text:p>Ici, l’expression **je sais** signifie “je sais par expérience” et elle fait référence à ce que Paul savait par expérience. Si cela peut aider vos lecteurs, pensez à clarifier cela dans votre traduction d’une manière ou d’une autre. Traduction alternative : “J’ai appris à la fois comment”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i9vp</text:p>
          </table:table-cell>
          <table:table-cell table:formula="of:=COM.MICROSOFT.CONCAT([.A236]; &quot;_&quot;;[.B236];&quot;_&quot;;[.C236];&quot;_&quot;;[.D236])" office:value-type="string" office:string-value="PHP_4_12_i9vp" calcext:value-type="string">
            <text:p>PHP_4_12_i9vp</text:p>
          </table:table-cell>
          <table:table-cell office:value-type="string" calcext:value-type="string">
            <text:p>χορτάζεσθαι καὶ πεινᾶν, καὶ περισσεύειν καὶ ὑστερεῖσθαι</text:p>
          </table:table-cell>
          <table:table-cell office:value-type="string" calcext:value-type="string">
            <text:p>Ces deux expressions signifient fondamentalement la même chose. Paul les utilise pour souligner qu’il a appris à être content dans n’importe quelle situation. (Pour plus d’information, voir : [[rc://fr/ta/man/translate/figs-parallelism]])</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xrp3</text:p>
          </table:table-cell>
          <table:table-cell table:formula="of:=COM.MICROSOFT.CONCAT([.A237]; &quot;_&quot;;[.B237];&quot;_&quot;;[.C237];&quot;_&quot;;[.D237])" office:value-type="string" office:string-value="PHP_4_12_xrp3" calcext:value-type="string">
            <text:p>PHP_4_12_xrp3</text:p>
          </table:table-cell>
          <table:table-cell office:value-type="string" calcext:value-type="string">
            <text:p>χορτάζεσθαι καὶ πεινᾶν</text:p>
          </table:table-cell>
          <table:table-cell office:value-type="string" calcext:value-type="string">
            <text:p>Ici, Paul laisse de côté certains des mots dont une phrase aurait besoin pour être compréhensible dans de nombreuses langues. Si cela peut aider vos lecteurs, vous pouvez fournir ces mots à partir du contexte. Traduction alternative : “être rassasié et avoir faim” ou “être content quand j’ai beaucoup de nourriture à manger et être content quand j’ai faim”.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ufv4</text:p>
          </table:table-cell>
          <table:table-cell table:formula="of:=COM.MICROSOFT.CONCAT([.A238]; &quot;_&quot;;[.B238];&quot;_&quot;;[.C238];&quot;_&quot;;[.D238])" office:value-type="string" office:string-value="PHP_4_12_ufv4" calcext:value-type="string">
            <text:p>PHP_4_12_ufv4</text:p>
          </table:table-cell>
          <table:table-cell office:value-type="string" calcext:value-type="string">
            <text:p>περισσεύειν καὶ ὑστερεῖσθαι</text:p>
          </table:table-cell>
          <table:table-cell office:value-type="string" calcext:value-type="string">
            <text:p>Ici, Paul laisse de côté certains des mots dont une phrase aurait besoin pour être compréhensible dans de nombreuses langues. Si cela peut aider vos lecteurs, vous pouvez fournir ces mots à partir du contexte. Traduction alternative : “avoir une abondance de choses dont j’ai besoin et vivre avec satisfaction lorsque je n’ai pas certaines choses dont j’ai besoin”.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z1pb</text:p>
          </table:table-cell>
          <table:table-cell table:formula="of:=COM.MICROSOFT.CONCAT([.A239]; &quot;_&quot;;[.B239];&quot;_&quot;;[.C239];&quot;_&quot;;[.D239])" office:value-type="string" office:string-value="PHP_4_13_z1pb" calcext:value-type="string">
            <text:p>PHP_4_13_z1pb</text:p>
          </table:table-cell>
          <table:table-cell office:value-type="string" calcext:value-type="string">
            <text:p>πάντα ἰσχύω ἐν τῷ ἐνδυναμοῦντί με</text:p>
          </table:table-cell>
          <table:table-cell office:value-type="string" calcext:value-type="string">
            <text:p>Ici, le pronom **dans celui** désigne le Christ. Autre traduction : “Je peux tout faire parce que le Christ me donne la force”.</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bs72</text:p>
          </table:table-cell>
          <table:table-cell table:formula="of:=COM.MICROSOFT.CONCAT([.A240]; &quot;_&quot;;[.B240];&quot;_&quot;;[.C240];&quot;_&quot;;[.D240])" office:value-type="string" office:string-value="PHP_4_14_bs72" calcext:value-type="string">
            <text:p>PHP_4_14_bs72</text:p>
          </table:table-cell>
          <table:table-cell table:number-columns-repeated="2"/>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fe2z</text:p>
          </table:table-cell>
          <table:table-cell table:formula="of:=COM.MICROSOFT.CONCAT([.A241]; &quot;_&quot;;[.B241];&quot;_&quot;;[.C241];&quot;_&quot;;[.D241])" office:value-type="string" office:string-value="PHP_4_14_fe2z" calcext:value-type="string">
            <text:p>PHP_4_14_fe2z</text:p>
          </table:table-cell>
          <table:table-cell office:value-type="string" calcext:value-type="string">
            <text:p>μου τῇ θλίψει</text:p>
          </table:table-cell>
          <table:table-cell office:value-type="string" calcext:value-type="string">
            <text:p>La phrase **ayant participé ensemble à mon affliction** signifie que les croyants de Philippes ont aidé Paul alors qu’il connaissait des difficultés en lui donnant de l’argent et en lui envoyant Épaphrodite. Si cela peut aider vos lecteurs, vous pouvez le dire explicitement. Traduction alternative : “en m’aidant dans mon affliction par votre don d’argent et en m’envoyant Épaphrodite” ou “en m’aidant lorsque je faisais face à des circonstances difficiles en envoyant Épaphrodite pour m’encourager et m’apporter votre don d’argent”.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w23w</text:p>
          </table:table-cell>
          <table:table-cell table:formula="of:=COM.MICROSOFT.CONCAT([.A242]; &quot;_&quot;;[.B242];&quot;_&quot;;[.C242];&quot;_&quot;;[.D242])" office:value-type="string" office:string-value="PHP_4_15_w23w" calcext:value-type="string">
            <text:p>PHP_4_15_w23w</text:p>
          </table:table-cell>
          <table:table-cell office:value-type="string" calcext:value-type="string">
            <text:p>ἀρχῇ τοῦ εὐαγγελίου</text:p>
          </table:table-cell>
          <table:table-cell office:value-type="string" calcext:value-type="string">
            <text:p>Ici, **au début de l’Évangile** fait référence au moment où Paul a commencé à communiquer le message de l’Évangile aux Philippiens. Si vos lecteurs comprennent mal cette phrase, vous pouvez l’indiquer explicitement. Autre traduction possible : “lorsque vous m’avez entendu prêcher l’Évangile pour la première fois”.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dyf8</text:p>
          </table:table-cell>
          <table:table-cell table:formula="of:=COM.MICROSOFT.CONCAT([.A243]; &quot;_&quot;;[.B243];&quot;_&quot;;[.C243];&quot;_&quot;;[.D243])" office:value-type="string" office:string-value="PHP_4_15_dyf8" calcext:value-type="string">
            <text:p>PHP_4_15_dyf8</text:p>
          </table:table-cell>
          <table:table-cell office:value-type="string" calcext:value-type="string">
            <text:p>οὐδεμία μοι ἐκκλησία ἐκοινώνησεν εἰς λόγον δόσεως καὶ λήμψεως, εἰ μὴ ὑμεῖς μόνοι</text:p>
          </table:table-cell>
          <table:table-cell office:value-type="string" calcext:value-type="string">
            <text:p>Vous pouvez le dire de manière positive. Autre traduction : “vous êtes la seule église à m’avoir envoyé de l’argent ou à m’avoir aidé”. (Pour plus d’information, voir : [[rc://fr/ta/man/translate/figs-doublenegative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e9g9</text:p>
          </table:table-cell>
          <table:table-cell table:formula="of:=COM.MICROSOFT.CONCAT([.A244]; &quot;_&quot;;[.B244];&quot;_&quot;;[.C244];&quot;_&quot;;[.D244])" office:value-type="string" office:string-value="PHP_4_17_e9g9" calcext:value-type="string">
            <text:p>PHP_4_17_e9g9</text:p>
          </table:table-cell>
          <table:table-cell office:value-type="string" calcext:value-type="string">
            <text:p>οὐχ ὅτι ἐπιζητῶ τὸ δόμα</text:p>
          </table:table-cell>
          <table:table-cell office:value-type="string" calcext:value-type="string">
            <text:p>Paul explique que la raison pour laquelle il écrit au sujet des cadeaux n’est pas qu’il espère qu’ils lui donneront plus de cadeaux. Traduction alternative : “Ma raison d’écrire ceci n’est pas que je désire que vous m’en donniez plu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bh3t</text:p>
          </table:table-cell>
          <table:table-cell table:formula="of:=COM.MICROSOFT.CONCAT([.A245]; &quot;_&quot;;[.B245];&quot;_&quot;;[.C245];&quot;_&quot;;[.D245])" office:value-type="string" office:string-value="PHP_4_17_bh3t" calcext:value-type="string">
            <text:p>PHP_4_17_bh3t</text:p>
          </table:table-cell>
          <table:table-cell office:value-type="string" calcext:value-type="string">
            <text:p>ἐπιζητῶ τὸν καρπὸν τὸν πλεονάζοντα εἰς λόγον ὑμῶν</text:p>
          </table:table-cell>
          <table:table-cell office:value-type="string" calcext:value-type="string">
            <text:p>À l’époque où Paul a écrit cette lettre, le mot **fruit** pouvait être utilisé dans un contexte commercial pour désigner ce qui était gagné dans une transaction financière. Lorsqu’il était utilisé dans un contexte commercial, le mot **fruit** signifiait “profit” ou “gain”. Ici, Paul utilise cette signification commerciale au sens figuré pour se référer à la récompense de Dieu. Si votre langue a un mot équivalent qui pourrait être utilisé dans un contexte commercial, envisagez de l’utiliser ici s’il est naturel dans votre langue. Sinon, vous pouvez exprimer ce sens en utilisant un langage simple. Traduction alternative : “Je cherche le profit qui augmente à votre compte” ou “Je cherche le gain qui augmente à votre compte”. (Pour plus d’information, voir : [[rc://fr/ta/man/translate/figs-metapho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p6y1</text:p>
          </table:table-cell>
          <table:table-cell table:formula="of:=COM.MICROSOFT.CONCAT([.A246]; &quot;_&quot;;[.B246];&quot;_&quot;;[.C246];&quot;_&quot;;[.D246])" office:value-type="string" office:string-value="PHP_4_18_p6y1" calcext:value-type="string">
            <text:p>PHP_4_18_p6y1</text:p>
          </table:table-cell>
          <table:table-cell/>
          <table:table-cell office:value-type="string" calcext:value-type="string">
            <text:p>Si cela était plus naturel dans votre langue, vous pourriez exprimer la phrase **On m’a rempli** avec une forme active, et vous pourriez indiquer qui a fait l’action. Traduction alternative : “Vous avez pleinement pourvu à mes besoins en me donnant les choses qu’Epaphrodite m’a apportées”. (Pour plus d’information, voir : [[rc://fr/ta/man/translate/figs-activepassive]])</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fs44</text:p>
          </table:table-cell>
          <table:table-cell table:formula="of:=COM.MICROSOFT.CONCAT([.A247]; &quot;_&quot;;[.B247];&quot;_&quot;;[.C247];&quot;_&quot;;[.D247])" office:value-type="string" office:string-value="PHP_4_18_fs44" calcext:value-type="string">
            <text:p>PHP_4_18_fs44</text:p>
          </table:table-cell>
          <table:table-cell office:value-type="string" calcext:value-type="string">
            <text:p>ἀπέχω…πάντα</text:p>
          </table:table-cell>
          <table:table-cell office:value-type="string" calcext:value-type="string">
            <text:p>La phrase, **J’ai tout en entier**, pourrait signifier : (1) que Paul a reçu **tout** ce dont il a besoin de la part des croyants de Philippes et qu’il est donc suffisamment approvisionné. Traduction alternative : “J’ai tout ce dont j’ai besoin et suis content” (2) Paul continue la métaphore d’affaires de [Philippiens 4:17](../04/17.md) et offre ici aux Philippiens un reçu figuré pour les cadeaux qu’ils lui ont faits. Traduction alternative : “J’ai reçu le don que vous avez envoyé”</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en6t</text:p>
          </table:table-cell>
          <table:table-cell table:formula="of:=COM.MICROSOFT.CONCAT([.A248]; &quot;_&quot;;[.B248];&quot;_&quot;;[.C248];&quot;_&quot;;[.D248])" office:value-type="string" office:string-value="PHP_4_18_en6t" calcext:value-type="string">
            <text:p>PHP_4_18_en6t</text:p>
          </table:table-cell>
          <table:table-cell office:value-type="string" calcext:value-type="string">
            <text:p>περισσεύω</text:p>
          </table:table-cell>
          <table:table-cell office:value-type="string" calcext:value-type="string">
            <text:p>La phrase **j’abonde** signifie que Paul a plus qu’assez de choses dont il a besoin pour lui-même. Si vos lecteurs comprennent mal cette phrase, pensez à l’indiquer explicitement. Traduction alternative : “J’ai plus que suffisamment de choses dont j’ai besoin”. (Pour plus d’information, voir : [[rc://fr/ta/man/translate/figs-explicit]])</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s68v</text:p>
          </table:table-cell>
          <table:table-cell table:formula="of:=COM.MICROSOFT.CONCAT([.A249]; &quot;_&quot;;[.B249];&quot;_&quot;;[.C249];&quot;_&quot;;[.D249])" office:value-type="string" office:string-value="PHP_4_18_s68v" calcext:value-type="string">
            <text:p>PHP_4_18_s68v</text:p>
          </table:table-cell>
          <table:table-cell office:value-type="string" calcext:value-type="string">
            <text:p>ὀσμὴν εὐωδίας, θυσίαν δεκτήν, εὐάρεστον τῷ Θεῷ</text:p>
          </table:table-cell>
          <table:table-cell office:value-type="string" calcext:value-type="string">
            <text:p>Ici, Paul parle au sens figuré du don des croyants de Philippes comme s’il s’agissait d’un **sacrifice** offert **à Dieu** sur un autel. Si vos lecteurs comprennent mal cette phrase, vous pouvez en exprimer le sens en utilisant un langage simple. Traduction alternative : “qui sont très agréables à Dieu” ou “qui rendent Dieu heureux” ou “qui, je vous l’assure, sont des dons très agréables à Dieu, comme un sacrifice acceptable”. (Pour plus d’information, voir : [[rc://fr/ta/man/translate/figs-metapho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r96p</text:p>
          </table:table-cell>
          <table:table-cell table:formula="of:=COM.MICROSOFT.CONCAT([.A250]; &quot;_&quot;;[.B250];&quot;_&quot;;[.C250];&quot;_&quot;;[.D250])" office:value-type="string" office:string-value="PHP_4_19_r96p" calcext:value-type="string">
            <text:p>PHP_4_19_r96p</text:p>
          </table:table-cell>
          <table:table-cell office:value-type="string" calcext:value-type="string">
            <text:p>πληρώσει πᾶσαν χρείαν ὑμῶν</text:p>
          </table:table-cell>
          <table:table-cell office:value-type="string" calcext:value-type="string">
            <text:p>Le mot qui signifie **accomplira** est le même mot qui est traduit par l’expression, “ont été accomplis”, au verset 18. Cette expression idiomatique signifie “fournira tout ce dont vous avez besoin”. (Pour plus d’information, voir : [[rc://fr/ta/man/translate/figs-idiom]])</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xmk2</text:p>
          </table:table-cell>
          <table:table-cell table:formula="of:=COM.MICROSOFT.CONCAT([.A251]; &quot;_&quot;;[.B251];&quot;_&quot;;[.C251];&quot;_&quot;;[.D251])" office:value-type="string" office:string-value="PHP_4_19_xmk2" calcext:value-type="string">
            <text:p>PHP_4_19_xmk2</text:p>
          </table:table-cell>
          <table:table-cell office:value-type="string" calcext:value-type="string">
            <text:p>κατὰ τὸ πλοῦτος αὐτοῦ ἐν δόξῃ ἐν Χριστῷ Ἰησοῦ</text:p>
          </table:table-cell>
          <table:table-cell office:value-type="string" calcext:value-type="string">
            <text:p>Traduction alternative : “de ses glorieuses richesses qu’il donne par le Christ Jésus”</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fba5</text:p>
          </table:table-cell>
          <table:table-cell table:formula="of:=COM.MICROSOFT.CONCAT([.A252]; &quot;_&quot;;[.B252];&quot;_&quot;;[.C252];&quot;_&quot;;[.D252])" office:value-type="string" office:string-value="PHP_4_20_fba5" calcext:value-type="string">
            <text:p>PHP_4_20_fba5</text:p>
          </table:table-cell>
          <table:table-cell office:value-type="string" calcext:value-type="string">
            <text:p>τῷ δὲ Θεῷ…ἡμῶν</text:p>
          </table:table-cell>
          <table:table-cell office:value-type="string" calcext:value-type="string">
            <text:p>Lorsque Paul dit **notre**, il parle de lui-même et des croyants de Philippes, donc **notre** est inclusif. Votre langue peut vous obliger à sélectionner cette forme. (Pour plus d’information, voir : [[rc://fr/ta/man/translate/figs-exclusive]])</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h2jr</text:p>
          </table:table-cell>
          <table:table-cell table:formula="of:=COM.MICROSOFT.CONCAT([.A253]; &quot;_&quot;;[.B253];&quot;_&quot;;[.C253];&quot;_&quot;;[.D253])" office:value-type="string" office:string-value="PHP_4_21_h2jr" calcext:value-type="string">
            <text:p>PHP_4_21_h2jr</text:p>
          </table:table-cell>
          <table:table-cell office:value-type="string" calcext:value-type="string">
            <text:p>οἱ…ἀδελφοί</text:p>
          </table:table-cell>
          <table:table-cell office:value-type="string" calcext:value-type="string">
            <text:p>Il s’agit d’un commandement ou d’une instruction à tous les chrétiens de Philippes. Utilisez la forme la plus naturelle de votre langue pour donner des instructions à un groupe de personnes. (Pour plus d’information, voir : [[rc://fr/ta/man/translate/figs-yousingula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z65a</text:p>
          </table:table-cell>
          <table:table-cell table:formula="of:=COM.MICROSOFT.CONCAT([.A254]; &quot;_&quot;;[.B254];&quot;_&quot;;[.C254];&quot;_&quot;;[.D254])" office:value-type="string" office:string-value="PHP_4_21_z65a" calcext:value-type="string">
            <text:p>PHP_4_21_z65a</text:p>
          </table:table-cell>
          <table:table-cell office:value-type="string" calcext:value-type="string">
            <text:p>ἀδελφοί</text:p>
          </table:table-cell>
          <table:table-cell office:value-type="string" calcext:value-type="string">
            <text:p>Voyez comment vous avez traduit le mot **frères** dans [Philippiens 1:12](../01/12.md). Paul utilise ici le terme **frères** au sens figuré pour désigner toute personne qui est un compagnon croyant en Jésus. Si ce n’est pas clair dans votre langue, vous pouvez l’exprimer clairement. Traduction alternative, “Mes compagnons croyants ici” (Pour plus d’information, voir : [[rc://fr/ta/man/translate/figs-metaphor]])</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rg96</text:p>
          </table:table-cell>
          <table:table-cell table:formula="of:=COM.MICROSOFT.CONCAT([.A255]; &quot;_&quot;;[.B255];&quot;_&quot;;[.C255];&quot;_&quot;;[.D255])" office:value-type="string" office:string-value="PHP_4_22_rg96" calcext:value-type="string">
            <text:p>PHP_4_22_rg96</text:p>
          </table:table-cell>
          <table:table-cell office:value-type="string" calcext:value-type="string">
            <text:p>μάλιστα…οἱ ἐκ τῆς Καίσαρος οἰκίας</text:p>
          </table:table-cell>
          <table:table-cell office:value-type="string" calcext:value-type="string">
            <text:p>L’expression **la maison de César** fait référence aux serviteurs qui travaillaient dans le palais de César. (Pour plus d’information, voir : [[rc://fr/ta/man/translate/translate-unknown]])</text:p>
          </table:table-cell>
        </table:table-row>
        <table:table-row table:style-name="ro1">
          <table:table-cell office:value-type="string" calcext:value-type="string">
            <text:p>PHP</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a3f8</text:p>
          </table:table-cell>
          <table:table-cell table:formula="of:=COM.MICROSOFT.CONCAT([.A256]; &quot;_&quot;;[.B256];&quot;_&quot;;[.C256];&quot;_&quot;;[.D256])" office:value-type="string" office:string-value="PHP_4_23_a3f8" calcext:value-type="string">
            <text:p>PHP_4_23_a3f8</text:p>
          </table:table-cell>
          <table:table-cell office:value-type="string" calcext:value-type="string">
            <text:p>μετὰ τοῦ πνεύματος ὑμῶν</text:p>
          </table:table-cell>
          <table:table-cell office:value-type="string" calcext:value-type="string">
            <text:p>Paul décrit figurativement les chrétiens de Philippes comme des personnes complètes en se référant à leur **esprit**. Traduction alternative : “soit avec votre esprit” (Pour plus d’information, voir : rc://fr/ta/man/translate/figs-synecdoch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9-18T17:36:21.195396339</dc:date>
    <meta:editing-duration>PT3M18S</meta:editing-duration>
    <meta:editing-cycles>1</meta:editing-cycles>
    <meta:document-statistic meta:table-count="1" meta:cell-count="1767" meta:object-count="0"/>
    <meta:generator>LibreOffice/6.4.7.2$Linux_X86_64 LibreOffice_project/40$Build-2</meta:generator>
  </office:meta>
</office:document-meta>
</file>